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>
      <style:table-cell-properties fo:border="thin solid #000000"/>
    </style:style>
    <style:style style:name="ce3" style:family="table-cell" style:parent-style-name="Default" style:data-style-name="N14">
      <style:table-cell-properties fo:border="thin solid #000000"/>
    </style:style>
    <style:style style:name="ce4" style:family="table-cell" style:parent-style-name="Default" style:data-style-name="N0">
      <style:table-cell-properties fo:border="thin solid #000000" fo:background-color="transparent"/>
    </style:style>
    <style:style style:name="ce5" style:family="table-cell" style:parent-style-name="Default" style:data-style-name="N0">
      <style:table-cell-properties fo:border="thin solid #000000" fo:background-color="transparent"/>
    </style:style>
    <style:style style:name="ce6" style:family="table-cell" style:parent-style-name="Default" style:data-style-name="N3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order="thin solid #000000" fo:background-color="transparent"/>
    </style:style>
    <style:style style:name="ce8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2.66347222222222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5.27402777777778cm" style:use-optimal-column-width="true"/>
    </style:style>
    <style:style style:name="co5" style:family="table-column">
      <style:table-column-properties fo:break-before="auto" style:column-width="1.905cm" style:use-optimal-column-width="true"/>
    </style:style>
    <style:style style:name="co6" style:family="table-column">
      <style:table-column-properties fo:break-before="auto" style:column-width="2.55763888888889cm" style:use-optimal-column-width="true"/>
    </style:style>
    <style:style style:name="co7" style:family="table-column">
      <style:table-column-properties fo:break-before="auto" style:column-width="2.80458333333333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Worksheet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3" table:number-columns-repeated="16368" table:default-cell-style-name="ce1"/>
        <table:table-row table:style-name="ro1">
          <table:table-cell office:value-type="string" table:number-columns-spanned="5" table:number-rows-spanned="1" table:style-name="ce5">
            <text:p>旅館名稱</text:p>
          </table:table-cell>
          <table:covered-table-cell table:number-columns-repeated="4"/>
          <table:table-cell office:value-type="string" table:style-name="ce7">
            <text:p>Hotel</text:p>
          </table:table-cell>
          <table:table-cell office:value-type="string" table:style-name="ce7">
            <text:p>Area</text:p>
          </table:table-cell>
          <table:table-cell office:value-type="string" table:style-name="ce8">
            <text:p>Room</text:p>
          </table:table-cell>
          <table:table-cell office:value-type="string" table:number-columns-spanned="2" table:number-rows-spanned="1" table:style-name="ce5">
            <text:p>Demand</text:p>
          </table:table-cell>
          <table:covered-table-cell/>
          <table:table-cell office:value-type="string" table:style-name="ce8">
            <text:p>Occupancy</text:p>
          </table:table-cell>
          <table:table-cell office:value-type="string" table:number-columns-spanned="2" table:number-rows-spanned="1" table:style-name="ce5">
            <text:p>ADR</text:p>
          </table:table-cell>
          <table:covered-table-cell/>
          <table:table-cell office:value-type="string" table:style-name="ce8">
            <text:p>Room_Revenue</text:p>
          </table:table-cell>
          <table:table-cell office:value-type="string" table:style-name="ce8">
            <text:p>F&amp;B_Revenue</text:p>
          </table:table-cell>
          <table:table-cell office:value-type="string" table:style-name="ce8">
            <text:p>Total_Revenue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圓山大飯店</text:p>
          </table:table-cell>
          <table:covered-table-cell table:number-columns-repeated="4"/>
          <table:table-cell office:value-type="string" office:string-value="圓山大飯店" table:formula="of:=SUBSTITUTE([.A2]; &quot;*&quot;; &quot;&quot;)" table:style-name="ce4">
            <text:p>圓山大飯店</text:p>
          </table:table-cell>
          <table:table-cell office:value-type="string" table:style-name="ce4">
            <text:p>Taipei</text:p>
          </table:table-cell>
          <table:table-cell office:value-type="float" office:value="500" table:style-name="ce2">
            <text:p>500</text:p>
          </table:table-cell>
          <table:table-cell office:value-type="float" office:value="12315" table:number-columns-spanned="2" table:number-rows-spanned="1" table:style-name="ce6">
            <text:p>12,315</text:p>
          </table:table-cell>
          <table:covered-table-cell/>
          <table:table-cell office:value-type="percentage" office:value="0.82099999999999995" table:style-name="ce3">
            <text:p>82.10%</text:p>
          </table:table-cell>
          <table:table-cell office:value-type="float" office:value="3846.3758830694269" table:number-columns-spanned="2" table:number-rows-spanned="1" table:style-name="ce6">
            <text:p>3,846</text:p>
          </table:table-cell>
          <table:covered-table-cell/>
          <table:table-cell office:value-type="float" office:value="47368119" table:style-name="ce2">
            <text:p>47,368,119</text:p>
          </table:table-cell>
          <table:table-cell office:value-type="float" office:value="66249800" table:style-name="ce2">
            <text:p>66,249,800</text:p>
          </table:table-cell>
          <table:table-cell office:value-type="float" office:value="129002865" table:style-name="ce2">
            <text:p>129,002,86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國賓大飯店</text:p>
          </table:table-cell>
          <table:covered-table-cell table:number-columns-repeated="4"/>
          <table:table-cell office:value-type="string" office:string-value="國賓大飯店" table:formula="of:=SUBSTITUTE([.A3]; &quot;*&quot;; &quot;&quot;)" table:style-name="ce7">
            <text:p>國賓大飯店</text:p>
          </table:table-cell>
          <table:table-cell office:value-type="string" table:style-name="ce7">
            <text:p>Taipei</text:p>
          </table:table-cell>
          <table:table-cell office:value-type="float" office:value="316" table:style-name="ce2">
            <text:p>316</text:p>
          </table:table-cell>
          <table:table-cell office:value-type="float" office:value="8978" table:number-columns-spanned="2" table:number-rows-spanned="1" table:style-name="ce6">
            <text:p>8,978</text:p>
          </table:table-cell>
          <table:covered-table-cell/>
          <table:table-cell office:value-type="percentage" office:value="0.94704641350210972" table:style-name="ce3">
            <text:p>94.70%</text:p>
          </table:table-cell>
          <table:table-cell office:value-type="float" office:value="4020.9705947872581" table:number-columns-spanned="2" table:number-rows-spanned="1" table:style-name="ce6">
            <text:p>4,021</text:p>
          </table:table-cell>
          <table:covered-table-cell/>
          <table:table-cell office:value-type="float" office:value="36100274" table:style-name="ce2">
            <text:p>36,100,274</text:p>
          </table:table-cell>
          <table:table-cell office:value-type="float" office:value="87329524" table:style-name="ce2">
            <text:p>87,329,524</text:p>
          </table:table-cell>
          <table:table-cell office:value-type="float" office:value="131397386" table:style-name="ce2">
            <text:p>131,397,38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台北華國大飯店</text:p>
          </table:table-cell>
          <table:covered-table-cell table:number-columns-repeated="4"/>
          <table:table-cell office:value-type="string" office:string-value="台北華國大飯店" table:formula="of:=SUBSTITUTE([.A4]; &quot;*&quot;; &quot;&quot;)" table:style-name="ce7">
            <text:p>台北華國大飯店</text:p>
          </table:table-cell>
          <table:table-cell office:value-type="string" table:style-name="ce7">
            <text:p>Taipei</text:p>
          </table:table-cell>
          <table:table-cell office:value-type="float" office:value="326" table:style-name="ce2">
            <text:p>326</text:p>
          </table:table-cell>
          <table:table-cell office:value-type="float" office:value="8264" table:number-columns-spanned="2" table:number-rows-spanned="1" table:style-name="ce6">
            <text:p>8,264</text:p>
          </table:table-cell>
          <table:covered-table-cell/>
          <table:table-cell office:value-type="percentage" office:value="0.84498977505112471" table:style-name="ce3">
            <text:p>84.50%</text:p>
          </table:table-cell>
          <table:table-cell office:value-type="float" office:value="3104.1782429816071" table:number-columns-spanned="2" table:number-rows-spanned="1" table:style-name="ce6">
            <text:p>3,104</text:p>
          </table:table-cell>
          <table:covered-table-cell/>
          <table:table-cell office:value-type="float" office:value="25652929" table:style-name="ce2">
            <text:p>25,652,929</text:p>
          </table:table-cell>
          <table:table-cell office:value-type="float" office:value="10356386" table:style-name="ce2">
            <text:p>10,356,386</text:p>
          </table:table-cell>
          <table:table-cell office:value-type="float" office:value="37893932" table:style-name="ce2">
            <text:p>37,893,93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華泰王子大飯店</text:p>
          </table:table-cell>
          <table:covered-table-cell table:number-columns-repeated="4"/>
          <table:table-cell office:value-type="string" office:string-value="華泰王子大飯店" table:formula="of:=SUBSTITUTE([.A5]; &quot;*&quot;; &quot;&quot;)" table:style-name="ce7">
            <text:p>華泰王子大飯店</text:p>
          </table:table-cell>
          <table:table-cell office:value-type="string" table:style-name="ce7">
            <text:p>Taipei</text:p>
          </table:table-cell>
          <table:table-cell office:value-type="float" office:value="216" table:style-name="ce2">
            <text:p>216</text:p>
          </table:table-cell>
          <table:table-cell office:value-type="float" office:value="5736" table:number-columns-spanned="2" table:number-rows-spanned="1" table:style-name="ce6">
            <text:p>5,736</text:p>
          </table:table-cell>
          <table:covered-table-cell/>
          <table:table-cell office:value-type="percentage" office:value="0.88518518518518519" table:style-name="ce3">
            <text:p>88.52%</text:p>
          </table:table-cell>
          <table:table-cell office:value-type="float" office:value="2940.2698744769868" table:number-columns-spanned="2" table:number-rows-spanned="1" table:style-name="ce6">
            <text:p>2,940</text:p>
          </table:table-cell>
          <table:covered-table-cell/>
          <table:table-cell office:value-type="float" office:value="16865388" table:style-name="ce2">
            <text:p>16,865,388</text:p>
          </table:table-cell>
          <table:table-cell office:value-type="float" office:value="10463291" table:style-name="ce2">
            <text:p>10,463,291</text:p>
          </table:table-cell>
          <table:table-cell office:value-type="float" office:value="29677232" table:style-name="ce2">
            <text:p>29,677,23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豪景大酒店</text:p>
          </table:table-cell>
          <table:covered-table-cell table:number-columns-repeated="4"/>
          <table:table-cell office:value-type="string" office:string-value="豪景大酒店" table:formula="of:=SUBSTITUTE([.A6]; &quot;*&quot;; &quot;&quot;)" table:style-name="ce7">
            <text:p>豪景大酒店</text:p>
          </table:table-cell>
          <table:table-cell office:value-type="string" table:style-name="ce7">
            <text:p>Taipei</text:p>
          </table:table-cell>
          <table:table-cell office:value-type="float" office:value="209" table:style-name="ce2">
            <text:p>209</text:p>
          </table:table-cell>
          <table:table-cell office:value-type="float" office:value="4732" table:number-columns-spanned="2" table:number-rows-spanned="1" table:style-name="ce6">
            <text:p>4,732</text:p>
          </table:table-cell>
          <table:covered-table-cell/>
          <table:table-cell office:value-type="percentage" office:value="0.75470494417862843" table:style-name="ce3">
            <text:p>75.47%</text:p>
          </table:table-cell>
          <table:table-cell office:value-type="float" office:value="2086.31910397295" table:number-columns-spanned="2" table:number-rows-spanned="1" table:style-name="ce6">
            <text:p>2,086</text:p>
          </table:table-cell>
          <table:covered-table-cell/>
          <table:table-cell office:value-type="float" office:value="9872462" table:style-name="ce2">
            <text:p>9,872,462</text:p>
          </table:table-cell>
          <table:table-cell office:value-type="float" office:value="1194972" table:style-name="ce2">
            <text:p>1,194,972</text:p>
          </table:table-cell>
          <table:table-cell office:value-type="float" office:value="11330922" table:style-name="ce2">
            <text:p>11,330,92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國王大飯店</text:p>
          </table:table-cell>
          <table:covered-table-cell table:number-columns-repeated="4"/>
          <table:table-cell office:value-type="string" office:string-value="國王大飯店" table:formula="of:=SUBSTITUTE([.A7]; &quot;*&quot;; &quot;&quot;)" table:style-name="ce7">
            <text:p>國王大飯店</text:p>
          </table:table-cell>
          <table:table-cell office:value-type="string" table:style-name="ce7">
            <text:p>Taipei</text:p>
          </table:table-cell>
          <table:table-cell office:value-type="float" office:value="97" table:style-name="ce2">
            <text:p>97</text:p>
          </table:table-cell>
          <table:table-cell office:value-type="float" office:value="2170" table:number-columns-spanned="2" table:number-rows-spanned="1" table:style-name="ce6">
            <text:p>2,170</text:p>
          </table:table-cell>
          <table:covered-table-cell/>
          <table:table-cell office:value-type="percentage" office:value="0.74570446735395191" table:style-name="ce3">
            <text:p>74.57%</text:p>
          </table:table-cell>
          <table:table-cell office:value-type="float" office:value="1522.9944700460831" table:number-columns-spanned="2" table:number-rows-spanned="1" table:style-name="ce6">
            <text:p>1,523</text:p>
          </table:table-cell>
          <table:covered-table-cell/>
          <table:table-cell office:value-type="float" office:value="3304898" table:style-name="ce2">
            <text:p>3,304,898</text:p>
          </table:table-cell>
          <table:table-cell office:value-type="float" office:value="950386" table:style-name="ce2">
            <text:p>950,386</text:p>
          </table:table-cell>
          <table:table-cell office:value-type="float" office:value="4314495" table:style-name="ce2">
            <text:p>4,314,49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台北凱撒大飯店</text:p>
          </table:table-cell>
          <table:covered-table-cell table:number-columns-repeated="4"/>
          <table:table-cell office:value-type="string" office:string-value="台北凱撒大飯店" table:formula="of:=SUBSTITUTE([.A8]; &quot;*&quot;; &quot;&quot;)" table:style-name="ce7">
            <text:p>台北凱撒大飯店</text:p>
          </table:table-cell>
          <table:table-cell office:value-type="string" table:style-name="ce7">
            <text:p>Taipei</text:p>
          </table:table-cell>
          <table:table-cell office:value-type="float" office:value="478" table:style-name="ce2">
            <text:p>478</text:p>
          </table:table-cell>
          <table:table-cell office:value-type="float" office:value="13661" table:number-columns-spanned="2" table:number-rows-spanned="1" table:style-name="ce6">
            <text:p>13,661</text:p>
          </table:table-cell>
          <table:covered-table-cell/>
          <table:table-cell office:value-type="percentage" office:value="0.95264993026499301" table:style-name="ce3">
            <text:p>95.26%</text:p>
          </table:table-cell>
          <table:table-cell office:value-type="float" office:value="3908.3367249835301" table:number-columns-spanned="2" table:number-rows-spanned="1" table:style-name="ce6">
            <text:p>3,908</text:p>
          </table:table-cell>
          <table:covered-table-cell/>
          <table:table-cell office:value-type="float" office:value="53391788" table:style-name="ce2">
            <text:p>53,391,788</text:p>
          </table:table-cell>
          <table:table-cell office:value-type="float" office:value="17362141" table:style-name="ce2">
            <text:p>17,362,141</text:p>
          </table:table-cell>
          <table:table-cell office:value-type="float" office:value="75890700" table:style-name="ce2">
            <text:p>75,890,70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康華大飯店</text:p>
          </table:table-cell>
          <table:covered-table-cell table:number-columns-repeated="4"/>
          <table:table-cell office:value-type="string" office:string-value="康華大飯店" table:formula="of:=SUBSTITUTE([.A9]; &quot;*&quot;; &quot;&quot;)" table:style-name="ce7">
            <text:p>康華大飯店</text:p>
          </table:table-cell>
          <table:table-cell office:value-type="string" table:style-name="ce7">
            <text:p>Taipei</text:p>
          </table:table-cell>
          <table:table-cell office:value-type="float" office:value="215" table:style-name="ce2">
            <text:p>215</text:p>
          </table:table-cell>
          <table:table-cell office:value-type="float" office:value="5182" table:number-columns-spanned="2" table:number-rows-spanned="1" table:style-name="ce6">
            <text:p>5,182</text:p>
          </table:table-cell>
          <table:covered-table-cell/>
          <table:table-cell office:value-type="percentage" office:value="0.80341085271317825" table:style-name="ce3">
            <text:p>80.34%</text:p>
          </table:table-cell>
          <table:table-cell office:value-type="float" office:value="2542.2109224237752" table:number-columns-spanned="2" table:number-rows-spanned="1" table:style-name="ce6">
            <text:p>2,542</text:p>
          </table:table-cell>
          <table:covered-table-cell/>
          <table:table-cell office:value-type="float" office:value="13173737" table:style-name="ce2">
            <text:p>13,173,737</text:p>
          </table:table-cell>
          <table:table-cell office:value-type="float" office:value="13340689" table:style-name="ce2">
            <text:p>13,340,689</text:p>
          </table:table-cell>
          <table:table-cell office:value-type="float" office:value="27166621" table:style-name="ce2">
            <text:p>27,166,62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兄弟大飯店</text:p>
          </table:table-cell>
          <table:covered-table-cell table:number-columns-repeated="4"/>
          <table:table-cell office:value-type="string" office:string-value="兄弟大飯店" table:formula="of:=SUBSTITUTE([.A10]; &quot;*&quot;; &quot;&quot;)" table:style-name="ce7">
            <text:p>兄弟大飯店</text:p>
          </table:table-cell>
          <table:table-cell office:value-type="string" table:style-name="ce7">
            <text:p>Taipei</text:p>
          </table:table-cell>
          <table:table-cell office:value-type="float" office:value="250" table:style-name="ce2">
            <text:p>250</text:p>
          </table:table-cell>
          <table:table-cell office:value-type="float" office:value="6269" table:number-columns-spanned="2" table:number-rows-spanned="1" table:style-name="ce6">
            <text:p>6,269</text:p>
          </table:table-cell>
          <table:covered-table-cell/>
          <table:table-cell office:value-type="percentage" office:value="0.83586666666666665" table:style-name="ce3">
            <text:p>83.59%</text:p>
          </table:table-cell>
          <table:table-cell office:value-type="float" office:value="3401.0374860424308" table:number-columns-spanned="2" table:number-rows-spanned="1" table:style-name="ce6">
            <text:p>3,401</text:p>
          </table:table-cell>
          <table:covered-table-cell/>
          <table:table-cell office:value-type="float" office:value="21321104" table:style-name="ce2">
            <text:p>21,321,104</text:p>
          </table:table-cell>
          <table:table-cell office:value-type="float" office:value="40567714" table:style-name="ce2">
            <text:p>40,567,714</text:p>
          </table:table-cell>
          <table:table-cell office:value-type="float" office:value="66890993" table:style-name="ce2">
            <text:p>66,890,99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三德大飯店</text:p>
          </table:table-cell>
          <table:covered-table-cell table:number-columns-repeated="4"/>
          <table:table-cell office:value-type="string" office:string-value="三德大飯店" table:formula="of:=SUBSTITUTE([.A11]; &quot;*&quot;; &quot;&quot;)" table:style-name="ce7">
            <text:p>三德大飯店</text:p>
          </table:table-cell>
          <table:table-cell office:value-type="string" table:style-name="ce7">
            <text:p>Taipei</text:p>
          </table:table-cell>
          <table:table-cell office:value-type="float" office:value="287" table:style-name="ce2">
            <text:p>287</text:p>
          </table:table-cell>
          <table:table-cell office:value-type="float" office:value="3684" table:number-columns-spanned="2" table:number-rows-spanned="1" table:style-name="ce6">
            <text:p>3,684</text:p>
          </table:table-cell>
          <table:covered-table-cell/>
          <table:table-cell office:value-type="percentage" office:value="0.42787456445993027" table:style-name="ce3">
            <text:p>42.79%</text:p>
          </table:table-cell>
          <table:table-cell office:value-type="float" office:value="2008.0711183496201" table:number-columns-spanned="2" table:number-rows-spanned="1" table:style-name="ce6">
            <text:p>2,008</text:p>
          </table:table-cell>
          <table:covered-table-cell/>
          <table:table-cell office:value-type="float" office:value="7397734" table:style-name="ce2">
            <text:p>7,397,734</text:p>
          </table:table-cell>
          <table:table-cell office:value-type="float" office:value="692215" table:style-name="ce2">
            <text:p>692,215</text:p>
          </table:table-cell>
          <table:table-cell office:value-type="float" office:value="8622163" table:style-name="ce2">
            <text:p>8,622,16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亞都麗緻大飯店</text:p>
          </table:table-cell>
          <table:covered-table-cell table:number-columns-repeated="4"/>
          <table:table-cell office:value-type="string" office:string-value="亞都麗緻大飯店" table:formula="of:=SUBSTITUTE([.A12]; &quot;*&quot;; &quot;&quot;)" table:style-name="ce7">
            <text:p>亞都麗緻大飯店</text:p>
          </table:table-cell>
          <table:table-cell office:value-type="string" table:style-name="ce7">
            <text:p>Taipei</text:p>
          </table:table-cell>
          <table:table-cell office:value-type="float" office:value="209" table:style-name="ce2">
            <text:p>209</text:p>
          </table:table-cell>
          <table:table-cell office:value-type="float" office:value="5535" table:number-columns-spanned="2" table:number-rows-spanned="1" table:style-name="ce6">
            <text:p>5,535</text:p>
          </table:table-cell>
          <table:covered-table-cell/>
          <table:table-cell office:value-type="percentage" office:value="0.88277511961722488" table:style-name="ce3">
            <text:p>88.28%</text:p>
          </table:table-cell>
          <table:table-cell office:value-type="float" office:value="4219.4177055103883" table:number-columns-spanned="2" table:number-rows-spanned="1" table:style-name="ce6">
            <text:p>4,219</text:p>
          </table:table-cell>
          <table:covered-table-cell/>
          <table:table-cell office:value-type="float" office:value="23354477" table:style-name="ce2">
            <text:p>23,354,477</text:p>
          </table:table-cell>
          <table:table-cell office:value-type="float" office:value="14079187" table:style-name="ce2">
            <text:p>14,079,187</text:p>
          </table:table-cell>
          <table:table-cell office:value-type="float" office:value="42435408" table:style-name="ce2">
            <text:p>42,435,40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國聯大飯店</text:p>
          </table:table-cell>
          <table:covered-table-cell table:number-columns-repeated="4"/>
          <table:table-cell office:value-type="string" office:string-value="國聯大飯店" table:formula="of:=SUBSTITUTE([.A13]; &quot;*&quot;; &quot;&quot;)" table:style-name="ce7">
            <text:p>國聯大飯店</text:p>
          </table:table-cell>
          <table:table-cell office:value-type="string" table:style-name="ce7">
            <text:p>Taipei</text:p>
          </table:table-cell>
          <table:table-cell office:value-type="float" office:value="243" table:style-name="ce2">
            <text:p>243</text:p>
          </table:table-cell>
          <table:table-cell office:value-type="float" office:value="5110" table:number-columns-spanned="2" table:number-rows-spanned="1" table:style-name="ce6">
            <text:p>5,110</text:p>
          </table:table-cell>
          <table:covered-table-cell/>
          <table:table-cell office:value-type="percentage" office:value="0.70096021947873799" table:style-name="ce3">
            <text:p>70.10%</text:p>
          </table:table-cell>
          <table:table-cell office:value-type="float" office:value="2374.027788649707" table:number-columns-spanned="2" table:number-rows-spanned="1" table:style-name="ce6">
            <text:p>2,374</text:p>
          </table:table-cell>
          <table:covered-table-cell/>
          <table:table-cell office:value-type="float" office:value="12131282" table:style-name="ce2">
            <text:p>12,131,282</text:p>
          </table:table-cell>
          <table:table-cell office:value-type="float" office:value="1929905" table:style-name="ce2">
            <text:p>1,929,905</text:p>
          </table:table-cell>
          <table:table-cell office:value-type="float" office:value="15573253" table:style-name="ce2">
            <text:p>15,573,25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台北寒舍喜來登大飯店</text:p>
          </table:table-cell>
          <table:covered-table-cell table:number-columns-repeated="4"/>
          <table:table-cell office:value-type="string" office:string-value="台北寒舍喜來登大飯店" table:formula="of:=SUBSTITUTE([.A14]; &quot;*&quot;; &quot;&quot;)" table:style-name="ce7">
            <text:p>台北寒舍喜來登大飯店</text:p>
          </table:table-cell>
          <table:table-cell office:value-type="string" table:style-name="ce7">
            <text:p>Taipei</text:p>
          </table:table-cell>
          <table:table-cell office:value-type="float" office:value="688" table:style-name="ce2">
            <text:p>688</text:p>
          </table:table-cell>
          <table:table-cell office:value-type="float" office:value="17776" table:number-columns-spanned="2" table:number-rows-spanned="1" table:style-name="ce6">
            <text:p>17,776</text:p>
          </table:table-cell>
          <table:covered-table-cell/>
          <table:table-cell office:value-type="percentage" office:value="0.86124031007751933" table:style-name="ce3">
            <text:p>86.12%</text:p>
          </table:table-cell>
          <table:table-cell office:value-type="float" office:value="5235.396827182718" table:number-columns-spanned="2" table:number-rows-spanned="1" table:style-name="ce6">
            <text:p>5,235</text:p>
          </table:table-cell>
          <table:covered-table-cell/>
          <table:table-cell office:value-type="float" office:value="93064414" table:style-name="ce2">
            <text:p>93,064,414</text:p>
          </table:table-cell>
          <table:table-cell office:value-type="float" office:value="118326902" table:style-name="ce2">
            <text:p>118,326,902</text:p>
          </table:table-cell>
          <table:table-cell office:value-type="float" office:value="235210659" table:style-name="ce2">
            <text:p>235,210,65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老爺大酒店</text:p>
          </table:table-cell>
          <table:covered-table-cell table:number-columns-repeated="4"/>
          <table:table-cell office:value-type="string" office:string-value="老爺大酒店" table:formula="of:=SUBSTITUTE([.A15]; &quot;*&quot;; &quot;&quot;)" table:style-name="ce7">
            <text:p>老爺大酒店</text:p>
          </table:table-cell>
          <table:table-cell office:value-type="string" table:style-name="ce7">
            <text:p>Taipei</text:p>
          </table:table-cell>
          <table:table-cell office:value-type="float" office:value="202" table:style-name="ce2">
            <text:p>202</text:p>
          </table:table-cell>
          <table:table-cell office:value-type="float" office:value="5809" table:number-columns-spanned="2" table:number-rows-spanned="1" table:style-name="ce6">
            <text:p>5,809</text:p>
          </table:table-cell>
          <table:covered-table-cell/>
          <table:table-cell office:value-type="percentage" office:value="0.95858085808580862" table:style-name="ce3">
            <text:p>95.86%</text:p>
          </table:table-cell>
          <table:table-cell office:value-type="float" office:value="5220.1022551213637" table:number-columns-spanned="2" table:number-rows-spanned="1" table:style-name="ce6">
            <text:p>5,220</text:p>
          </table:table-cell>
          <table:covered-table-cell/>
          <table:table-cell office:value-type="float" office:value="30323574" table:style-name="ce2">
            <text:p>30,323,574</text:p>
          </table:table-cell>
          <table:table-cell office:value-type="float" office:value="26326859" table:style-name="ce2">
            <text:p>26,326,859</text:p>
          </table:table-cell>
          <table:table-cell office:value-type="float" office:value="63468953" table:style-name="ce2">
            <text:p>63,468,95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福華大飯店</text:p>
          </table:table-cell>
          <table:covered-table-cell table:number-columns-repeated="4"/>
          <table:table-cell office:value-type="string" office:string-value="福華大飯店" table:formula="of:=SUBSTITUTE([.A16]; &quot;*&quot;; &quot;&quot;)" table:style-name="ce7">
            <text:p>福華大飯店</text:p>
          </table:table-cell>
          <table:table-cell office:value-type="string" table:style-name="ce7">
            <text:p>Taipei</text:p>
          </table:table-cell>
          <table:table-cell office:value-type="float" office:value="606" table:style-name="ce2">
            <text:p>606</text:p>
          </table:table-cell>
          <table:table-cell office:value-type="float" office:value="14819" table:number-columns-spanned="2" table:number-rows-spanned="1" table:style-name="ce6">
            <text:p>14,819</text:p>
          </table:table-cell>
          <table:covered-table-cell/>
          <table:table-cell office:value-type="percentage" office:value="0.81512651265126512" table:style-name="ce3">
            <text:p>81.51%</text:p>
          </table:table-cell>
          <table:table-cell office:value-type="float" office:value="3964.9099129495921" table:number-columns-spanned="2" table:number-rows-spanned="1" table:style-name="ce6">
            <text:p>3,965</text:p>
          </table:table-cell>
          <table:covered-table-cell/>
          <table:table-cell office:value-type="float" office:value="58756000" table:style-name="ce2">
            <text:p>58,756,000</text:p>
          </table:table-cell>
          <table:table-cell office:value-type="float" office:value="48882000" table:style-name="ce2">
            <text:p>48,882,000</text:p>
          </table:table-cell>
          <table:table-cell office:value-type="float" office:value="127475000" table:style-name="ce2">
            <text:p>127,475,00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台北君悅酒店</text:p>
          </table:table-cell>
          <table:covered-table-cell table:number-columns-repeated="4"/>
          <table:table-cell office:value-type="string" office:string-value="台北君悅酒店" table:formula="of:=SUBSTITUTE([.A17]; &quot;*&quot;; &quot;&quot;)" table:style-name="ce7">
            <text:p>台北君悅酒店</text:p>
          </table:table-cell>
          <table:table-cell office:value-type="string" table:style-name="ce7">
            <text:p>Taipei</text:p>
          </table:table-cell>
          <table:table-cell office:value-type="float" office:value="850" table:style-name="ce2">
            <text:p>850</text:p>
          </table:table-cell>
          <table:table-cell office:value-type="float" office:value="22769" table:number-columns-spanned="2" table:number-rows-spanned="1" table:style-name="ce6">
            <text:p>22,769</text:p>
          </table:table-cell>
          <table:covered-table-cell/>
          <table:table-cell office:value-type="percentage" office:value="0.89290196078431372" table:style-name="ce3">
            <text:p>89.29%</text:p>
          </table:table-cell>
          <table:table-cell office:value-type="float" office:value="6468.0826562431384" table:number-columns-spanned="2" table:number-rows-spanned="1" table:style-name="ce6">
            <text:p>6,468</text:p>
          </table:table-cell>
          <table:covered-table-cell/>
          <table:table-cell office:value-type="float" office:value="147271774" table:style-name="ce2">
            <text:p>147,271,774</text:p>
          </table:table-cell>
          <table:table-cell office:value-type="float" office:value="119484883" table:style-name="ce2">
            <text:p>119,484,883</text:p>
          </table:table-cell>
          <table:table-cell office:value-type="float" office:value="298525102" table:style-name="ce2">
            <text:p>298,525,10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西華大飯店</text:p>
          </table:table-cell>
          <table:covered-table-cell table:number-columns-repeated="4"/>
          <table:table-cell office:value-type="string" office:string-value="西華大飯店" table:formula="of:=SUBSTITUTE([.A18]; &quot;*&quot;; &quot;&quot;)" table:style-name="ce7">
            <text:p>西華大飯店</text:p>
          </table:table-cell>
          <table:table-cell office:value-type="string" table:style-name="ce7">
            <text:p>Taipei</text:p>
          </table:table-cell>
          <table:table-cell office:value-type="float" office:value="343" table:style-name="ce2">
            <text:p>343</text:p>
          </table:table-cell>
          <table:table-cell office:value-type="float" office:value="9141" table:number-columns-spanned="2" table:number-rows-spanned="1" table:style-name="ce6">
            <text:p>9,141</text:p>
          </table:table-cell>
          <table:covered-table-cell/>
          <table:table-cell office:value-type="percentage" office:value="0.88833819241982503" table:style-name="ce3">
            <text:p>88.83%</text:p>
          </table:table-cell>
          <table:table-cell office:value-type="float" office:value="4495.980308500164" table:number-columns-spanned="2" table:number-rows-spanned="1" table:style-name="ce6">
            <text:p>4,496</text:p>
          </table:table-cell>
          <table:covered-table-cell/>
          <table:table-cell office:value-type="float" office:value="41097756" table:style-name="ce2">
            <text:p>41,097,756</text:p>
          </table:table-cell>
          <table:table-cell office:value-type="float" office:value="20774271" table:style-name="ce2">
            <text:p>20,774,271</text:p>
          </table:table-cell>
          <table:table-cell office:value-type="float" office:value="67760957" table:style-name="ce2">
            <text:p>67,760,95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晶華酒店</text:p>
          </table:table-cell>
          <table:covered-table-cell table:number-columns-repeated="4"/>
          <table:table-cell office:value-type="string" office:string-value="晶華酒店" table:formula="of:=SUBSTITUTE([.A19]; &quot;*&quot;; &quot;&quot;)" table:style-name="ce7">
            <text:p>晶華酒店</text:p>
          </table:table-cell>
          <table:table-cell office:value-type="string" table:style-name="ce7">
            <text:p>Taipei</text:p>
          </table:table-cell>
          <table:table-cell office:value-type="float" office:value="538" table:style-name="ce2">
            <text:p>538</text:p>
          </table:table-cell>
          <table:table-cell office:value-type="float" office:value="14625" table:number-columns-spanned="2" table:number-rows-spanned="1" table:style-name="ce6">
            <text:p>14,625</text:p>
          </table:table-cell>
          <table:covered-table-cell/>
          <table:table-cell office:value-type="percentage" office:value="0.90613382899628248" table:style-name="ce3">
            <text:p>90.61%</text:p>
          </table:table-cell>
          <table:table-cell office:value-type="float" office:value="5681.4511452991464" table:number-columns-spanned="2" table:number-rows-spanned="1" table:style-name="ce6">
            <text:p>5,681</text:p>
          </table:table-cell>
          <table:covered-table-cell/>
          <table:table-cell office:value-type="float" office:value="83091223" table:style-name="ce2">
            <text:p>83,091,223</text:p>
          </table:table-cell>
          <table:table-cell office:value-type="float" office:value="136897633" table:style-name="ce2">
            <text:p>136,897,633</text:p>
          </table:table-cell>
          <table:table-cell office:value-type="float" office:value="274440377" table:style-name="ce2">
            <text:p>274,440,37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香格里拉台北遠東國際大飯店</text:p>
          </table:table-cell>
          <table:covered-table-cell table:number-columns-repeated="4"/>
          <table:table-cell office:value-type="string" office:string-value="香格里拉台北遠東國際大飯店" table:formula="of:=SUBSTITUTE([.A20]; &quot;*&quot;; &quot;&quot;)" table:style-name="ce7">
            <text:p>香格里拉台北遠東國際大飯店</text:p>
          </table:table-cell>
          <table:table-cell office:value-type="string" table:style-name="ce7">
            <text:p>Taipei</text:p>
          </table:table-cell>
          <table:table-cell office:value-type="float" office:value="420" table:style-name="ce2">
            <text:p>420</text:p>
          </table:table-cell>
          <table:table-cell office:value-type="float" office:value="10076" table:number-columns-spanned="2" table:number-rows-spanned="1" table:style-name="ce6">
            <text:p>10,076</text:p>
          </table:table-cell>
          <table:covered-table-cell/>
          <table:table-cell office:value-type="percentage" office:value="0.79968253968253966" table:style-name="ce3">
            <text:p>79.97%</text:p>
          </table:table-cell>
          <table:table-cell office:value-type="float" office:value="6128.0913060738376" table:number-columns-spanned="2" table:number-rows-spanned="1" table:style-name="ce6">
            <text:p>6,128</text:p>
          </table:table-cell>
          <table:covered-table-cell/>
          <table:table-cell office:value-type="float" office:value="61746648" table:style-name="ce2">
            <text:p>61,746,648</text:p>
          </table:table-cell>
          <table:table-cell office:value-type="float" office:value="68602367" table:style-name="ce2">
            <text:p>68,602,367</text:p>
          </table:table-cell>
          <table:table-cell office:value-type="float" office:value="149323169" table:style-name="ce2">
            <text:p>149,323,16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神旺大飯店</text:p>
          </table:table-cell>
          <table:covered-table-cell table:number-columns-repeated="4"/>
          <table:table-cell office:value-type="string" office:string-value="神旺大飯店" table:formula="of:=SUBSTITUTE([.A21]; &quot;*&quot;; &quot;&quot;)" table:style-name="ce7">
            <text:p>神旺大飯店</text:p>
          </table:table-cell>
          <table:table-cell office:value-type="string" table:style-name="ce7">
            <text:p>Taipei</text:p>
          </table:table-cell>
          <table:table-cell office:value-type="float" office:value="268" table:style-name="ce2">
            <text:p>268</text:p>
          </table:table-cell>
          <table:table-cell office:value-type="float" office:value="7273" table:number-columns-spanned="2" table:number-rows-spanned="1" table:style-name="ce6">
            <text:p>7,273</text:p>
          </table:table-cell>
          <table:covered-table-cell/>
          <table:table-cell office:value-type="percentage" office:value="0.90460199004975128" table:style-name="ce3">
            <text:p>90.46%</text:p>
          </table:table-cell>
          <table:table-cell office:value-type="float" office:value="2247.162656400385" table:number-columns-spanned="2" table:number-rows-spanned="1" table:style-name="ce6">
            <text:p>2,247</text:p>
          </table:table-cell>
          <table:covered-table-cell/>
          <table:table-cell office:value-type="float" office:value="16343614" table:style-name="ce2">
            <text:p>16,343,614</text:p>
          </table:table-cell>
          <table:table-cell office:value-type="float" office:value="28358942" table:style-name="ce2">
            <text:p>28,358,942</text:p>
          </table:table-cell>
          <table:table-cell office:value-type="float" office:value="48199568" table:style-name="ce2">
            <text:p>48,199,56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美麗信花園酒店</text:p>
          </table:table-cell>
          <table:covered-table-cell table:number-columns-repeated="4"/>
          <table:table-cell office:value-type="string" office:string-value="美麗信花園酒店" table:formula="of:=SUBSTITUTE([.A22]; &quot;*&quot;; &quot;&quot;)" table:style-name="ce7">
            <text:p>美麗信花園酒店</text:p>
          </table:table-cell>
          <table:table-cell office:value-type="string" table:style-name="ce7">
            <text:p>Taipei</text:p>
          </table:table-cell>
          <table:table-cell office:value-type="float" office:value="203" table:style-name="ce2">
            <text:p>203</text:p>
          </table:table-cell>
          <table:table-cell office:value-type="float" office:value="5485" table:number-columns-spanned="2" table:number-rows-spanned="1" table:style-name="ce6">
            <text:p>5,485</text:p>
          </table:table-cell>
          <table:covered-table-cell/>
          <table:table-cell office:value-type="percentage" office:value="0.90065681444991785" table:style-name="ce3">
            <text:p>90.07%</text:p>
          </table:table-cell>
          <table:table-cell office:value-type="float" office:value="2319.4689152233359" table:number-columns-spanned="2" table:number-rows-spanned="1" table:style-name="ce6">
            <text:p>2,319</text:p>
          </table:table-cell>
          <table:covered-table-cell/>
          <table:table-cell office:value-type="float" office:value="12722287" table:style-name="ce2">
            <text:p>12,722,287</text:p>
          </table:table-cell>
          <table:table-cell office:value-type="float" office:value="7522839" table:style-name="ce2">
            <text:p>7,522,839</text:p>
          </table:table-cell>
          <table:table-cell office:value-type="float" office:value="26819470" table:style-name="ce2">
            <text:p>26,819,47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台北寒舍艾美酒店</text:p>
          </table:table-cell>
          <table:covered-table-cell table:number-columns-repeated="4"/>
          <table:table-cell office:value-type="string" office:string-value="台北寒舍艾美酒店" table:formula="of:=SUBSTITUTE([.A23]; &quot;*&quot;; &quot;&quot;)" table:style-name="ce7">
            <text:p>台北寒舍艾美酒店</text:p>
          </table:table-cell>
          <table:table-cell office:value-type="string" table:style-name="ce7">
            <text:p>Taipei</text:p>
          </table:table-cell>
          <table:table-cell office:value-type="float" office:value="160" table:style-name="ce2">
            <text:p>160</text:p>
          </table:table-cell>
          <table:table-cell office:value-type="float" office:value="4360" table:number-columns-spanned="2" table:number-rows-spanned="1" table:style-name="ce6">
            <text:p>4,360</text:p>
          </table:table-cell>
          <table:covered-table-cell/>
          <table:table-cell office:value-type="percentage" office:value="0.90833333333333333" table:style-name="ce3">
            <text:p>90.83%</text:p>
          </table:table-cell>
          <table:table-cell office:value-type="float" office:value="9156.2951834862379" table:number-columns-spanned="2" table:number-rows-spanned="1" table:style-name="ce6">
            <text:p>9,156</text:p>
          </table:table-cell>
          <table:covered-table-cell/>
          <table:table-cell office:value-type="float" office:value="39921447" table:style-name="ce2">
            <text:p>39,921,447</text:p>
          </table:table-cell>
          <table:table-cell office:value-type="float" office:value="69169968" table:style-name="ce2">
            <text:p>69,169,968</text:p>
          </table:table-cell>
          <table:table-cell office:value-type="float" office:value="125613064" table:style-name="ce2">
            <text:p>125,613,06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台北W飯店</text:p>
          </table:table-cell>
          <table:covered-table-cell table:number-columns-repeated="4"/>
          <table:table-cell office:value-type="string" office:string-value="台北W飯店" table:formula="of:=SUBSTITUTE([.A24]; &quot;*&quot;; &quot;&quot;)" table:style-name="ce7">
            <text:p>台北W飯店</text:p>
          </table:table-cell>
          <table:table-cell office:value-type="string" table:style-name="ce7">
            <text:p>Taipei</text:p>
          </table:table-cell>
          <table:table-cell office:value-type="float" office:value="405" table:style-name="ce2">
            <text:p>405</text:p>
          </table:table-cell>
          <table:table-cell office:value-type="float" office:value="11074" table:number-columns-spanned="2" table:number-rows-spanned="1" table:style-name="ce6">
            <text:p>11,074</text:p>
          </table:table-cell>
          <table:covered-table-cell/>
          <table:table-cell office:value-type="percentage" office:value="0.91144032921810703" table:style-name="ce3">
            <text:p>91.14%</text:p>
          </table:table-cell>
          <table:table-cell office:value-type="float" office:value="8921.373487448076" table:number-columns-spanned="2" table:number-rows-spanned="1" table:style-name="ce6">
            <text:p>8,921</text:p>
          </table:table-cell>
          <table:covered-table-cell/>
          <table:table-cell office:value-type="float" office:value="98795290" table:style-name="ce2">
            <text:p>98,795,290</text:p>
          </table:table-cell>
          <table:table-cell office:value-type="float" office:value="62894435" table:style-name="ce2">
            <text:p>62,894,435</text:p>
          </table:table-cell>
          <table:table-cell office:value-type="float" office:value="181867020" table:style-name="ce2">
            <text:p>181,867,02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台北萬豪酒店</text:p>
          </table:table-cell>
          <table:covered-table-cell table:number-columns-repeated="4"/>
          <table:table-cell office:value-type="string" office:string-value="台北萬豪酒店" table:formula="of:=SUBSTITUTE([.A25]; &quot;*&quot;; &quot;&quot;)" table:style-name="ce7">
            <text:p>台北萬豪酒店</text:p>
          </table:table-cell>
          <table:table-cell office:value-type="string" table:style-name="ce7">
            <text:p>Taipei</text:p>
          </table:table-cell>
          <table:table-cell office:value-type="float" office:value="318" table:style-name="ce2">
            <text:p>318</text:p>
          </table:table-cell>
          <table:table-cell office:value-type="float" office:value="9288" table:number-columns-spanned="2" table:number-rows-spanned="1" table:style-name="ce6">
            <text:p>9,288</text:p>
          </table:table-cell>
          <table:covered-table-cell/>
          <table:table-cell office:value-type="percentage" office:value="0.97358490566037736" table:style-name="ce3">
            <text:p>97.36%</text:p>
          </table:table-cell>
          <table:table-cell office:value-type="float" office:value="6071.8674633936262" table:number-columns-spanned="2" table:number-rows-spanned="1" table:style-name="ce6">
            <text:p>6,072</text:p>
          </table:table-cell>
          <table:covered-table-cell/>
          <table:table-cell office:value-type="float" office:value="56395505" table:style-name="ce2">
            <text:p>56,395,505</text:p>
          </table:table-cell>
          <table:table-cell office:value-type="float" office:value="81186247" table:style-name="ce2">
            <text:p>81,186,247</text:p>
          </table:table-cell>
          <table:table-cell office:value-type="float" office:value="180005322" table:style-name="ce2">
            <text:p>180,005,32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台北美福大飯店</text:p>
          </table:table-cell>
          <table:covered-table-cell table:number-columns-repeated="4"/>
          <table:table-cell office:value-type="string" office:string-value="台北美福大飯店" table:formula="of:=SUBSTITUTE([.A26]; &quot;*&quot;; &quot;&quot;)" table:style-name="ce7">
            <text:p>台北美福大飯店</text:p>
          </table:table-cell>
          <table:table-cell office:value-type="string" table:style-name="ce7">
            <text:p>Taipei</text:p>
          </table:table-cell>
          <table:table-cell office:value-type="float" office:value="146" table:style-name="ce2">
            <text:p>146</text:p>
          </table:table-cell>
          <table:table-cell office:value-type="float" office:value="3231" table:number-columns-spanned="2" table:number-rows-spanned="1" table:style-name="ce6">
            <text:p>3,231</text:p>
          </table:table-cell>
          <table:covered-table-cell/>
          <table:table-cell office:value-type="percentage" office:value="0.73767123287671232" table:style-name="ce3">
            <text:p>73.77%</text:p>
          </table:table-cell>
          <table:table-cell office:value-type="float" office:value="6538.9888579387189" table:number-columns-spanned="2" table:number-rows-spanned="1" table:style-name="ce6">
            <text:p>6,539</text:p>
          </table:table-cell>
          <table:covered-table-cell/>
          <table:table-cell office:value-type="float" office:value="21127473" table:style-name="ce2">
            <text:p>21,127,473</text:p>
          </table:table-cell>
          <table:table-cell office:value-type="float" office:value="59729744" table:style-name="ce2">
            <text:p>59,729,744</text:p>
          </table:table-cell>
          <table:table-cell office:value-type="float" office:value="87061643" table:style-name="ce2">
            <text:p>87,061,64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*亞士都飯店</text:p>
          </table:table-cell>
          <table:covered-table-cell table:number-columns-repeated="4"/>
          <table:table-cell office:value-type="string" office:string-value="亞士都飯店" table:formula="of:=SUBSTITUTE([.A27]; &quot;*&quot;; &quot;&quot;)" table:style-name="ce7">
            <text:p>亞士都飯店</text:p>
          </table:table-cell>
          <table:table-cell office:value-type="string" table:style-name="ce7">
            <text:p>Taipei</text:p>
          </table:table-cell>
          <table:table-cell office:value-type="float" office:value="40" table:style-name="ce2">
            <text:p>40</text:p>
          </table:table-cell>
          <table:table-cell office:value-type="float" office:value="597" table:number-columns-spanned="2" table:number-rows-spanned="1" table:style-name="ce6">
            <text:p>597</text:p>
          </table:table-cell>
          <table:covered-table-cell/>
          <table:table-cell office:value-type="percentage" office:value="0.4975" table:style-name="ce3">
            <text:p>49.75%</text:p>
          </table:table-cell>
          <table:table-cell office:value-type="float" office:value="2231.370184254607" table:number-columns-spanned="2" table:number-rows-spanned="1" table:style-name="ce6">
            <text:p>2,231</text:p>
          </table:table-cell>
          <table:covered-table-cell/>
          <table:table-cell office:value-type="float" office:value="1332128" table:style-name="ce2">
            <text:p>1,332,128</text:p>
          </table:table-cell>
          <table:table-cell office:value-type="float" office:value="0" table:style-name="ce2">
            <text:p>0</text:p>
          </table:table-cell>
          <table:table-cell office:value-type="float" office:value="1332128" table:style-name="ce2">
            <text:p>1,332,12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*天成大飯店</text:p>
          </table:table-cell>
          <table:covered-table-cell table:number-columns-repeated="4"/>
          <table:table-cell office:value-type="string" office:string-value="天成大飯店" table:formula="of:=SUBSTITUTE([.A28]; &quot;*&quot;; &quot;&quot;)" table:style-name="ce7">
            <text:p>天成大飯店</text:p>
          </table:table-cell>
          <table:table-cell office:value-type="string" table:style-name="ce7">
            <text:p>Taipei</text:p>
          </table:table-cell>
          <table:table-cell office:value-type="float" office:value="225" table:style-name="ce2">
            <text:p>225</text:p>
          </table:table-cell>
          <table:table-cell office:value-type="float" office:value="6643" table:number-columns-spanned="2" table:number-rows-spanned="1" table:style-name="ce6">
            <text:p>6,643</text:p>
          </table:table-cell>
          <table:covered-table-cell/>
          <table:table-cell office:value-type="percentage" office:value="0.98414814814814811" table:style-name="ce3">
            <text:p>98.41%</text:p>
          </table:table-cell>
          <table:table-cell office:value-type="float" office:value="3213.675447839832" table:number-columns-spanned="2" table:number-rows-spanned="1" table:style-name="ce6">
            <text:p>3,214</text:p>
          </table:table-cell>
          <table:covered-table-cell/>
          <table:table-cell office:value-type="float" office:value="21348446" table:style-name="ce2">
            <text:p>21,348,446</text:p>
          </table:table-cell>
          <table:table-cell office:value-type="float" office:value="24679575" table:style-name="ce2">
            <text:p>24,679,575</text:p>
          </table:table-cell>
          <table:table-cell office:value-type="float" office:value="48786819" table:style-name="ce2">
            <text:p>48,786,81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*六福客棧</text:p>
          </table:table-cell>
          <table:covered-table-cell table:number-columns-repeated="4"/>
          <table:table-cell office:value-type="string" office:string-value="六福客棧" table:formula="of:=SUBSTITUTE([.A29]; &quot;*&quot;; &quot;&quot;)" table:style-name="ce7">
            <text:p>六福客棧</text:p>
          </table:table-cell>
          <table:table-cell office:value-type="string" table:style-name="ce7">
            <text:p>Taipei</text:p>
          </table:table-cell>
          <table:table-cell office:value-type="float" office:value="230" table:style-name="ce2">
            <text:p>230</text:p>
          </table:table-cell>
          <table:table-cell office:value-type="float" office:value="5795" table:number-columns-spanned="2" table:number-rows-spanned="1" table:style-name="ce6">
            <text:p>5,795</text:p>
          </table:table-cell>
          <table:covered-table-cell/>
          <table:table-cell office:value-type="percentage" office:value="0.83985507246376812" table:style-name="ce3">
            <text:p>83.99%</text:p>
          </table:table-cell>
          <table:table-cell office:value-type="float" office:value="1399.3232096635029" table:number-columns-spanned="2" table:number-rows-spanned="1" table:style-name="ce6">
            <text:p>1,399</text:p>
          </table:table-cell>
          <table:covered-table-cell/>
          <table:table-cell office:value-type="float" office:value="8109078" table:style-name="ce2">
            <text:p>8,109,078</text:p>
          </table:table-cell>
          <table:table-cell office:value-type="float" office:value="7917960" table:style-name="ce2">
            <text:p>7,917,960</text:p>
          </table:table-cell>
          <table:table-cell office:value-type="float" office:value="16481851" table:style-name="ce2">
            <text:p>16,481,85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*第一大飯店</text:p>
          </table:table-cell>
          <table:covered-table-cell table:number-columns-repeated="4"/>
          <table:table-cell office:value-type="string" office:string-value="第一大飯店" table:formula="of:=SUBSTITUTE([.A30]; &quot;*&quot;; &quot;&quot;)" table:style-name="ce7">
            <text:p>第一大飯店</text:p>
          </table:table-cell>
          <table:table-cell office:value-type="string" table:style-name="ce7">
            <text:p>Taipei</text:p>
          </table:table-cell>
          <table:table-cell office:value-type="float" office:value="176" table:style-name="ce2">
            <text:p>176</text:p>
          </table:table-cell>
          <table:table-cell office:value-type="float" office:value="3970" table:number-columns-spanned="2" table:number-rows-spanned="1" table:style-name="ce6">
            <text:p>3,970</text:p>
          </table:table-cell>
          <table:covered-table-cell/>
          <table:table-cell office:value-type="percentage" office:value="0.75189393939393945" table:style-name="ce3">
            <text:p>75.19%</text:p>
          </table:table-cell>
          <table:table-cell office:value-type="float" office:value="1629.2715365239289" table:number-columns-spanned="2" table:number-rows-spanned="1" table:style-name="ce6">
            <text:p>1,629</text:p>
          </table:table-cell>
          <table:covered-table-cell/>
          <table:table-cell office:value-type="float" office:value="6468208" table:style-name="ce2">
            <text:p>6,468,208</text:p>
          </table:table-cell>
          <table:table-cell office:value-type="float" office:value="4632265" table:style-name="ce2">
            <text:p>4,632,265</text:p>
          </table:table-cell>
          <table:table-cell office:value-type="float" office:value="30711270" table:style-name="ce2">
            <text:p>30,711,27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*慶泰大飯店</text:p>
          </table:table-cell>
          <table:covered-table-cell table:number-columns-repeated="4"/>
          <table:table-cell office:value-type="string" office:string-value="慶泰大飯店" table:formula="of:=SUBSTITUTE([.A31]; &quot;*&quot;; &quot;&quot;)" table:style-name="ce7">
            <text:p>慶泰大飯店</text:p>
          </table:table-cell>
          <table:table-cell office:value-type="string" table:style-name="ce7">
            <text:p>Taipei</text:p>
          </table:table-cell>
          <table:table-cell office:value-type="float" office:value="150" table:style-name="ce2">
            <text:p>150</text:p>
          </table:table-cell>
          <table:table-cell office:value-type="float" office:value="3938" table:number-columns-spanned="2" table:number-rows-spanned="1" table:style-name="ce6">
            <text:p>3,938</text:p>
          </table:table-cell>
          <table:covered-table-cell/>
          <table:table-cell office:value-type="percentage" office:value="0.87511111111111106" table:style-name="ce3">
            <text:p>87.51%</text:p>
          </table:table-cell>
          <table:table-cell office:value-type="float" office:value="2865.9136617572372" table:number-columns-spanned="2" table:number-rows-spanned="1" table:style-name="ce6">
            <text:p>2,866</text:p>
          </table:table-cell>
          <table:covered-table-cell/>
          <table:table-cell office:value-type="float" office:value="11285968" table:style-name="ce2">
            <text:p>11,285,968</text:p>
          </table:table-cell>
          <table:table-cell office:value-type="float" office:value="6987959" table:style-name="ce2">
            <text:p>6,987,959</text:p>
          </table:table-cell>
          <table:table-cell office:value-type="float" office:value="18816461" table:style-name="ce2">
            <text:p>18,816,46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*洛碁大飯店花華本館</text:p>
          </table:table-cell>
          <table:covered-table-cell table:number-columns-repeated="4"/>
          <table:table-cell office:value-type="string" office:string-value="洛碁大飯店花華本館" table:formula="of:=SUBSTITUTE([.A32]; &quot;*&quot;; &quot;&quot;)" table:style-name="ce7">
            <text:p>洛碁大飯店花華本館</text:p>
          </table:table-cell>
          <table:table-cell office:value-type="string" table:style-name="ce7">
            <text:p>Taipei</text:p>
          </table:table-cell>
          <table:table-cell office:value-type="float" office:value="112" table:style-name="ce2">
            <text:p>112</text:p>
          </table:table-cell>
          <table:table-cell office:value-type="float" office:value="2912" table:number-columns-spanned="2" table:number-rows-spanned="1" table:style-name="ce6">
            <text:p>2,912</text:p>
          </table:table-cell>
          <table:covered-table-cell/>
          <table:table-cell office:value-type="percentage" office:value="0.8666666666666667" table:style-name="ce3">
            <text:p>86.67%</text:p>
          </table:table-cell>
          <table:table-cell office:value-type="float" office:value="1766.75103021978" table:number-columns-spanned="2" table:number-rows-spanned="1" table:style-name="ce6">
            <text:p>1,767</text:p>
          </table:table-cell>
          <table:covered-table-cell/>
          <table:table-cell office:value-type="float" office:value="5144779" table:style-name="ce2">
            <text:p>5,144,779</text:p>
          </table:table-cell>
          <table:table-cell office:value-type="float" office:value="0" table:style-name="ce2">
            <text:p>0</text:p>
          </table:table-cell>
          <table:table-cell office:value-type="float" office:value="5144779" table:style-name="ce2">
            <text:p>5,144,77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*歐華酒店</text:p>
          </table:table-cell>
          <table:covered-table-cell table:number-columns-repeated="4"/>
          <table:table-cell office:value-type="string" office:string-value="歐華酒店" table:formula="of:=SUBSTITUTE([.A33]; &quot;*&quot;; &quot;&quot;)" table:style-name="ce7">
            <text:p>歐華酒店</text:p>
          </table:table-cell>
          <table:table-cell office:value-type="string" table:style-name="ce7">
            <text:p>Taipei</text:p>
          </table:table-cell>
          <table:table-cell office:value-type="float" office:value="112" table:style-name="ce2">
            <text:p>112</text:p>
          </table:table-cell>
          <table:table-cell office:value-type="float" office:value="2207" table:number-columns-spanned="2" table:number-rows-spanned="1" table:style-name="ce6">
            <text:p>2,207</text:p>
          </table:table-cell>
          <table:covered-table-cell/>
          <table:table-cell office:value-type="percentage" office:value="0.65684523809523809" table:style-name="ce3">
            <text:p>65.68%</text:p>
          </table:table-cell>
          <table:table-cell office:value-type="float" office:value="2920.230629814228" table:number-columns-spanned="2" table:number-rows-spanned="1" table:style-name="ce6">
            <text:p>2,920</text:p>
          </table:table-cell>
          <table:covered-table-cell/>
          <table:table-cell office:value-type="float" office:value="6444949" table:style-name="ce2">
            <text:p>6,444,949</text:p>
          </table:table-cell>
          <table:table-cell office:value-type="float" office:value="6164469" table:style-name="ce2">
            <text:p>6,164,469</text:p>
          </table:table-cell>
          <table:table-cell office:value-type="float" office:value="14050614" table:style-name="ce2">
            <text:p>14,050,61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*福容大飯店 <text:s/>台北一館</text:p>
          </table:table-cell>
          <table:covered-table-cell table:number-columns-repeated="4"/>
          <table:table-cell office:value-type="string" office:string-value="福容大飯店  台北一館" table:formula="of:=SUBSTITUTE([.A34]; &quot;*&quot;; &quot;&quot;)" table:style-name="ce7">
            <text:p>福容大飯店 <text:s/>台北一館</text:p>
          </table:table-cell>
          <table:table-cell office:value-type="string" table:style-name="ce7">
            <text:p>Taipei</text:p>
          </table:table-cell>
          <table:table-cell office:value-type="float" office:value="120" table:style-name="ce2">
            <text:p>120</text:p>
          </table:table-cell>
          <table:table-cell office:value-type="float" office:value="2439" table:number-columns-spanned="2" table:number-rows-spanned="1" table:style-name="ce6">
            <text:p>2,439</text:p>
          </table:table-cell>
          <table:covered-table-cell/>
          <table:table-cell office:value-type="percentage" office:value="0.67749999999999999" table:style-name="ce3">
            <text:p>67.75%</text:p>
          </table:table-cell>
          <table:table-cell office:value-type="float" office:value="3029.5038950389498" table:number-columns-spanned="2" table:number-rows-spanned="1" table:style-name="ce6">
            <text:p>3,030</text:p>
          </table:table-cell>
          <table:covered-table-cell/>
          <table:table-cell office:value-type="float" office:value="7388960" table:style-name="ce2">
            <text:p>7,388,960</text:p>
          </table:table-cell>
          <table:table-cell office:value-type="float" office:value="11284085" table:style-name="ce2">
            <text:p>11,284,085</text:p>
          </table:table-cell>
          <table:table-cell office:value-type="float" office:value="19929603" table:style-name="ce2">
            <text:p>19,929,60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*首都大飯店</text:p>
          </table:table-cell>
          <table:covered-table-cell table:number-columns-repeated="4"/>
          <table:table-cell office:value-type="string" office:string-value="首都大飯店" table:formula="of:=SUBSTITUTE([.A35]; &quot;*&quot;; &quot;&quot;)" table:style-name="ce7">
            <text:p>首都大飯店</text:p>
          </table:table-cell>
          <table:table-cell office:value-type="string" table:style-name="ce7">
            <text:p>Taipei</text:p>
          </table:table-cell>
          <table:table-cell office:value-type="float" office:value="129" table:style-name="ce2">
            <text:p>129</text:p>
          </table:table-cell>
          <table:table-cell office:value-type="float" office:value="2564" table:number-columns-spanned="2" table:number-rows-spanned="1" table:style-name="ce6">
            <text:p>2,564</text:p>
          </table:table-cell>
          <table:covered-table-cell/>
          <table:table-cell office:value-type="percentage" office:value="0.6625322997416021" table:style-name="ce3">
            <text:p>66.25%</text:p>
          </table:table-cell>
          <table:table-cell office:value-type="float" office:value="2962.9204368174728" table:number-columns-spanned="2" table:number-rows-spanned="1" table:style-name="ce6">
            <text:p>2,963</text:p>
          </table:table-cell>
          <table:covered-table-cell/>
          <table:table-cell office:value-type="float" office:value="7596928" table:style-name="ce2">
            <text:p>7,596,928</text:p>
          </table:table-cell>
          <table:table-cell office:value-type="float" office:value="2911542" table:style-name="ce2">
            <text:p>2,911,542</text:p>
          </table:table-cell>
          <table:table-cell office:value-type="float" office:value="11167844" table:style-name="ce2">
            <text:p>11,167,84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*台北君品大酒店</text:p>
          </table:table-cell>
          <table:covered-table-cell table:number-columns-repeated="4"/>
          <table:table-cell office:value-type="string" office:string-value="台北君品大酒店" table:formula="of:=SUBSTITUTE([.A36]; &quot;*&quot;; &quot;&quot;)" table:style-name="ce7">
            <text:p>台北君品大酒店</text:p>
          </table:table-cell>
          <table:table-cell office:value-type="string" table:style-name="ce7">
            <text:p>Taipei</text:p>
          </table:table-cell>
          <table:table-cell office:value-type="float" office:value="286" table:style-name="ce2">
            <text:p>286</text:p>
          </table:table-cell>
          <table:table-cell office:value-type="float" office:value="7453" table:number-columns-spanned="2" table:number-rows-spanned="1" table:style-name="ce6">
            <text:p>7,453</text:p>
          </table:table-cell>
          <table:covered-table-cell/>
          <table:table-cell office:value-type="percentage" office:value="0.86864801864801866" table:style-name="ce3">
            <text:p>86.86%</text:p>
          </table:table-cell>
          <table:table-cell office:value-type="float" office:value="5020.5788273178587" table:number-columns-spanned="2" table:number-rows-spanned="1" table:style-name="ce6">
            <text:p>5,021</text:p>
          </table:table-cell>
          <table:covered-table-cell/>
          <table:table-cell office:value-type="float" office:value="37418374" table:style-name="ce2">
            <text:p>37,418,374</text:p>
          </table:table-cell>
          <table:table-cell office:value-type="float" office:value="54594858" table:style-name="ce2">
            <text:p>54,594,858</text:p>
          </table:table-cell>
          <table:table-cell office:value-type="float" office:value="96785492" table:style-name="ce2">
            <text:p>96,785,49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*台北花園大酒店</text:p>
          </table:table-cell>
          <table:covered-table-cell table:number-columns-repeated="4"/>
          <table:table-cell office:value-type="string" office:string-value="台北花園大酒店" table:formula="of:=SUBSTITUTE([.A37]; &quot;*&quot;; &quot;&quot;)" table:style-name="ce7">
            <text:p>台北花園大酒店</text:p>
          </table:table-cell>
          <table:table-cell office:value-type="string" table:style-name="ce7">
            <text:p>Taipei</text:p>
          </table:table-cell>
          <table:table-cell office:value-type="float" office:value="241" table:style-name="ce2">
            <text:p>241</text:p>
          </table:table-cell>
          <table:table-cell office:value-type="float" office:value="6928" table:number-columns-spanned="2" table:number-rows-spanned="1" table:style-name="ce6">
            <text:p>6,928</text:p>
          </table:table-cell>
          <table:covered-table-cell/>
          <table:table-cell office:value-type="percentage" office:value="0.95822959889349935" table:style-name="ce3">
            <text:p>95.82%</text:p>
          </table:table-cell>
          <table:table-cell office:value-type="float" office:value="2317.900837182448" table:number-columns-spanned="2" table:number-rows-spanned="1" table:style-name="ce6">
            <text:p>2,318</text:p>
          </table:table-cell>
          <table:covered-table-cell/>
          <table:table-cell office:value-type="float" office:value="16058417" table:style-name="ce2">
            <text:p>16,058,417</text:p>
          </table:table-cell>
          <table:table-cell office:value-type="float" office:value="24425305" table:style-name="ce2">
            <text:p>24,425,305</text:p>
          </table:table-cell>
          <table:table-cell office:value-type="float" office:value="44237504" table:style-name="ce2">
            <text:p>44,237,50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*日勝生加賀屋國際溫泉飯店</text:p>
          </table:table-cell>
          <table:covered-table-cell table:number-columns-repeated="4"/>
          <table:table-cell office:value-type="string" office:string-value="日勝生加賀屋國際溫泉飯店" table:formula="of:=SUBSTITUTE([.A38]; &quot;*&quot;; &quot;&quot;)" table:style-name="ce7">
            <text:p>日勝生加賀屋國際溫泉飯店</text:p>
          </table:table-cell>
          <table:table-cell office:value-type="string" table:style-name="ce7">
            <text:p>Taipei</text:p>
          </table:table-cell>
          <table:table-cell office:value-type="float" office:value="90" table:style-name="ce2">
            <text:p>90</text:p>
          </table:table-cell>
          <table:table-cell office:value-type="float" office:value="1620" table:number-columns-spanned="2" table:number-rows-spanned="1" table:style-name="ce6">
            <text:p>1,620</text:p>
          </table:table-cell>
          <table:covered-table-cell/>
          <table:table-cell office:value-type="percentage" office:value="0.6" table:style-name="ce3">
            <text:p>60.00%</text:p>
          </table:table-cell>
          <table:table-cell office:value-type="float" office:value="7657.0172839506176" table:number-columns-spanned="2" table:number-rows-spanned="1" table:style-name="ce6">
            <text:p>7,657</text:p>
          </table:table-cell>
          <table:covered-table-cell/>
          <table:table-cell office:value-type="float" office:value="12404368" table:style-name="ce2">
            <text:p>12,404,368</text:p>
          </table:table-cell>
          <table:table-cell office:value-type="float" office:value="9678452" table:style-name="ce2">
            <text:p>9,678,452</text:p>
          </table:table-cell>
          <table:table-cell office:value-type="float" office:value="29614993" table:style-name="ce2">
            <text:p>29,614,99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*北投麗禧溫泉酒店</text:p>
          </table:table-cell>
          <table:covered-table-cell table:number-columns-repeated="4"/>
          <table:table-cell office:value-type="string" office:string-value="北投麗禧溫泉酒店" table:formula="of:=SUBSTITUTE([.A39]; &quot;*&quot;; &quot;&quot;)" table:style-name="ce7">
            <text:p>北投麗禧溫泉酒店</text:p>
          </table:table-cell>
          <table:table-cell office:value-type="string" table:style-name="ce7">
            <text:p>Taipei</text:p>
          </table:table-cell>
          <table:table-cell office:value-type="float" office:value="66" table:style-name="ce2">
            <text:p>66</text:p>
          </table:table-cell>
          <table:table-cell office:value-type="float" office:value="1485" table:number-columns-spanned="2" table:number-rows-spanned="1" table:style-name="ce6">
            <text:p>1,485</text:p>
          </table:table-cell>
          <table:covered-table-cell/>
          <table:table-cell office:value-type="percentage" office:value="0.75" table:style-name="ce3">
            <text:p>75.00%</text:p>
          </table:table-cell>
          <table:table-cell office:value-type="float" office:value="13615.696296296301" table:number-columns-spanned="2" table:number-rows-spanned="1" table:style-name="ce6">
            <text:p>13,616</text:p>
          </table:table-cell>
          <table:covered-table-cell/>
          <table:table-cell office:value-type="float" office:value="20219309" table:style-name="ce2">
            <text:p>20,219,309</text:p>
          </table:table-cell>
          <table:table-cell office:value-type="float" office:value="10857408" table:style-name="ce2">
            <text:p>10,857,408</text:p>
          </table:table-cell>
          <table:table-cell office:value-type="float" office:value="39677305" table:style-name="ce2">
            <text:p>39,677,30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*寒舍艾麗酒店</text:p>
          </table:table-cell>
          <table:covered-table-cell table:number-columns-repeated="4"/>
          <table:table-cell office:value-type="string" office:string-value="寒舍艾麗酒店" table:formula="of:=SUBSTITUTE([.A40]; &quot;*&quot;; &quot;&quot;)" table:style-name="ce7">
            <text:p>寒舍艾麗酒店</text:p>
          </table:table-cell>
          <table:table-cell office:value-type="string" table:style-name="ce7">
            <text:p>Taipei</text:p>
          </table:table-cell>
          <table:table-cell office:value-type="float" office:value="235" table:style-name="ce2">
            <text:p>235</text:p>
          </table:table-cell>
          <table:table-cell office:value-type="float" office:value="6167" table:number-columns-spanned="2" table:number-rows-spanned="1" table:style-name="ce6">
            <text:p>6,167</text:p>
          </table:table-cell>
          <table:covered-table-cell/>
          <table:table-cell office:value-type="percentage" office:value="0.87475177304964535" table:style-name="ce3">
            <text:p>87.48%</text:p>
          </table:table-cell>
          <table:table-cell office:value-type="float" office:value="6405.168315226204" table:number-columns-spanned="2" table:number-rows-spanned="1" table:style-name="ce6">
            <text:p>6,405</text:p>
          </table:table-cell>
          <table:covered-table-cell/>
          <table:table-cell office:value-type="float" office:value="39500673" table:style-name="ce2">
            <text:p>39,500,673</text:p>
          </table:table-cell>
          <table:table-cell office:value-type="float" office:value="20597297" table:style-name="ce2">
            <text:p>20,597,297</text:p>
          </table:table-cell>
          <table:table-cell office:value-type="float" office:value="66290653" table:style-name="ce2">
            <text:p>66,290,65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*北投老爺酒店</text:p>
          </table:table-cell>
          <table:covered-table-cell table:number-columns-repeated="4"/>
          <table:table-cell office:value-type="string" office:string-value="北投老爺酒店" table:formula="of:=SUBSTITUTE([.A41]; &quot;*&quot;; &quot;&quot;)" table:style-name="ce7">
            <text:p>北投老爺酒店</text:p>
          </table:table-cell>
          <table:table-cell office:value-type="string" table:style-name="ce7">
            <text:p>Taipei</text:p>
          </table:table-cell>
          <table:table-cell office:value-type="float" office:value="50" table:style-name="ce2">
            <text:p>50</text:p>
          </table:table-cell>
          <table:table-cell office:value-type="float" office:value="950" table:number-columns-spanned="2" table:number-rows-spanned="1" table:style-name="ce6">
            <text:p>950</text:p>
          </table:table-cell>
          <table:covered-table-cell/>
          <table:table-cell office:value-type="percentage" office:value="0.6333333333333333" table:style-name="ce3">
            <text:p>63.33%</text:p>
          </table:table-cell>
          <table:table-cell office:value-type="float" office:value="5669.9810526315787" table:number-columns-spanned="2" table:number-rows-spanned="1" table:style-name="ce6">
            <text:p>5,670</text:p>
          </table:table-cell>
          <table:covered-table-cell/>
          <table:table-cell office:value-type="float" office:value="5386482" table:style-name="ce2">
            <text:p>5,386,482</text:p>
          </table:table-cell>
          <table:table-cell office:value-type="float" office:value="3306981" table:style-name="ce2">
            <text:p>3,306,981</text:p>
          </table:table-cell>
          <table:table-cell office:value-type="float" office:value="10162805" table:style-name="ce2">
            <text:p>10,162,80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*台北有園飯店</text:p>
          </table:table-cell>
          <table:covered-table-cell table:number-columns-repeated="4"/>
          <table:table-cell office:value-type="string" office:string-value="台北有園飯店" table:formula="of:=SUBSTITUTE([.A42]; &quot;*&quot;; &quot;&quot;)" table:style-name="ce7">
            <text:p>台北有園飯店</text:p>
          </table:table-cell>
          <table:table-cell office:value-type="string" table:style-name="ce7">
            <text:p>Taipei</text:p>
          </table:table-cell>
          <table:table-cell office:value-type="float" office:value="56" table:style-name="ce2">
            <text:p>56</text:p>
          </table:table-cell>
          <table:table-cell office:value-type="float" office:value="1578" table:number-columns-spanned="2" table:number-rows-spanned="1" table:style-name="ce6">
            <text:p>1,578</text:p>
          </table:table-cell>
          <table:covered-table-cell/>
          <table:table-cell office:value-type="percentage" office:value="0.93928571428571428" table:style-name="ce3">
            <text:p>93.93%</text:p>
          </table:table-cell>
          <table:table-cell office:value-type="float" office:value="2722.6647655259821" table:number-columns-spanned="2" table:number-rows-spanned="1" table:style-name="ce6">
            <text:p>2,723</text:p>
          </table:table-cell>
          <table:covered-table-cell/>
          <table:table-cell office:value-type="float" office:value="4296365" table:style-name="ce2">
            <text:p>4,296,365</text:p>
          </table:table-cell>
          <table:table-cell office:value-type="float" office:value="319045" table:style-name="ce2">
            <text:p>319,045</text:p>
          </table:table-cell>
          <table:table-cell office:value-type="float" office:value="4735319" table:style-name="ce2">
            <text:p>4,735,31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*合尊酒店 S Hotel</text:p>
          </table:table-cell>
          <table:covered-table-cell table:number-columns-repeated="4"/>
          <table:table-cell office:value-type="string" office:string-value="合尊酒店 S Hotel" table:formula="of:=SUBSTITUTE([.A43]; &quot;*&quot;; &quot;&quot;)" table:style-name="ce7">
            <text:p>合尊酒店 S Hotel</text:p>
          </table:table-cell>
          <table:table-cell office:value-type="string" table:style-name="ce7">
            <text:p>Taipei</text:p>
          </table:table-cell>
          <table:table-cell office:value-type="float" office:value="101" table:style-name="ce2">
            <text:p>101</text:p>
          </table:table-cell>
          <table:table-cell office:value-type="float" office:value="2430" table:number-columns-spanned="2" table:number-rows-spanned="1" table:style-name="ce6">
            <text:p>2,430</text:p>
          </table:table-cell>
          <table:covered-table-cell/>
          <table:table-cell office:value-type="percentage" office:value="0.80198019801980203" table:style-name="ce3">
            <text:p>80.20%</text:p>
          </table:table-cell>
          <table:table-cell office:value-type="float" office:value="3738.6592592592592" table:number-columns-spanned="2" table:number-rows-spanned="1" table:style-name="ce6">
            <text:p>3,739</text:p>
          </table:table-cell>
          <table:covered-table-cell/>
          <table:table-cell office:value-type="float" office:value="9084942" table:style-name="ce2">
            <text:p>9,084,942</text:p>
          </table:table-cell>
          <table:table-cell office:value-type="float" office:value="4017067" table:style-name="ce2">
            <text:p>4,017,067</text:p>
          </table:table-cell>
          <table:table-cell office:value-type="float" office:value="14475527" table:style-name="ce2">
            <text:p>14,475,52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*台北中山雅樂軒酒店</text:p>
          </table:table-cell>
          <table:covered-table-cell table:number-columns-repeated="4"/>
          <table:table-cell office:value-type="string" office:string-value="台北中山雅樂軒酒店" table:formula="of:=SUBSTITUTE([.A44]; &quot;*&quot;; &quot;&quot;)" table:style-name="ce7">
            <text:p>台北中山雅樂軒酒店</text:p>
          </table:table-cell>
          <table:table-cell office:value-type="string" table:style-name="ce7">
            <text:p>Taipei</text:p>
          </table:table-cell>
          <table:table-cell office:value-type="float" office:value="88" table:style-name="ce2">
            <text:p>88</text:p>
          </table:table-cell>
          <table:table-cell office:value-type="float" office:value="2426" table:number-columns-spanned="2" table:number-rows-spanned="1" table:style-name="ce6">
            <text:p>2,426</text:p>
          </table:table-cell>
          <table:covered-table-cell/>
          <table:table-cell office:value-type="percentage" office:value="0.91893939393939394" table:style-name="ce3">
            <text:p>91.89%</text:p>
          </table:table-cell>
          <table:table-cell office:value-type="float" office:value="4259.814921681781" table:number-columns-spanned="2" table:number-rows-spanned="1" table:style-name="ce6">
            <text:p>4,260</text:p>
          </table:table-cell>
          <table:covered-table-cell/>
          <table:table-cell office:value-type="float" office:value="10334311" table:style-name="ce2">
            <text:p>10,334,311</text:p>
          </table:table-cell>
          <table:table-cell office:value-type="float" office:value="745814" table:style-name="ce2">
            <text:p>745,814</text:p>
          </table:table-cell>
          <table:table-cell office:value-type="float" office:value="12353431" table:style-name="ce2">
            <text:p>12,353,43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*義華酒店</text:p>
          </table:table-cell>
          <table:covered-table-cell table:number-columns-repeated="4"/>
          <table:table-cell office:value-type="string" office:string-value="義華酒店" table:formula="of:=SUBSTITUTE([.A45]; &quot;*&quot;; &quot;&quot;)" table:style-name="ce7">
            <text:p>義華酒店</text:p>
          </table:table-cell>
          <table:table-cell office:value-type="string" table:style-name="ce7">
            <text:p>Taipei</text:p>
          </table:table-cell>
          <table:table-cell office:value-type="float" office:value="149" table:style-name="ce2">
            <text:p>149</text:p>
          </table:table-cell>
          <table:table-cell office:value-type="float" office:value="2090" table:number-columns-spanned="2" table:number-rows-spanned="1" table:style-name="ce6">
            <text:p>2,090</text:p>
          </table:table-cell>
          <table:covered-table-cell/>
          <table:table-cell office:value-type="percentage" office:value="0.46756152125279637" table:style-name="ce3">
            <text:p>46.76%</text:p>
          </table:table-cell>
          <table:table-cell office:value-type="float" office:value="3698.3014354066991" table:number-columns-spanned="2" table:number-rows-spanned="1" table:style-name="ce6">
            <text:p>3,698</text:p>
          </table:table-cell>
          <table:covered-table-cell/>
          <table:table-cell office:value-type="float" office:value="7729450" table:style-name="ce2">
            <text:p>7,729,450</text:p>
          </table:table-cell>
          <table:table-cell office:value-type="float" office:value="138014" table:style-name="ce2">
            <text:p>138,014</text:p>
          </table:table-cell>
          <table:table-cell office:value-type="float" office:value="9384897" table:style-name="ce2">
            <text:p>9,384,89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華園大飯店</text:p>
          </table:table-cell>
          <table:covered-table-cell table:number-columns-repeated="4"/>
          <table:table-cell office:value-type="string" office:string-value="華園大飯店" table:formula="of:=SUBSTITUTE([.A46]; &quot;*&quot;; &quot;&quot;)" table:style-name="ce7">
            <text:p>華園大飯店</text:p>
          </table:table-cell>
          <table:table-cell office:value-type="string" table:style-name="ce7">
            <text:p>Kaohsiung</text:p>
          </table:table-cell>
          <table:table-cell office:value-type="float" office:value="269" table:style-name="ce2">
            <text:p>269</text:p>
          </table:table-cell>
          <table:table-cell office:value-type="float" office:value="6523" table:number-columns-spanned="2" table:number-rows-spanned="1" table:style-name="ce6">
            <text:p>6,523</text:p>
          </table:table-cell>
          <table:covered-table-cell/>
          <table:table-cell office:value-type="percentage" office:value="0.80830235439900866" table:style-name="ce3">
            <text:p>80.83%</text:p>
          </table:table-cell>
          <table:table-cell office:value-type="float" office:value="1397.978844090143" table:number-columns-spanned="2" table:number-rows-spanned="1" table:style-name="ce6">
            <text:p>1,398</text:p>
          </table:table-cell>
          <table:covered-table-cell/>
          <table:table-cell office:value-type="float" office:value="9119016" table:style-name="ce2">
            <text:p>9,119,016</text:p>
          </table:table-cell>
          <table:table-cell office:value-type="float" office:value="5050710" table:style-name="ce2">
            <text:p>5,050,710</text:p>
          </table:table-cell>
          <table:table-cell office:value-type="float" office:value="14854989" table:style-name="ce2">
            <text:p>14,854,98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高雄國賓大飯店</text:p>
          </table:table-cell>
          <table:covered-table-cell table:number-columns-repeated="4"/>
          <table:table-cell office:value-type="string" office:string-value="高雄國賓大飯店" table:formula="of:=SUBSTITUTE([.A47]; &quot;*&quot;; &quot;&quot;)" table:style-name="ce7">
            <text:p>高雄國賓大飯店</text:p>
          </table:table-cell>
          <table:table-cell office:value-type="string" table:style-name="ce7">
            <text:p>Kaohsiung</text:p>
          </table:table-cell>
          <table:table-cell office:value-type="float" office:value="453" table:style-name="ce2">
            <text:p>453</text:p>
          </table:table-cell>
          <table:table-cell office:value-type="float" office:value="11885" table:number-columns-spanned="2" table:number-rows-spanned="1" table:style-name="ce6">
            <text:p>11,885</text:p>
          </table:table-cell>
          <table:covered-table-cell/>
          <table:table-cell office:value-type="percentage" office:value="0.8745401030169242" table:style-name="ce3">
            <text:p>87.45%</text:p>
          </table:table-cell>
          <table:table-cell office:value-type="float" office:value="2000.5809002944891" table:number-columns-spanned="2" table:number-rows-spanned="1" table:style-name="ce6">
            <text:p>2,001</text:p>
          </table:table-cell>
          <table:covered-table-cell/>
          <table:table-cell office:value-type="float" office:value="23776904" table:style-name="ce2">
            <text:p>23,776,904</text:p>
          </table:table-cell>
          <table:table-cell office:value-type="float" office:value="43242187" table:style-name="ce2">
            <text:p>43,242,187</text:p>
          </table:table-cell>
          <table:table-cell office:value-type="float" office:value="69260190" table:style-name="ce2">
            <text:p>69,260,19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漢來大飯店</text:p>
          </table:table-cell>
          <table:covered-table-cell table:number-columns-repeated="4"/>
          <table:table-cell office:value-type="string" office:string-value="漢來大飯店" table:formula="of:=SUBSTITUTE([.A48]; &quot;*&quot;; &quot;&quot;)" table:style-name="ce7">
            <text:p>漢來大飯店</text:p>
          </table:table-cell>
          <table:table-cell office:value-type="string" table:style-name="ce7">
            <text:p>Kaohsiung</text:p>
          </table:table-cell>
          <table:table-cell office:value-type="float" office:value="535" table:style-name="ce2">
            <text:p>535</text:p>
          </table:table-cell>
          <table:table-cell office:value-type="float" office:value="13782" table:number-columns-spanned="2" table:number-rows-spanned="1" table:style-name="ce6">
            <text:p>13,782</text:p>
          </table:table-cell>
          <table:covered-table-cell/>
          <table:table-cell office:value-type="percentage" office:value="0.8586915887850467" table:style-name="ce3">
            <text:p>85.87%</text:p>
          </table:table-cell>
          <table:table-cell office:value-type="float" office:value="3015.062908141053" table:number-columns-spanned="2" table:number-rows-spanned="1" table:style-name="ce6">
            <text:p>3,015</text:p>
          </table:table-cell>
          <table:covered-table-cell/>
          <table:table-cell office:value-type="float" office:value="41553597" table:style-name="ce2">
            <text:p>41,553,597</text:p>
          </table:table-cell>
          <table:table-cell office:value-type="float" office:value="70384885" table:style-name="ce2">
            <text:p>70,384,885</text:p>
          </table:table-cell>
          <table:table-cell office:value-type="float" office:value="130354952" table:style-name="ce2">
            <text:p>130,354,95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高雄福華大飯店</text:p>
          </table:table-cell>
          <table:covered-table-cell table:number-columns-repeated="4"/>
          <table:table-cell office:value-type="string" office:string-value="高雄福華大飯店" table:formula="of:=SUBSTITUTE([.A49]; &quot;*&quot;; &quot;&quot;)" table:style-name="ce7">
            <text:p>高雄福華大飯店</text:p>
          </table:table-cell>
          <table:table-cell office:value-type="string" table:style-name="ce7">
            <text:p>Kaohsiung</text:p>
          </table:table-cell>
          <table:table-cell office:value-type="float" office:value="271" table:style-name="ce2">
            <text:p>271</text:p>
          </table:table-cell>
          <table:table-cell office:value-type="float" office:value="6925" table:number-columns-spanned="2" table:number-rows-spanned="1" table:style-name="ce6">
            <text:p>6,925</text:p>
          </table:table-cell>
          <table:covered-table-cell/>
          <table:table-cell office:value-type="percentage" office:value="0.85178351783517836" table:style-name="ce3">
            <text:p>85.18%</text:p>
          </table:table-cell>
          <table:table-cell office:value-type="float" office:value="2228.3146570397112" table:number-columns-spanned="2" table:number-rows-spanned="1" table:style-name="ce6">
            <text:p>2,228</text:p>
          </table:table-cell>
          <table:covered-table-cell/>
          <table:table-cell office:value-type="float" office:value="15431079" table:style-name="ce2">
            <text:p>15,431,079</text:p>
          </table:table-cell>
          <table:table-cell office:value-type="float" office:value="25659627" table:style-name="ce2">
            <text:p>25,659,627</text:p>
          </table:table-cell>
          <table:table-cell office:value-type="float" office:value="45129470" table:style-name="ce2">
            <text:p>45,129,47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寒軒國際大飯店</text:p>
          </table:table-cell>
          <table:covered-table-cell table:number-columns-repeated="4"/>
          <table:table-cell office:value-type="string" office:string-value="寒軒國際大飯店" table:formula="of:=SUBSTITUTE([.A50]; &quot;*&quot;; &quot;&quot;)" table:style-name="ce7">
            <text:p>寒軒國際大飯店</text:p>
          </table:table-cell>
          <table:table-cell office:value-type="string" table:style-name="ce7">
            <text:p>Kaohsiung</text:p>
          </table:table-cell>
          <table:table-cell office:value-type="float" office:value="380" table:style-name="ce2">
            <text:p>380</text:p>
          </table:table-cell>
          <table:table-cell office:value-type="float" office:value="8786" table:number-columns-spanned="2" table:number-rows-spanned="1" table:style-name="ce6">
            <text:p>8,786</text:p>
          </table:table-cell>
          <table:covered-table-cell/>
          <table:table-cell office:value-type="percentage" office:value="0.77070175438596489" table:style-name="ce3">
            <text:p>77.07%</text:p>
          </table:table-cell>
          <table:table-cell office:value-type="float" office:value="1970.92419758707" table:number-columns-spanned="2" table:number-rows-spanned="1" table:style-name="ce6">
            <text:p>1,971</text:p>
          </table:table-cell>
          <table:covered-table-cell/>
          <table:table-cell office:value-type="float" office:value="17316540" table:style-name="ce2">
            <text:p>17,316,540</text:p>
          </table:table-cell>
          <table:table-cell office:value-type="float" office:value="18550114" table:style-name="ce2">
            <text:p>18,550,114</text:p>
          </table:table-cell>
          <table:table-cell office:value-type="float" office:value="37010350" table:style-name="ce2">
            <text:p>37,010,35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麗尊大酒店</text:p>
          </table:table-cell>
          <table:covered-table-cell table:number-columns-repeated="4"/>
          <table:table-cell office:value-type="string" office:string-value="麗尊大酒店" table:formula="of:=SUBSTITUTE([.A51]; &quot;*&quot;; &quot;&quot;)" table:style-name="ce7">
            <text:p>麗尊大酒店</text:p>
          </table:table-cell>
          <table:table-cell office:value-type="string" table:style-name="ce7">
            <text:p>Kaohsiung</text:p>
          </table:table-cell>
          <table:table-cell office:value-type="float" office:value="198" table:style-name="ce2">
            <text:p>198</text:p>
          </table:table-cell>
          <table:table-cell office:value-type="float" office:value="3594" table:number-columns-spanned="2" table:number-rows-spanned="1" table:style-name="ce6">
            <text:p>3,594</text:p>
          </table:table-cell>
          <table:covered-table-cell/>
          <table:table-cell office:value-type="percentage" office:value="0.60505050505050506" table:style-name="ce3">
            <text:p>60.51%</text:p>
          </table:table-cell>
          <table:table-cell office:value-type="float" office:value="2220.1816917084029" table:number-columns-spanned="2" table:number-rows-spanned="1" table:style-name="ce6">
            <text:p>2,220</text:p>
          </table:table-cell>
          <table:covered-table-cell/>
          <table:table-cell office:value-type="float" office:value="7979333" table:style-name="ce2">
            <text:p>7,979,333</text:p>
          </table:table-cell>
          <table:table-cell office:value-type="float" office:value="20053602" table:style-name="ce2">
            <text:p>20,053,602</text:p>
          </table:table-cell>
          <table:table-cell office:value-type="float" office:value="29231187" table:style-name="ce2">
            <text:p>29,231,18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義大皇家酒店</text:p>
          </table:table-cell>
          <table:covered-table-cell table:number-columns-repeated="4"/>
          <table:table-cell office:value-type="string" office:string-value="義大皇家酒店" table:formula="of:=SUBSTITUTE([.A52]; &quot;*&quot;; &quot;&quot;)" table:style-name="ce7">
            <text:p>義大皇家酒店</text:p>
          </table:table-cell>
          <table:table-cell office:value-type="string" table:style-name="ce7">
            <text:p>Kaohsiung</text:p>
          </table:table-cell>
          <table:table-cell office:value-type="float" office:value="656" table:style-name="ce2">
            <text:p>656</text:p>
          </table:table-cell>
          <table:table-cell office:value-type="float" office:value="11165" table:number-columns-spanned="2" table:number-rows-spanned="1" table:style-name="ce6">
            <text:p>11,165</text:p>
          </table:table-cell>
          <table:covered-table-cell/>
          <table:table-cell office:value-type="percentage" office:value="0.56732723577235777" table:style-name="ce3">
            <text:p>56.73%</text:p>
          </table:table-cell>
          <table:table-cell office:value-type="float" office:value="2622" table:number-columns-spanned="2" table:number-rows-spanned="1" table:style-name="ce6">
            <text:p>2,622</text:p>
          </table:table-cell>
          <table:covered-table-cell/>
          <table:table-cell office:value-type="float" office:value="29274630" table:style-name="ce2">
            <text:p>29,274,630</text:p>
          </table:table-cell>
          <table:table-cell office:value-type="float" office:value="21885491" table:style-name="ce2">
            <text:p>21,885,491</text:p>
          </table:table-cell>
          <table:table-cell office:value-type="float" office:value="53884863" table:style-name="ce2">
            <text:p>53,884,86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*福容大飯店 高雄</text:p>
          </table:table-cell>
          <table:covered-table-cell table:number-columns-repeated="4"/>
          <table:table-cell office:value-type="string" office:string-value="福容大飯店 高雄" table:formula="of:=SUBSTITUTE([.A53]; &quot;*&quot;; &quot;&quot;)" table:style-name="ce7">
            <text:p>福容大飯店 高雄</text:p>
          </table:table-cell>
          <table:table-cell office:value-type="string" table:style-name="ce7">
            <text:p>Kaohsiung</text:p>
          </table:table-cell>
          <table:table-cell office:value-type="float" office:value="250" table:style-name="ce2">
            <text:p>250</text:p>
          </table:table-cell>
          <table:table-cell office:value-type="float" office:value="5140" table:number-columns-spanned="2" table:number-rows-spanned="1" table:style-name="ce6">
            <text:p>5,140</text:p>
          </table:table-cell>
          <table:covered-table-cell/>
          <table:table-cell office:value-type="percentage" office:value="0.68533333333333335" table:style-name="ce3">
            <text:p>68.53%</text:p>
          </table:table-cell>
          <table:table-cell office:value-type="float" office:value="1726.266536964981" table:number-columns-spanned="2" table:number-rows-spanned="1" table:style-name="ce6">
            <text:p>1,726</text:p>
          </table:table-cell>
          <table:covered-table-cell/>
          <table:table-cell office:value-type="float" office:value="8873010" table:style-name="ce2">
            <text:p>8,873,010</text:p>
          </table:table-cell>
          <table:table-cell office:value-type="float" office:value="4903034" table:style-name="ce2">
            <text:p>4,903,034</text:p>
          </table:table-cell>
          <table:table-cell office:value-type="float" office:value="13806182" table:style-name="ce2">
            <text:p>13,806,18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*晶英國際行館</text:p>
          </table:table-cell>
          <table:covered-table-cell table:number-columns-repeated="4"/>
          <table:table-cell office:value-type="string" office:string-value="晶英國際行館" table:formula="of:=SUBSTITUTE([.A54]; &quot;*&quot;; &quot;&quot;)" table:style-name="ce7">
            <text:p>晶英國際行館</text:p>
          </table:table-cell>
          <table:table-cell office:value-type="string" table:style-name="ce7">
            <text:p>Kaohsiung</text:p>
          </table:table-cell>
          <table:table-cell office:value-type="float" office:value="147" table:style-name="ce2">
            <text:p>147</text:p>
          </table:table-cell>
          <table:table-cell office:value-type="float" office:value="2012" table:number-columns-spanned="2" table:number-rows-spanned="1" table:style-name="ce6">
            <text:p>2,012</text:p>
          </table:table-cell>
          <table:covered-table-cell/>
          <table:table-cell office:value-type="percentage" office:value="0.45623582766439907" table:style-name="ce3">
            <text:p>45.62%</text:p>
          </table:table-cell>
          <table:table-cell office:value-type="float" office:value="6175.6868787276344" table:number-columns-spanned="2" table:number-rows-spanned="1" table:style-name="ce6">
            <text:p>6,176</text:p>
          </table:table-cell>
          <table:covered-table-cell/>
          <table:table-cell office:value-type="float" office:value="12425482" table:style-name="ce2">
            <text:p>12,425,482</text:p>
          </table:table-cell>
          <table:table-cell office:value-type="float" office:value="11618737" table:style-name="ce2">
            <text:p>11,618,737</text:p>
          </table:table-cell>
          <table:table-cell office:value-type="float" office:value="27061562" table:style-name="ce2">
            <text:p>27,061,56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全國大飯店</text:p>
          </table:table-cell>
          <table:covered-table-cell table:number-columns-repeated="4"/>
          <table:table-cell office:value-type="string" office:string-value="全國大飯店" table:formula="of:=SUBSTITUTE([.A55]; &quot;*&quot;; &quot;&quot;)" table:style-name="ce7">
            <text:p>全國大飯店</text:p>
          </table:table-cell>
          <table:table-cell office:value-type="string" table:style-name="ce4">
            <text:p>Taichung</text:p>
          </table:table-cell>
          <table:table-cell office:value-type="float" office:value="178" table:style-name="ce2">
            <text:p>178</text:p>
          </table:table-cell>
          <table:table-cell office:value-type="float" office:value="3710" table:number-columns-spanned="2" table:number-rows-spanned="1" table:style-name="ce6">
            <text:p>3,710</text:p>
          </table:table-cell>
          <table:covered-table-cell/>
          <table:table-cell office:value-type="percentage" office:value="0.69475655430711614" table:style-name="ce3">
            <text:p>69.48%</text:p>
          </table:table-cell>
          <table:table-cell office:value-type="float" office:value="2066.287601078167" table:number-columns-spanned="2" table:number-rows-spanned="1" table:style-name="ce6">
            <text:p>2,066</text:p>
          </table:table-cell>
          <table:covered-table-cell/>
          <table:table-cell office:value-type="float" office:value="7665927" table:style-name="ce2">
            <text:p>7,665,927</text:p>
          </table:table-cell>
          <table:table-cell office:value-type="float" office:value="13132711" table:style-name="ce2">
            <text:p>13,132,711</text:p>
          </table:table-cell>
          <table:table-cell office:value-type="float" office:value="23006254" table:style-name="ce2">
            <text:p>23,006,25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長榮桂冠酒店(台中)</text:p>
          </table:table-cell>
          <table:covered-table-cell table:number-columns-repeated="4"/>
          <table:table-cell office:value-type="string" office:string-value="長榮桂冠酒店(台中)" table:formula="of:=SUBSTITUTE([.A56]; &quot;*&quot;; &quot;&quot;)" table:style-name="ce7">
            <text:p>長榮桂冠酒店(台中)</text:p>
          </table:table-cell>
          <table:table-cell office:value-type="string" table:style-name="ce7">
            <text:p>Taichung</text:p>
          </table:table-cell>
          <table:table-cell office:value-type="float" office:value="354" table:style-name="ce2">
            <text:p>354</text:p>
          </table:table-cell>
          <table:table-cell office:value-type="float" office:value="8831" table:number-columns-spanned="2" table:number-rows-spanned="1" table:style-name="ce6">
            <text:p>8,831</text:p>
          </table:table-cell>
          <table:covered-table-cell/>
          <table:table-cell office:value-type="percentage" office:value="0.83154425612052729" table:style-name="ce3">
            <text:p>83.15%</text:p>
          </table:table-cell>
          <table:table-cell office:value-type="float" office:value="2251.1289774657462" table:number-columns-spanned="2" table:number-rows-spanned="1" table:style-name="ce6">
            <text:p>2,251</text:p>
          </table:table-cell>
          <table:covered-table-cell/>
          <table:table-cell office:value-type="float" office:value="19879720" table:style-name="ce2">
            <text:p>19,879,720</text:p>
          </table:table-cell>
          <table:table-cell office:value-type="float" office:value="26168736" table:style-name="ce2">
            <text:p>26,168,736</text:p>
          </table:table-cell>
          <table:table-cell office:value-type="float" office:value="51832896" table:style-name="ce2">
            <text:p>51,832,89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台中福華大飯店</text:p>
          </table:table-cell>
          <table:covered-table-cell table:number-columns-repeated="4"/>
          <table:table-cell office:value-type="string" office:string-value="台中福華大飯店" table:formula="of:=SUBSTITUTE([.A57]; &quot;*&quot;; &quot;&quot;)" table:style-name="ce7">
            <text:p>台中福華大飯店</text:p>
          </table:table-cell>
          <table:table-cell office:value-type="string" table:style-name="ce7">
            <text:p>Taichung</text:p>
          </table:table-cell>
          <table:table-cell office:value-type="float" office:value="155" table:style-name="ce2">
            <text:p>155</text:p>
          </table:table-cell>
          <table:table-cell office:value-type="float" office:value="3319" table:number-columns-spanned="2" table:number-rows-spanned="1" table:style-name="ce6">
            <text:p>3,319</text:p>
          </table:table-cell>
          <table:covered-table-cell/>
          <table:table-cell office:value-type="percentage" office:value="0.71376344086021504" table:style-name="ce3">
            <text:p>71.38%</text:p>
          </table:table-cell>
          <table:table-cell office:value-type="float" office:value="2593.6595360048209" table:number-columns-spanned="2" table:number-rows-spanned="1" table:style-name="ce6">
            <text:p>2,594</text:p>
          </table:table-cell>
          <table:covered-table-cell/>
          <table:table-cell office:value-type="float" office:value="8608356" table:style-name="ce2">
            <text:p>8,608,356</text:p>
          </table:table-cell>
          <table:table-cell office:value-type="float" office:value="12078917" table:style-name="ce2">
            <text:p>12,078,917</text:p>
          </table:table-cell>
          <table:table-cell office:value-type="float" office:value="23614597" table:style-name="ce2">
            <text:p>23,614,59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台中金典酒店</text:p>
          </table:table-cell>
          <table:covered-table-cell table:number-columns-repeated="4"/>
          <table:table-cell office:value-type="string" office:string-value="台中金典酒店" table:formula="of:=SUBSTITUTE([.A58]; &quot;*&quot;; &quot;&quot;)" table:style-name="ce7">
            <text:p>台中金典酒店</text:p>
          </table:table-cell>
          <table:table-cell office:value-type="string" table:style-name="ce7">
            <text:p>Taichung</text:p>
          </table:table-cell>
          <table:table-cell office:value-type="float" office:value="222" table:style-name="ce2">
            <text:p>222</text:p>
          </table:table-cell>
          <table:table-cell office:value-type="float" office:value="5701" table:number-columns-spanned="2" table:number-rows-spanned="1" table:style-name="ce6">
            <text:p>5,701</text:p>
          </table:table-cell>
          <table:covered-table-cell/>
          <table:table-cell office:value-type="percentage" office:value="0.85600600600600596" table:style-name="ce3">
            <text:p>85.60%</text:p>
          </table:table-cell>
          <table:table-cell office:value-type="float" office:value="2872.061568145939" table:number-columns-spanned="2" table:number-rows-spanned="1" table:style-name="ce6">
            <text:p>2,872</text:p>
          </table:table-cell>
          <table:covered-table-cell/>
          <table:table-cell office:value-type="float" office:value="16373623" table:style-name="ce2">
            <text:p>16,373,623</text:p>
          </table:table-cell>
          <table:table-cell office:value-type="float" office:value="23014195" table:style-name="ce2">
            <text:p>23,014,195</text:p>
          </table:table-cell>
          <table:table-cell office:value-type="float" office:value="54559824" table:style-name="ce2">
            <text:p>54,559,82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海灣藝術酒店</text:p>
          </table:table-cell>
          <table:covered-table-cell table:number-columns-repeated="4"/>
          <table:table-cell office:value-type="string" office:string-value="海灣藝術酒店" table:formula="of:=SUBSTITUTE([.A59]; &quot;*&quot;; &quot;&quot;)" table:style-name="ce7">
            <text:p>海灣藝術酒店</text:p>
          </table:table-cell>
          <table:table-cell office:value-type="string" table:style-name="ce7">
            <text:p>Taichung</text:p>
          </table:table-cell>
          <table:table-cell office:value-type="float" office:value="226" table:style-name="ce2">
            <text:p>226</text:p>
          </table:table-cell>
          <table:table-cell office:value-type="float" office:value="2909" table:number-columns-spanned="2" table:number-rows-spanned="1" table:style-name="ce6">
            <text:p>2,909</text:p>
          </table:table-cell>
          <table:covered-table-cell/>
          <table:table-cell office:value-type="percentage" office:value="0.42905604719764012" table:style-name="ce3">
            <text:p>42.91%</text:p>
          </table:table-cell>
          <table:table-cell office:value-type="float" office:value="1415.6301134410451" table:number-columns-spanned="2" table:number-rows-spanned="1" table:style-name="ce6">
            <text:p>1,416</text:p>
          </table:table-cell>
          <table:covered-table-cell/>
          <table:table-cell office:value-type="float" office:value="4118068" table:style-name="ce2">
            <text:p>4,118,068</text:p>
          </table:table-cell>
          <table:table-cell office:value-type="float" office:value="1439641" table:style-name="ce2">
            <text:p>1,439,641</text:p>
          </table:table-cell>
          <table:table-cell office:value-type="float" office:value="5718413" table:style-name="ce2">
            <text:p>5,718,41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*裕元花園酒店</text:p>
          </table:table-cell>
          <table:covered-table-cell table:number-columns-repeated="4"/>
          <table:table-cell office:value-type="string" office:string-value="裕元花園酒店" table:formula="of:=SUBSTITUTE([.A60]; &quot;*&quot;; &quot;&quot;)" table:style-name="ce7">
            <text:p>裕元花園酒店</text:p>
          </table:table-cell>
          <table:table-cell office:value-type="string" table:style-name="ce7">
            <text:p>Taichung</text:p>
          </table:table-cell>
          <table:table-cell office:value-type="float" office:value="149" table:style-name="ce2">
            <text:p>149</text:p>
          </table:table-cell>
          <table:table-cell office:value-type="float" office:value="3944" table:number-columns-spanned="2" table:number-rows-spanned="1" table:style-name="ce6">
            <text:p>3,944</text:p>
          </table:table-cell>
          <table:covered-table-cell/>
          <table:table-cell office:value-type="percentage" office:value="0.8823266219239374" table:style-name="ce3">
            <text:p>88.23%</text:p>
          </table:table-cell>
          <table:table-cell office:value-type="float" office:value="3142.3002028397559" table:number-columns-spanned="2" table:number-rows-spanned="1" table:style-name="ce6">
            <text:p>3,142</text:p>
          </table:table-cell>
          <table:covered-table-cell/>
          <table:table-cell office:value-type="float" office:value="12393232" table:style-name="ce2">
            <text:p>12,393,232</text:p>
          </table:table-cell>
          <table:table-cell office:value-type="float" office:value="26948486" table:style-name="ce2">
            <text:p>26,948,486</text:p>
          </table:table-cell>
          <table:table-cell office:value-type="float" office:value="44521125" table:style-name="ce2">
            <text:p>44,521,12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*台中港酒店</text:p>
          </table:table-cell>
          <table:covered-table-cell table:number-columns-repeated="4"/>
          <table:table-cell office:value-type="string" office:string-value="台中港酒店" table:formula="of:=SUBSTITUTE([.A61]; &quot;*&quot;; &quot;&quot;)" table:style-name="ce7">
            <text:p>台中港酒店</text:p>
          </table:table-cell>
          <table:table-cell office:value-type="string" table:style-name="ce7">
            <text:p>Taichung</text:p>
          </table:table-cell>
          <table:table-cell office:value-type="float" office:value="200" table:style-name="ce2">
            <text:p>200</text:p>
          </table:table-cell>
          <table:table-cell office:value-type="float" office:value="3337" table:number-columns-spanned="2" table:number-rows-spanned="1" table:style-name="ce6">
            <text:p>3,337</text:p>
          </table:table-cell>
          <table:covered-table-cell/>
          <table:table-cell office:value-type="percentage" office:value="0.5561666666666667" table:style-name="ce3">
            <text:p>55.62%</text:p>
          </table:table-cell>
          <table:table-cell office:value-type="float" office:value="2597.268504644891" table:number-columns-spanned="2" table:number-rows-spanned="1" table:style-name="ce6">
            <text:p>2,597</text:p>
          </table:table-cell>
          <table:covered-table-cell/>
          <table:table-cell office:value-type="float" office:value="8667085" table:style-name="ce2">
            <text:p>8,667,085</text:p>
          </table:table-cell>
          <table:table-cell office:value-type="float" office:value="2649427" table:style-name="ce2">
            <text:p>2,649,427</text:p>
          </table:table-cell>
          <table:table-cell office:value-type="float" office:value="12160471" table:style-name="ce2">
            <text:p>12,160,47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花蓮亞士都飯店</text:p>
          </table:table-cell>
          <table:covered-table-cell table:number-columns-repeated="4"/>
          <table:table-cell office:value-type="string" office:string-value="花蓮亞士都飯店" table:formula="of:=SUBSTITUTE([.A62]; &quot;*&quot;; &quot;&quot;)" table:style-name="ce7">
            <text:p>花蓮亞士都飯店</text:p>
          </table:table-cell>
          <table:table-cell office:value-type="string" table:style-name="ce4">
            <text:p>Hualien</text:p>
          </table:table-cell>
          <table:table-cell office:value-type="float" office:value="167" table:style-name="ce2">
            <text:p>167</text:p>
          </table:table-cell>
          <table:table-cell office:value-type="float" office:value="2112" table:number-columns-spanned="2" table:number-rows-spanned="1" table:style-name="ce6">
            <text:p>2,112</text:p>
          </table:table-cell>
          <table:covered-table-cell/>
          <table:table-cell office:value-type="percentage" office:value="0.42155688622754489" table:style-name="ce3">
            <text:p>42.16%</text:p>
          </table:table-cell>
          <table:table-cell office:value-type="float" office:value="1082.218276515152" table:number-columns-spanned="2" table:number-rows-spanned="1" table:style-name="ce6">
            <text:p>1,082</text:p>
          </table:table-cell>
          <table:covered-table-cell/>
          <table:table-cell office:value-type="float" office:value="2285645" table:style-name="ce2">
            <text:p>2,285,645</text:p>
          </table:table-cell>
          <table:table-cell office:value-type="float" office:value="1290327" table:style-name="ce2">
            <text:p>1,290,327</text:p>
          </table:table-cell>
          <table:table-cell office:value-type="float" office:value="3590972" table:style-name="ce2">
            <text:p>3,590,97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花蓮翰品酒店</text:p>
          </table:table-cell>
          <table:covered-table-cell table:number-columns-repeated="4"/>
          <table:table-cell office:value-type="string" office:string-value="花蓮翰品酒店" table:formula="of:=SUBSTITUTE([.A63]; &quot;*&quot;; &quot;&quot;)" table:style-name="ce7">
            <text:p>花蓮翰品酒店</text:p>
          </table:table-cell>
          <table:table-cell office:value-type="string" table:style-name="ce7">
            <text:p>Hualien</text:p>
          </table:table-cell>
          <table:table-cell office:value-type="float" office:value="197" table:style-name="ce2">
            <text:p>197</text:p>
          </table:table-cell>
          <table:table-cell office:value-type="float" office:value="4159" table:number-columns-spanned="2" table:number-rows-spanned="1" table:style-name="ce6">
            <text:p>4,159</text:p>
          </table:table-cell>
          <table:covered-table-cell/>
          <table:table-cell office:value-type="percentage" office:value="0.7037225042301184" table:style-name="ce3">
            <text:p>70.37%</text:p>
          </table:table-cell>
          <table:table-cell office:value-type="float" office:value="2173.607838422698" table:number-columns-spanned="2" table:number-rows-spanned="1" table:style-name="ce6">
            <text:p>2,174</text:p>
          </table:table-cell>
          <table:covered-table-cell/>
          <table:table-cell office:value-type="float" office:value="9040035" table:style-name="ce2">
            <text:p>9,040,035</text:p>
          </table:table-cell>
          <table:table-cell office:value-type="float" office:value="11878924" table:style-name="ce2">
            <text:p>11,878,924</text:p>
          </table:table-cell>
          <table:table-cell office:value-type="float" office:value="21825145" table:style-name="ce2">
            <text:p>21,825,14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美侖大飯店</text:p>
          </table:table-cell>
          <table:covered-table-cell table:number-columns-repeated="4"/>
          <table:table-cell office:value-type="string" office:string-value="美侖大飯店" table:formula="of:=SUBSTITUTE([.A64]; &quot;*&quot;; &quot;&quot;)" table:style-name="ce7">
            <text:p>美侖大飯店</text:p>
          </table:table-cell>
          <table:table-cell office:value-type="string" table:style-name="ce7">
            <text:p>Hualien</text:p>
          </table:table-cell>
          <table:table-cell office:value-type="float" office:value="343" table:style-name="ce2">
            <text:p>343</text:p>
          </table:table-cell>
          <table:table-cell office:value-type="float" office:value="5751" table:number-columns-spanned="2" table:number-rows-spanned="1" table:style-name="ce6">
            <text:p>5,751</text:p>
          </table:table-cell>
          <table:covered-table-cell/>
          <table:table-cell office:value-type="percentage" office:value="0.55889212827988333" table:style-name="ce3">
            <text:p>55.89%</text:p>
          </table:table-cell>
          <table:table-cell office:value-type="float" office:value="2090.803686315423" table:number-columns-spanned="2" table:number-rows-spanned="1" table:style-name="ce6">
            <text:p>2,091</text:p>
          </table:table-cell>
          <table:covered-table-cell/>
          <table:table-cell office:value-type="float" office:value="12024212" table:style-name="ce2">
            <text:p>12,024,212</text:p>
          </table:table-cell>
          <table:table-cell office:value-type="float" office:value="12176793" table:style-name="ce2">
            <text:p>12,176,793</text:p>
          </table:table-cell>
          <table:table-cell office:value-type="float" office:value="24916437" table:style-name="ce2">
            <text:p>24,916,43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遠雄悅來大飯店</text:p>
          </table:table-cell>
          <table:covered-table-cell table:number-columns-repeated="4"/>
          <table:table-cell office:value-type="string" office:string-value="遠雄悅來大飯店" table:formula="of:=SUBSTITUTE([.A65]; &quot;*&quot;; &quot;&quot;)" table:style-name="ce7">
            <text:p>遠雄悅來大飯店</text:p>
          </table:table-cell>
          <table:table-cell office:value-type="string" table:style-name="ce7">
            <text:p>Hualien</text:p>
          </table:table-cell>
          <table:table-cell office:value-type="float" office:value="381" table:style-name="ce2">
            <text:p>381</text:p>
          </table:table-cell>
          <table:table-cell office:value-type="float" office:value="4778" table:number-columns-spanned="2" table:number-rows-spanned="1" table:style-name="ce6">
            <text:p>4,778</text:p>
          </table:table-cell>
          <table:covered-table-cell/>
          <table:table-cell office:value-type="percentage" office:value="0.41802274715660542" table:style-name="ce3">
            <text:p>41.80%</text:p>
          </table:table-cell>
          <table:table-cell office:value-type="float" office:value="2815.8384261197152" table:number-columns-spanned="2" table:number-rows-spanned="1" table:style-name="ce6">
            <text:p>2,816</text:p>
          </table:table-cell>
          <table:covered-table-cell/>
          <table:table-cell office:value-type="float" office:value="13454076" table:style-name="ce2">
            <text:p>13,454,076</text:p>
          </table:table-cell>
          <table:table-cell office:value-type="float" office:value="10715512" table:style-name="ce2">
            <text:p>10,715,512</text:p>
          </table:table-cell>
          <table:table-cell office:value-type="float" office:value="29352340" table:style-name="ce2">
            <text:p>29,352,34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瑞穗天合國際觀光酒店</text:p>
          </table:table-cell>
          <table:covered-table-cell table:number-columns-repeated="4"/>
          <table:table-cell office:value-type="string" office:string-value="瑞穗天合國際觀光酒店" table:formula="of:=SUBSTITUTE([.A66]; &quot;*&quot;; &quot;&quot;)" table:style-name="ce7">
            <text:p>瑞穗天合國際觀光酒店</text:p>
          </table:table-cell>
          <table:table-cell office:value-type="string" table:style-name="ce7">
            <text:p>Hualien</text:p>
          </table:table-cell>
          <table:table-cell office:value-type="float" office:value="198" table:style-name="ce2">
            <text:p>198</text:p>
          </table:table-cell>
          <table:table-cell office:value-type="float" office:value="3612" table:number-columns-spanned="2" table:number-rows-spanned="1" table:style-name="ce6">
            <text:p>3,612</text:p>
          </table:table-cell>
          <table:covered-table-cell/>
          <table:table-cell office:value-type="percentage" office:value="0.60808080808080811" table:style-name="ce3">
            <text:p>60.81%</text:p>
          </table:table-cell>
          <table:table-cell office:value-type="float" office:value="6812.135658914729" table:number-columns-spanned="2" table:number-rows-spanned="1" table:style-name="ce6">
            <text:p>6,812</text:p>
          </table:table-cell>
          <table:covered-table-cell/>
          <table:table-cell office:value-type="float" office:value="24605434" table:style-name="ce2">
            <text:p>24,605,434</text:p>
          </table:table-cell>
          <table:table-cell office:value-type="float" office:value="12266839" table:style-name="ce2">
            <text:p>12,266,839</text:p>
          </table:table-cell>
          <table:table-cell office:value-type="float" office:value="42159372" table:style-name="ce2">
            <text:p>42,159,37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晶悅國際飯店</text:p>
          </table:table-cell>
          <table:covered-table-cell table:number-columns-repeated="4"/>
          <table:table-cell office:value-type="string" office:string-value="晶悅國際飯店" table:formula="of:=SUBSTITUTE([.A67]; &quot;*&quot;; &quot;&quot;)" table:style-name="ce7">
            <text:p>晶悅國際飯店</text:p>
          </table:table-cell>
          <table:table-cell office:value-type="string" table:style-name="ce4">
            <text:p>Taoyuan-Hsinchu-Miaoli</text:p>
          </table:table-cell>
          <table:table-cell office:value-type="float" office:value="383" table:style-name="ce2">
            <text:p>383</text:p>
          </table:table-cell>
          <table:table-cell office:value-type="float" office:value="7843" table:number-columns-spanned="2" table:number-rows-spanned="1" table:style-name="ce6">
            <text:p>7,843</text:p>
          </table:table-cell>
          <table:covered-table-cell/>
          <table:table-cell office:value-type="percentage" office:value="0.68259355961705837" table:style-name="ce3">
            <text:p>68.26%</text:p>
          </table:table-cell>
          <table:table-cell office:value-type="float" office:value="1679.231289047558" table:number-columns-spanned="2" table:number-rows-spanned="1" table:style-name="ce6">
            <text:p>1,679</text:p>
          </table:table-cell>
          <table:covered-table-cell/>
          <table:table-cell office:value-type="float" office:value="13170211" table:style-name="ce2">
            <text:p>13,170,211</text:p>
          </table:table-cell>
          <table:table-cell office:value-type="float" office:value="7059436" table:style-name="ce2">
            <text:p>7,059,436</text:p>
          </table:table-cell>
          <table:table-cell office:value-type="float" office:value="21311146" table:style-name="ce2">
            <text:p>21,311,14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尊爵天際大飯店</text:p>
          </table:table-cell>
          <table:covered-table-cell table:number-columns-repeated="4"/>
          <table:table-cell office:value-type="string" office:string-value="尊爵天際大飯店" table:formula="of:=SUBSTITUTE([.A68]; &quot;*&quot;; &quot;&quot;)" table:style-name="ce7">
            <text:p>尊爵天際大飯店</text:p>
          </table:table-cell>
          <table:table-cell office:value-type="string" table:style-name="ce7">
            <text:p>Taoyuan-Hsinchu-Miaoli</text:p>
          </table:table-cell>
          <table:table-cell office:value-type="float" office:value="250" table:style-name="ce2">
            <text:p>250</text:p>
          </table:table-cell>
          <table:table-cell office:value-type="float" office:value="6801" table:number-columns-spanned="2" table:number-rows-spanned="1" table:style-name="ce6">
            <text:p>6,801</text:p>
          </table:table-cell>
          <table:covered-table-cell/>
          <table:table-cell office:value-type="percentage" office:value="0.90680000000000005" table:style-name="ce3">
            <text:p>90.68%</text:p>
          </table:table-cell>
          <table:table-cell office:value-type="float" office:value="2330.7494486104979" table:number-columns-spanned="2" table:number-rows-spanned="1" table:style-name="ce6">
            <text:p>2,331</text:p>
          </table:table-cell>
          <table:covered-table-cell/>
          <table:table-cell office:value-type="float" office:value="15851427" table:style-name="ce2">
            <text:p>15,851,427</text:p>
          </table:table-cell>
          <table:table-cell office:value-type="float" office:value="26914852" table:style-name="ce2">
            <text:p>26,914,852</text:p>
          </table:table-cell>
          <table:table-cell office:value-type="float" office:value="43354256" table:style-name="ce2">
            <text:p>43,354,25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南方莊園渡假飯店</text:p>
          </table:table-cell>
          <table:covered-table-cell table:number-columns-repeated="4"/>
          <table:table-cell office:value-type="string" office:string-value="南方莊園渡假飯店" table:formula="of:=SUBSTITUTE([.A69]; &quot;*&quot;; &quot;&quot;)" table:style-name="ce7">
            <text:p>南方莊園渡假飯店</text:p>
          </table:table-cell>
          <table:table-cell office:value-type="string" table:style-name="ce7">
            <text:p>Taoyuan-Hsinchu-Miaoli</text:p>
          </table:table-cell>
          <table:table-cell office:value-type="float" office:value="111" table:style-name="ce2">
            <text:p>111</text:p>
          </table:table-cell>
          <table:table-cell office:value-type="float" office:value="2442" table:number-columns-spanned="2" table:number-rows-spanned="1" table:style-name="ce6">
            <text:p>2,442</text:p>
          </table:table-cell>
          <table:covered-table-cell/>
          <table:table-cell office:value-type="percentage" office:value="0.73333333333333328" table:style-name="ce3">
            <text:p>73.33%</text:p>
          </table:table-cell>
          <table:table-cell office:value-type="float" office:value="4234.5720720720719" table:number-columns-spanned="2" table:number-rows-spanned="1" table:style-name="ce6">
            <text:p>4,235</text:p>
          </table:table-cell>
          <table:covered-table-cell/>
          <table:table-cell office:value-type="float" office:value="10340825" table:style-name="ce2">
            <text:p>10,340,825</text:p>
          </table:table-cell>
          <table:table-cell office:value-type="float" office:value="14692294" table:style-name="ce2">
            <text:p>14,692,294</text:p>
          </table:table-cell>
          <table:table-cell office:value-type="float" office:value="29798797" table:style-name="ce2">
            <text:p>29,798,79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台北諾富特華航桃園機場飯店</text:p>
          </table:table-cell>
          <table:covered-table-cell table:number-columns-repeated="4"/>
          <table:table-cell office:value-type="string" office:string-value="台北諾富特華航桃園機場飯店" table:formula="of:=SUBSTITUTE([.A70]; &quot;*&quot;; &quot;&quot;)" table:style-name="ce7">
            <text:p>台北諾富特華航桃園機場飯店</text:p>
          </table:table-cell>
          <table:table-cell office:value-type="string" table:style-name="ce7">
            <text:p>Taoyuan-Hsinchu-Miaoli</text:p>
          </table:table-cell>
          <table:table-cell office:value-type="float" office:value="516" table:style-name="ce2">
            <text:p>516</text:p>
          </table:table-cell>
          <table:table-cell office:value-type="float" office:value="12193" table:number-columns-spanned="2" table:number-rows-spanned="1" table:style-name="ce6">
            <text:p>12,193</text:p>
          </table:table-cell>
          <table:covered-table-cell/>
          <table:table-cell office:value-type="percentage" office:value="0.78766149870801039" table:style-name="ce3">
            <text:p>78.77%</text:p>
          </table:table-cell>
          <table:table-cell office:value-type="float" office:value="2732.9379972115148" table:number-columns-spanned="2" table:number-rows-spanned="1" table:style-name="ce6">
            <text:p>2,733</text:p>
          </table:table-cell>
          <table:covered-table-cell/>
          <table:table-cell office:value-type="float" office:value="33322713" table:style-name="ce2">
            <text:p>33,322,713</text:p>
          </table:table-cell>
          <table:table-cell office:value-type="float" office:value="24130904" table:style-name="ce2">
            <text:p>24,130,904</text:p>
          </table:table-cell>
          <table:table-cell office:value-type="float" office:value="62870335" table:style-name="ce2">
            <text:p>62,870,33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桃園喜來登酒店</text:p>
          </table:table-cell>
          <table:covered-table-cell table:number-columns-repeated="4"/>
          <table:table-cell office:value-type="string" office:string-value="桃園喜來登酒店" table:formula="of:=SUBSTITUTE([.A71]; &quot;*&quot;; &quot;&quot;)" table:style-name="ce7">
            <text:p>桃園喜來登酒店</text:p>
          </table:table-cell>
          <table:table-cell office:value-type="string" table:style-name="ce7">
            <text:p>Taoyuan-Hsinchu-Miaoli</text:p>
          </table:table-cell>
          <table:table-cell office:value-type="float" office:value="187" table:style-name="ce2">
            <text:p>187</text:p>
          </table:table-cell>
          <table:table-cell office:value-type="float" office:value="2219" table:number-columns-spanned="2" table:number-rows-spanned="1" table:style-name="ce6">
            <text:p>2,219</text:p>
          </table:table-cell>
          <table:covered-table-cell/>
          <table:table-cell office:value-type="percentage" office:value="0.39554367201426027" table:style-name="ce3">
            <text:p>39.55%</text:p>
          </table:table-cell>
          <table:table-cell office:value-type="float" office:value="2749.3902658855341" table:number-columns-spanned="2" table:number-rows-spanned="1" table:style-name="ce6">
            <text:p>2,749</text:p>
          </table:table-cell>
          <table:covered-table-cell/>
          <table:table-cell office:value-type="float" office:value="6100897" table:style-name="ce2">
            <text:p>6,100,897</text:p>
          </table:table-cell>
          <table:table-cell office:value-type="float" office:value="8691035" table:style-name="ce2">
            <text:p>8,691,035</text:p>
          </table:table-cell>
          <table:table-cell office:value-type="float" office:value="16159453" table:style-name="ce2">
            <text:p>16,159,45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新竹喜來登大飯店</text:p>
          </table:table-cell>
          <table:covered-table-cell table:number-columns-repeated="4"/>
          <table:table-cell office:value-type="string" office:string-value="新竹喜來登大飯店" table:formula="of:=SUBSTITUTE([.A72]; &quot;*&quot;; &quot;&quot;)" table:style-name="ce7">
            <text:p>新竹喜來登大飯店</text:p>
          </table:table-cell>
          <table:table-cell office:value-type="string" table:style-name="ce7">
            <text:p>Taoyuan-Hsinchu-Miaoli</text:p>
          </table:table-cell>
          <table:table-cell office:value-type="float" office:value="386" table:style-name="ce2">
            <text:p>386</text:p>
          </table:table-cell>
          <table:table-cell office:value-type="float" office:value="10947" table:number-columns-spanned="2" table:number-rows-spanned="1" table:style-name="ce6">
            <text:p>10,947</text:p>
          </table:table-cell>
          <table:covered-table-cell/>
          <table:table-cell office:value-type="percentage" office:value="0.9453367875647668" table:style-name="ce3">
            <text:p>94.53%</text:p>
          </table:table-cell>
          <table:table-cell office:value-type="float" office:value="3606.3896044578419" table:number-columns-spanned="2" table:number-rows-spanned="1" table:style-name="ce6">
            <text:p>3,606</text:p>
          </table:table-cell>
          <table:covered-table-cell/>
          <table:table-cell office:value-type="float" office:value="39479147" table:style-name="ce2">
            <text:p>39,479,147</text:p>
          </table:table-cell>
          <table:table-cell office:value-type="float" office:value="45190677" table:style-name="ce2">
            <text:p>45,190,677</text:p>
          </table:table-cell>
          <table:table-cell office:value-type="float" office:value="95711807" table:style-name="ce2">
            <text:p>95,711,80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新竹老爺大酒店</text:p>
          </table:table-cell>
          <table:covered-table-cell table:number-columns-repeated="4"/>
          <table:table-cell office:value-type="string" office:string-value="新竹老爺大酒店" table:formula="of:=SUBSTITUTE([.A73]; &quot;*&quot;; &quot;&quot;)" table:style-name="ce7">
            <text:p>新竹老爺大酒店</text:p>
          </table:table-cell>
          <table:table-cell office:value-type="string" table:style-name="ce7">
            <text:p>Taoyuan-Hsinchu-Miaoli</text:p>
          </table:table-cell>
          <table:table-cell office:value-type="float" office:value="208" table:style-name="ce2">
            <text:p>208</text:p>
          </table:table-cell>
          <table:table-cell office:value-type="float" office:value="4706" table:number-columns-spanned="2" table:number-rows-spanned="1" table:style-name="ce6">
            <text:p>4,706</text:p>
          </table:table-cell>
          <table:covered-table-cell/>
          <table:table-cell office:value-type="percentage" office:value="0.75416666666666665" table:style-name="ce3">
            <text:p>75.42%</text:p>
          </table:table-cell>
          <table:table-cell office:value-type="float" office:value="3037.2065448363792" table:number-columns-spanned="2" table:number-rows-spanned="1" table:style-name="ce6">
            <text:p>3,037</text:p>
          </table:table-cell>
          <table:covered-table-cell/>
          <table:table-cell office:value-type="float" office:value="14293094" table:style-name="ce2">
            <text:p>14,293,094</text:p>
          </table:table-cell>
          <table:table-cell office:value-type="float" office:value="13474270" table:style-name="ce2">
            <text:p>13,474,270</text:p>
          </table:table-cell>
          <table:table-cell office:value-type="float" office:value="29289519" table:style-name="ce2">
            <text:p>29,289,51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新竹國賓大飯店</text:p>
          </table:table-cell>
          <table:covered-table-cell table:number-columns-repeated="4"/>
          <table:table-cell office:value-type="string" office:string-value="新竹國賓大飯店" table:formula="of:=SUBSTITUTE([.A74]; &quot;*&quot;; &quot;&quot;)" table:style-name="ce7">
            <text:p>新竹國賓大飯店</text:p>
          </table:table-cell>
          <table:table-cell office:value-type="string" table:style-name="ce7">
            <text:p>Taoyuan-Hsinchu-Miaoli</text:p>
          </table:table-cell>
          <table:table-cell office:value-type="float" office:value="257" table:style-name="ce2">
            <text:p>257</text:p>
          </table:table-cell>
          <table:table-cell office:value-type="float" office:value="6361" table:number-columns-spanned="2" table:number-rows-spanned="1" table:style-name="ce6">
            <text:p>6,361</text:p>
          </table:table-cell>
          <table:covered-table-cell/>
          <table:table-cell office:value-type="percentage" office:value="0.82503242542153044" table:style-name="ce3">
            <text:p>82.50%</text:p>
          </table:table-cell>
          <table:table-cell office:value-type="float" office:value="2939.0608394906458" table:number-columns-spanned="2" table:number-rows-spanned="1" table:style-name="ce6">
            <text:p>2,939</text:p>
          </table:table-cell>
          <table:covered-table-cell/>
          <table:table-cell office:value-type="float" office:value="18695366" table:style-name="ce2">
            <text:p>18,695,366</text:p>
          </table:table-cell>
          <table:table-cell office:value-type="float" office:value="35836992" table:style-name="ce2">
            <text:p>35,836,992</text:p>
          </table:table-cell>
          <table:table-cell office:value-type="float" office:value="59596438" table:style-name="ce2">
            <text:p>59,596,43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*尊爵大飯店</text:p>
          </table:table-cell>
          <table:covered-table-cell table:number-columns-repeated="4"/>
          <table:table-cell office:value-type="string" office:string-value="尊爵大飯店" table:formula="of:=SUBSTITUTE([.A75]; &quot;*&quot;; &quot;&quot;)" table:style-name="ce7">
            <text:p>尊爵大飯店</text:p>
          </table:table-cell>
          <table:table-cell office:value-type="string" table:style-name="ce7">
            <text:p>Taoyuan-Hsinchu-Miaoli</text:p>
          </table:table-cell>
          <table:table-cell office:value-type="float" office:value="231" table:style-name="ce2">
            <text:p>231</text:p>
          </table:table-cell>
          <table:table-cell office:value-type="float" office:value="5997" table:number-columns-spanned="2" table:number-rows-spanned="1" table:style-name="ce6">
            <text:p>5,997</text:p>
          </table:table-cell>
          <table:covered-table-cell/>
          <table:table-cell office:value-type="percentage" office:value="0.86536796536796534" table:style-name="ce3">
            <text:p>86.54%</text:p>
          </table:table-cell>
          <table:table-cell office:value-type="float" office:value="2199.2634650658661" table:number-columns-spanned="2" table:number-rows-spanned="1" table:style-name="ce6">
            <text:p>2,199</text:p>
          </table:table-cell>
          <table:covered-table-cell/>
          <table:table-cell office:value-type="float" office:value="13188983" table:style-name="ce2">
            <text:p>13,188,983</text:p>
          </table:table-cell>
          <table:table-cell office:value-type="float" office:value="13654399" table:style-name="ce2">
            <text:p>13,654,399</text:p>
          </table:table-cell>
          <table:table-cell office:value-type="float" office:value="28824670" table:style-name="ce2">
            <text:p>28,824,67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*古華花園飯店</text:p>
          </table:table-cell>
          <table:covered-table-cell table:number-columns-repeated="4"/>
          <table:table-cell office:value-type="string" office:string-value="古華花園飯店" table:formula="of:=SUBSTITUTE([.A76]; &quot;*&quot;; &quot;&quot;)" table:style-name="ce7">
            <text:p>古華花園飯店</text:p>
          </table:table-cell>
          <table:table-cell office:value-type="string" table:style-name="ce7">
            <text:p>Taoyuan-Hsinchu-Miaoli</text:p>
          </table:table-cell>
          <table:table-cell office:value-type="float" office:value="255" table:style-name="ce2">
            <text:p>255</text:p>
          </table:table-cell>
          <table:table-cell office:value-type="float" office:value="6861" table:number-columns-spanned="2" table:number-rows-spanned="1" table:style-name="ce6">
            <text:p>6,861</text:p>
          </table:table-cell>
          <table:covered-table-cell/>
          <table:table-cell office:value-type="percentage" office:value="0.8968627450980392" table:style-name="ce3">
            <text:p>89.69%</text:p>
          </table:table-cell>
          <table:table-cell office:value-type="float" office:value="2861.7663605888361" table:number-columns-spanned="2" table:number-rows-spanned="1" table:style-name="ce6">
            <text:p>2,862</text:p>
          </table:table-cell>
          <table:covered-table-cell/>
          <table:table-cell office:value-type="float" office:value="19634579" table:style-name="ce2">
            <text:p>19,634,579</text:p>
          </table:table-cell>
          <table:table-cell office:value-type="float" office:value="16704595" table:style-name="ce2">
            <text:p>16,704,595</text:p>
          </table:table-cell>
          <table:table-cell office:value-type="float" office:value="38441303" table:style-name="ce2">
            <text:p>38,441,30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*福容大飯店 <text:s text:c="2"/>桃園</text:p>
          </table:table-cell>
          <table:covered-table-cell table:number-columns-repeated="4"/>
          <table:table-cell office:value-type="string" office:string-value="福容大飯店   桃園" table:formula="of:=SUBSTITUTE([.A77]; &quot;*&quot;; &quot;&quot;)" table:style-name="ce7">
            <text:p>福容大飯店 <text:s text:c="2"/>桃園</text:p>
          </table:table-cell>
          <table:table-cell office:value-type="string" table:style-name="ce7">
            <text:p>Taoyuan-Hsinchu-Miaoli</text:p>
          </table:table-cell>
          <table:table-cell office:value-type="float" office:value="182" table:style-name="ce2">
            <text:p>182</text:p>
          </table:table-cell>
          <table:table-cell office:value-type="float" office:value="4640" table:number-columns-spanned="2" table:number-rows-spanned="1" table:style-name="ce6">
            <text:p>4,640</text:p>
          </table:table-cell>
          <table:covered-table-cell/>
          <table:table-cell office:value-type="percentage" office:value="0.8498168498168498" table:style-name="ce3">
            <text:p>84.98%</text:p>
          </table:table-cell>
          <table:table-cell office:value-type="float" office:value="1627.3327586206899" table:number-columns-spanned="2" table:number-rows-spanned="1" table:style-name="ce6">
            <text:p>1,627</text:p>
          </table:table-cell>
          <table:covered-table-cell/>
          <table:table-cell office:value-type="float" office:value="7550824" table:style-name="ce2">
            <text:p>7,550,824</text:p>
          </table:table-cell>
          <table:table-cell office:value-type="float" office:value="4412869" table:style-name="ce2">
            <text:p>4,412,869</text:p>
          </table:table-cell>
          <table:table-cell office:value-type="float" office:value="12522108" table:style-name="ce2">
            <text:p>12,522,10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*福容大飯店 林口</text:p>
          </table:table-cell>
          <table:covered-table-cell table:number-columns-repeated="4"/>
          <table:table-cell office:value-type="string" office:string-value="福容大飯店 林口" table:formula="of:=SUBSTITUTE([.A78]; &quot;*&quot;; &quot;&quot;)" table:style-name="ce7">
            <text:p>福容大飯店 林口</text:p>
          </table:table-cell>
          <table:table-cell office:value-type="string" table:style-name="ce7">
            <text:p>Taoyuan-Hsinchu-Miaoli</text:p>
          </table:table-cell>
          <table:table-cell office:value-type="float" office:value="149" table:style-name="ce2">
            <text:p>149</text:p>
          </table:table-cell>
          <table:table-cell office:value-type="float" office:value="4057" table:number-columns-spanned="2" table:number-rows-spanned="1" table:style-name="ce6">
            <text:p>4,057</text:p>
          </table:table-cell>
          <table:covered-table-cell/>
          <table:table-cell office:value-type="percentage" office:value="0.90760626398210287" table:style-name="ce3">
            <text:p>90.76%</text:p>
          </table:table-cell>
          <table:table-cell office:value-type="float" office:value="1822.7296031550411" table:number-columns-spanned="2" table:number-rows-spanned="1" table:style-name="ce6">
            <text:p>1,823</text:p>
          </table:table-cell>
          <table:covered-table-cell/>
          <table:table-cell office:value-type="float" office:value="7394814" table:style-name="ce2">
            <text:p>7,394,814</text:p>
          </table:table-cell>
          <table:table-cell office:value-type="float" office:value="4875612" table:style-name="ce2">
            <text:p>4,875,612</text:p>
          </table:table-cell>
          <table:table-cell office:value-type="float" office:value="12284011" table:style-name="ce2">
            <text:p>12,284,01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*豐邑喜來登大飯店</text:p>
          </table:table-cell>
          <table:covered-table-cell table:number-columns-repeated="4"/>
          <table:table-cell office:value-type="string" office:string-value="豐邑喜來登大飯店" table:formula="of:=SUBSTITUTE([.A79]; &quot;*&quot;; &quot;&quot;)" table:style-name="ce7">
            <text:p>豐邑喜來登大飯店</text:p>
          </table:table-cell>
          <table:table-cell office:value-type="string" table:style-name="ce7">
            <text:p>Taoyuan-Hsinchu-Miaoli</text:p>
          </table:table-cell>
          <table:table-cell office:value-type="float" office:value="384" table:style-name="ce2">
            <text:p>384</text:p>
          </table:table-cell>
          <table:table-cell office:value-type="float" office:value="2737" table:number-columns-spanned="2" table:number-rows-spanned="1" table:style-name="ce6">
            <text:p>2,737</text:p>
          </table:table-cell>
          <table:covered-table-cell/>
          <table:table-cell office:value-type="percentage" office:value="0.23758680555555561" table:style-name="ce3">
            <text:p>23.76%</text:p>
          </table:table-cell>
          <table:table-cell office:value-type="float" office:value="4808.0800146145411" table:number-columns-spanned="2" table:number-rows-spanned="1" table:style-name="ce6">
            <text:p>4,808</text:p>
          </table:table-cell>
          <table:covered-table-cell/>
          <table:table-cell office:value-type="float" office:value="13159715" table:style-name="ce2">
            <text:p>13,159,715</text:p>
          </table:table-cell>
          <table:table-cell office:value-type="float" office:value="4435867" table:style-name="ce2">
            <text:p>4,435,867</text:p>
          </table:table-cell>
          <table:table-cell office:value-type="float" office:value="19198189" table:style-name="ce2">
            <text:p>19,198,18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*馥藝金鬱金香酒店</text:p>
          </table:table-cell>
          <table:covered-table-cell table:number-columns-repeated="4"/>
          <table:table-cell office:value-type="string" office:string-value="馥藝金鬱金香酒店" table:formula="of:=SUBSTITUTE([.A80]; &quot;*&quot;; &quot;&quot;)" table:style-name="ce7">
            <text:p>馥藝金鬱金香酒店</text:p>
          </table:table-cell>
          <table:table-cell office:value-type="string" table:style-name="ce7">
            <text:p>Taoyuan-Hsinchu-Miaoli</text:p>
          </table:table-cell>
          <table:table-cell office:value-type="float" office:value="191" table:style-name="ce2">
            <text:p>191</text:p>
          </table:table-cell>
          <table:table-cell office:value-type="float" office:value="3128" table:number-columns-spanned="2" table:number-rows-spanned="1" table:style-name="ce6">
            <text:p>3,128</text:p>
          </table:table-cell>
          <table:covered-table-cell/>
          <table:table-cell office:value-type="percentage" office:value="0.54589877835951139" table:style-name="ce3">
            <text:p>54.59%</text:p>
          </table:table-cell>
          <table:table-cell office:value-type="float" office:value="2090.3989769820969" table:number-columns-spanned="2" table:number-rows-spanned="1" table:style-name="ce6">
            <text:p>2,090</text:p>
          </table:table-cell>
          <table:covered-table-cell/>
          <table:table-cell office:value-type="float" office:value="6538768" table:style-name="ce2">
            <text:p>6,538,768</text:p>
          </table:table-cell>
          <table:table-cell office:value-type="float" office:value="5144229" table:style-name="ce2">
            <text:p>5,144,229</text:p>
          </table:table-cell>
          <table:table-cell office:value-type="float" office:value="12018715" table:style-name="ce2">
            <text:p>12,018,71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陽明山中國麗緻大飯店</text:p>
          </table:table-cell>
          <table:covered-table-cell table:number-columns-repeated="4"/>
          <table:table-cell office:value-type="string" office:string-value="陽明山中國麗緻大飯店" table:formula="of:=SUBSTITUTE([.A81]; &quot;*&quot;; &quot;&quot;)" table:style-name="ce7">
            <text:p>陽明山中國麗緻大飯店</text:p>
          </table:table-cell>
          <table:table-cell office:value-type="string" table:style-name="ce4">
            <text:p>Scenery</text:p>
          </table:table-cell>
          <table:table-cell office:value-type="float" office:value="47" table:style-name="ce2">
            <text:p>47</text:p>
          </table:table-cell>
          <table:table-cell office:value-type="float" office:value="620" table:number-columns-spanned="2" table:number-rows-spanned="1" table:style-name="ce6">
            <text:p>620</text:p>
          </table:table-cell>
          <table:covered-table-cell/>
          <table:table-cell office:value-type="percentage" office:value="0.43971631205673761" table:style-name="ce3">
            <text:p>43.97%</text:p>
          </table:table-cell>
          <table:table-cell office:value-type="float" office:value="4169.427419354839" table:number-columns-spanned="2" table:number-rows-spanned="1" table:style-name="ce6">
            <text:p>4,169</text:p>
          </table:table-cell>
          <table:covered-table-cell/>
          <table:table-cell office:value-type="float" office:value="2585045" table:style-name="ce2">
            <text:p>2,585,045</text:p>
          </table:table-cell>
          <table:table-cell office:value-type="float" office:value="2864170" table:style-name="ce2">
            <text:p>2,864,170</text:p>
          </table:table-cell>
          <table:table-cell office:value-type="float" office:value="7968442" table:style-name="ce2">
            <text:p>7,968,44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趣淘漫旅</text:p>
          </table:table-cell>
          <table:covered-table-cell table:number-columns-repeated="4"/>
          <table:table-cell office:value-type="string" office:string-value="趣淘漫旅" table:formula="of:=SUBSTITUTE([.A82]; &quot;*&quot;; &quot;&quot;)" table:style-name="ce7">
            <text:p>趣淘漫旅</text:p>
          </table:table-cell>
          <table:table-cell office:value-type="string" table:style-name="ce7">
            <text:p>Scenery</text:p>
          </table:table-cell>
          <table:table-cell office:value-type="float" office:value="198" table:style-name="ce2">
            <text:p>198</text:p>
          </table:table-cell>
          <table:table-cell office:value-type="float" office:value="3898" table:number-columns-spanned="2" table:number-rows-spanned="1" table:style-name="ce6">
            <text:p>3,898</text:p>
          </table:table-cell>
          <table:covered-table-cell/>
          <table:table-cell office:value-type="percentage" office:value="0.65622895622895627" table:style-name="ce3">
            <text:p>65.62%</text:p>
          </table:table-cell>
          <table:table-cell office:value-type="float" office:value="2739.5992816829139" table:number-columns-spanned="2" table:number-rows-spanned="1" table:style-name="ce6">
            <text:p>2,740</text:p>
          </table:table-cell>
          <table:covered-table-cell/>
          <table:table-cell office:value-type="float" office:value="10678958" table:style-name="ce2">
            <text:p>10,678,958</text:p>
          </table:table-cell>
          <table:table-cell office:value-type="float" office:value="3418213" table:style-name="ce2">
            <text:p>3,418,213</text:p>
          </table:table-cell>
          <table:table-cell office:value-type="float" office:value="15725108" table:style-name="ce2">
            <text:p>15,725,10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高雄圓山大飯店</text:p>
          </table:table-cell>
          <table:covered-table-cell table:number-columns-repeated="4"/>
          <table:table-cell office:value-type="string" office:string-value="高雄圓山大飯店" table:formula="of:=SUBSTITUTE([.A83]; &quot;*&quot;; &quot;&quot;)" table:style-name="ce7">
            <text:p>高雄圓山大飯店</text:p>
          </table:table-cell>
          <table:table-cell office:value-type="string" table:style-name="ce7">
            <text:p>Scenery</text:p>
          </table:table-cell>
          <table:table-cell office:value-type="float" office:value="107" table:style-name="ce2">
            <text:p>107</text:p>
          </table:table-cell>
          <table:table-cell office:value-type="float" office:value="1984" table:number-columns-spanned="2" table:number-rows-spanned="1" table:style-name="ce6">
            <text:p>1,984</text:p>
          </table:table-cell>
          <table:covered-table-cell/>
          <table:table-cell office:value-type="percentage" office:value="0.61806853582554522" table:style-name="ce3">
            <text:p>61.81%</text:p>
          </table:table-cell>
          <table:table-cell office:value-type="float" office:value="2344.7953629032259" table:number-columns-spanned="2" table:number-rows-spanned="1" table:style-name="ce6">
            <text:p>2,345</text:p>
          </table:table-cell>
          <table:covered-table-cell/>
          <table:table-cell office:value-type="float" office:value="4652074" table:style-name="ce2">
            <text:p>4,652,074</text:p>
          </table:table-cell>
          <table:table-cell office:value-type="float" office:value="13605810" table:style-name="ce2">
            <text:p>13,605,810</text:p>
          </table:table-cell>
          <table:table-cell office:value-type="float" office:value="18992496" table:style-name="ce2">
            <text:p>18,992,49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礁溪老爺大酒店</text:p>
          </table:table-cell>
          <table:covered-table-cell table:number-columns-repeated="4"/>
          <table:table-cell office:value-type="string" office:string-value="礁溪老爺大酒店" table:formula="of:=SUBSTITUTE([.A84]; &quot;*&quot;; &quot;&quot;)" table:style-name="ce7">
            <text:p>礁溪老爺大酒店</text:p>
          </table:table-cell>
          <table:table-cell office:value-type="string" table:style-name="ce7">
            <text:p>Scenery</text:p>
          </table:table-cell>
          <table:table-cell office:value-type="float" office:value="197" table:style-name="ce2">
            <text:p>197</text:p>
          </table:table-cell>
          <table:table-cell office:value-type="float" office:value="4845" table:number-columns-spanned="2" table:number-rows-spanned="1" table:style-name="ce6">
            <text:p>4,845</text:p>
          </table:table-cell>
          <table:covered-table-cell/>
          <table:table-cell office:value-type="percentage" office:value="0.81979695431472077" table:style-name="ce3">
            <text:p>81.98%</text:p>
          </table:table-cell>
          <table:table-cell office:value-type="float" office:value="7197.462332301342" table:number-columns-spanned="2" table:number-rows-spanned="1" table:style-name="ce6">
            <text:p>7,197</text:p>
          </table:table-cell>
          <table:covered-table-cell/>
          <table:table-cell office:value-type="float" office:value="34871705" table:style-name="ce2">
            <text:p>34,871,705</text:p>
          </table:table-cell>
          <table:table-cell office:value-type="float" office:value="23938947" table:style-name="ce2">
            <text:p>23,938,947</text:p>
          </table:table-cell>
          <table:table-cell office:value-type="float" office:value="70043952" table:style-name="ce2">
            <text:p>70,043,95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涵碧樓大飯店</text:p>
          </table:table-cell>
          <table:covered-table-cell table:number-columns-repeated="4"/>
          <table:table-cell office:value-type="string" office:string-value="涵碧樓大飯店" table:formula="of:=SUBSTITUTE([.A85]; &quot;*&quot;; &quot;&quot;)" table:style-name="ce7">
            <text:p>涵碧樓大飯店</text:p>
          </table:table-cell>
          <table:table-cell office:value-type="string" table:style-name="ce7">
            <text:p>Scenery</text:p>
          </table:table-cell>
          <table:table-cell office:value-type="float" office:value="96" table:style-name="ce2">
            <text:p>96</text:p>
          </table:table-cell>
          <table:table-cell office:value-type="float" office:value="2307" table:number-columns-spanned="2" table:number-rows-spanned="1" table:style-name="ce6">
            <text:p>2,307</text:p>
          </table:table-cell>
          <table:covered-table-cell/>
          <table:table-cell office:value-type="percentage" office:value="0.80104166666666665" table:style-name="ce3">
            <text:p>80.10%</text:p>
          </table:table-cell>
          <table:table-cell office:value-type="float" office:value="13912.804941482451" table:number-columns-spanned="2" table:number-rows-spanned="1" table:style-name="ce6">
            <text:p>13,913</text:p>
          </table:table-cell>
          <table:covered-table-cell/>
          <table:table-cell office:value-type="float" office:value="32096841" table:style-name="ce2">
            <text:p>32,096,841</text:p>
          </table:table-cell>
          <table:table-cell office:value-type="float" office:value="6523537" table:style-name="ce2">
            <text:p>6,523,537</text:p>
          </table:table-cell>
          <table:table-cell office:value-type="float" office:value="41867390" table:style-name="ce2">
            <text:p>41,867,39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雲品溫泉酒店日月潭</text:p>
          </table:table-cell>
          <table:covered-table-cell table:number-columns-repeated="4"/>
          <table:table-cell office:value-type="string" office:string-value="雲品溫泉酒店日月潭" table:formula="of:=SUBSTITUTE([.A86]; &quot;*&quot;; &quot;&quot;)" table:style-name="ce7">
            <text:p>雲品溫泉酒店日月潭</text:p>
          </table:table-cell>
          <table:table-cell office:value-type="string" table:style-name="ce7">
            <text:p>Scenery</text:p>
          </table:table-cell>
          <table:table-cell office:value-type="float" office:value="211" table:style-name="ce2">
            <text:p>211</text:p>
          </table:table-cell>
          <table:table-cell office:value-type="float" office:value="5459" table:number-columns-spanned="2" table:number-rows-spanned="1" table:style-name="ce6">
            <text:p>5,459</text:p>
          </table:table-cell>
          <table:covered-table-cell/>
          <table:table-cell office:value-type="percentage" office:value="0.86240126382306481" table:style-name="ce3">
            <text:p>86.24%</text:p>
          </table:table-cell>
          <table:table-cell office:value-type="float" office:value="7598.1293277156992" table:number-columns-spanned="2" table:number-rows-spanned="1" table:style-name="ce6">
            <text:p>7,598</text:p>
          </table:table-cell>
          <table:covered-table-cell/>
          <table:table-cell office:value-type="float" office:value="41478188" table:style-name="ce2">
            <text:p>41,478,188</text:p>
          </table:table-cell>
          <table:table-cell office:value-type="float" office:value="24423793" table:style-name="ce2">
            <text:p>24,423,793</text:p>
          </table:table-cell>
          <table:table-cell office:value-type="float" office:value="70662485" table:style-name="ce2">
            <text:p>70,662,48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日月行館</text:p>
          </table:table-cell>
          <table:covered-table-cell table:number-columns-repeated="4"/>
          <table:table-cell office:value-type="string" office:string-value="日月行館" table:formula="of:=SUBSTITUTE([.A87]; &quot;*&quot;; &quot;&quot;)" table:style-name="ce7">
            <text:p>日月行館</text:p>
          </table:table-cell>
          <table:table-cell office:value-type="string" table:style-name="ce7">
            <text:p>Scenery</text:p>
          </table:table-cell>
          <table:table-cell office:value-type="float" office:value="92" table:style-name="ce2">
            <text:p>92</text:p>
          </table:table-cell>
          <table:table-cell office:value-type="float" office:value="950" table:number-columns-spanned="2" table:number-rows-spanned="1" table:style-name="ce6">
            <text:p>950</text:p>
          </table:table-cell>
          <table:covered-table-cell/>
          <table:table-cell office:value-type="percentage" office:value="0.34420289855072461" table:style-name="ce3">
            <text:p>34.42%</text:p>
          </table:table-cell>
          <table:table-cell office:value-type="float" office:value="10000" table:number-columns-spanned="2" table:number-rows-spanned="1" table:style-name="ce6">
            <text:p>10,000</text:p>
          </table:table-cell>
          <table:covered-table-cell/>
          <table:table-cell office:value-type="float" office:value="9500000" table:style-name="ce2">
            <text:p>9,500,000</text:p>
          </table:table-cell>
          <table:table-cell office:value-type="float" office:value="2690498" table:style-name="ce2">
            <text:p>2,690,498</text:p>
          </table:table-cell>
          <table:table-cell office:value-type="float" office:value="12151172" table:style-name="ce2">
            <text:p>12,151,17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凱撒大飯店</text:p>
          </table:table-cell>
          <table:covered-table-cell table:number-columns-repeated="4"/>
          <table:table-cell office:value-type="string" office:string-value="凱撒大飯店" table:formula="of:=SUBSTITUTE([.A88]; &quot;*&quot;; &quot;&quot;)" table:style-name="ce7">
            <text:p>凱撒大飯店</text:p>
          </table:table-cell>
          <table:table-cell office:value-type="string" table:style-name="ce7">
            <text:p>Scenery</text:p>
          </table:table-cell>
          <table:table-cell office:value-type="float" office:value="281" table:style-name="ce2">
            <text:p>281</text:p>
          </table:table-cell>
          <table:table-cell office:value-type="float" office:value="7114" table:number-columns-spanned="2" table:number-rows-spanned="1" table:style-name="ce6">
            <text:p>7,114</text:p>
          </table:table-cell>
          <table:covered-table-cell/>
          <table:table-cell office:value-type="percentage" office:value="0.84389086595492291" table:style-name="ce3">
            <text:p>84.39%</text:p>
          </table:table-cell>
          <table:table-cell office:value-type="float" office:value="4433.5372504919878" table:number-columns-spanned="2" table:number-rows-spanned="1" table:style-name="ce6">
            <text:p>4,434</text:p>
          </table:table-cell>
          <table:covered-table-cell/>
          <table:table-cell office:value-type="float" office:value="31540184" table:style-name="ce2">
            <text:p>31,540,184</text:p>
          </table:table-cell>
          <table:table-cell office:value-type="float" office:value="7596624" table:style-name="ce2">
            <text:p>7,596,624</text:p>
          </table:table-cell>
          <table:table-cell office:value-type="float" office:value="41021721" table:style-name="ce2">
            <text:p>41,021,72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墾丁福華渡假飯店</text:p>
          </table:table-cell>
          <table:covered-table-cell table:number-columns-repeated="4"/>
          <table:table-cell office:value-type="string" office:string-value="墾丁福華渡假飯店" table:formula="of:=SUBSTITUTE([.A89]; &quot;*&quot;; &quot;&quot;)" table:style-name="ce7">
            <text:p>墾丁福華渡假飯店</text:p>
          </table:table-cell>
          <table:table-cell office:value-type="string" table:style-name="ce7">
            <text:p>Scenery</text:p>
          </table:table-cell>
          <table:table-cell office:value-type="float" office:value="458" table:style-name="ce2">
            <text:p>458</text:p>
          </table:table-cell>
          <table:table-cell office:value-type="float" office:value="8166" table:number-columns-spanned="2" table:number-rows-spanned="1" table:style-name="ce6">
            <text:p>8,166</text:p>
          </table:table-cell>
          <table:covered-table-cell/>
          <table:table-cell office:value-type="percentage" office:value="0.59432314410480347" table:style-name="ce3">
            <text:p>59.43%</text:p>
          </table:table-cell>
          <table:table-cell office:value-type="float" office:value="2541.2607151604211" table:number-columns-spanned="2" table:number-rows-spanned="1" table:style-name="ce6">
            <text:p>2,541</text:p>
          </table:table-cell>
          <table:covered-table-cell/>
          <table:table-cell office:value-type="float" office:value="20751935" table:style-name="ce2">
            <text:p>20,751,935</text:p>
          </table:table-cell>
          <table:table-cell office:value-type="float" office:value="10524728" table:style-name="ce2">
            <text:p>10,524,728</text:p>
          </table:table-cell>
          <table:table-cell office:value-type="float" office:value="33058846" table:style-name="ce2">
            <text:p>33,058,84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知本老爺大酒店</text:p>
          </table:table-cell>
          <table:covered-table-cell table:number-columns-repeated="4"/>
          <table:table-cell office:value-type="string" office:string-value="知本老爺大酒店" table:formula="of:=SUBSTITUTE([.A90]; &quot;*&quot;; &quot;&quot;)" table:style-name="ce7">
            <text:p>知本老爺大酒店</text:p>
          </table:table-cell>
          <table:table-cell office:value-type="string" table:style-name="ce7">
            <text:p>Scenery</text:p>
          </table:table-cell>
          <table:table-cell office:value-type="float" office:value="182" table:style-name="ce2">
            <text:p>182</text:p>
          </table:table-cell>
          <table:table-cell office:value-type="float" office:value="4605" table:number-columns-spanned="2" table:number-rows-spanned="1" table:style-name="ce6">
            <text:p>4,605</text:p>
          </table:table-cell>
          <table:covered-table-cell/>
          <table:table-cell office:value-type="percentage" office:value="0.84340659340659341" table:style-name="ce3">
            <text:p>84.34%</text:p>
          </table:table-cell>
          <table:table-cell office:value-type="float" office:value="3619.086427795874" table:number-columns-spanned="2" table:number-rows-spanned="1" table:style-name="ce6">
            <text:p>3,619</text:p>
          </table:table-cell>
          <table:covered-table-cell/>
          <table:table-cell office:value-type="float" office:value="16665893" table:style-name="ce2">
            <text:p>16,665,893</text:p>
          </table:table-cell>
          <table:table-cell office:value-type="float" office:value="10270287" table:style-name="ce2">
            <text:p>10,270,287</text:p>
          </table:table-cell>
          <table:table-cell office:value-type="float" office:value="30823210" table:style-name="ce2">
            <text:p>30,823,21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太魯閣晶英酒店</text:p>
          </table:table-cell>
          <table:covered-table-cell table:number-columns-repeated="4"/>
          <table:table-cell office:value-type="string" office:string-value="太魯閣晶英酒店" table:formula="of:=SUBSTITUTE([.A91]; &quot;*&quot;; &quot;&quot;)" table:style-name="ce7">
            <text:p>太魯閣晶英酒店</text:p>
          </table:table-cell>
          <table:table-cell office:value-type="string" table:style-name="ce7">
            <text:p>Scenery</text:p>
          </table:table-cell>
          <table:table-cell office:value-type="float" office:value="160" table:style-name="ce2">
            <text:p>160</text:p>
          </table:table-cell>
          <table:table-cell office:value-type="float" office:value="3649" table:number-columns-spanned="2" table:number-rows-spanned="1" table:style-name="ce6">
            <text:p>3,649</text:p>
          </table:table-cell>
          <table:covered-table-cell/>
          <table:table-cell office:value-type="percentage" office:value="0.76020833333333337" table:style-name="ce3">
            <text:p>76.02%</text:p>
          </table:table-cell>
          <table:table-cell office:value-type="float" office:value="7085.2134831460671" table:number-columns-spanned="2" table:number-rows-spanned="1" table:style-name="ce6">
            <text:p>7,085</text:p>
          </table:table-cell>
          <table:covered-table-cell/>
          <table:table-cell office:value-type="float" office:value="25853944" table:style-name="ce2">
            <text:p>25,853,944</text:p>
          </table:table-cell>
          <table:table-cell office:value-type="float" office:value="8938223" table:style-name="ce2">
            <text:p>8,938,223</text:p>
          </table:table-cell>
          <table:table-cell office:value-type="float" office:value="38627128" table:style-name="ce2">
            <text:p>38,627,12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*福容大飯店 福隆</text:p>
          </table:table-cell>
          <table:covered-table-cell table:number-columns-repeated="4"/>
          <table:table-cell office:value-type="string" office:string-value="福容大飯店 福隆" table:formula="of:=SUBSTITUTE([.A92]; &quot;*&quot;; &quot;&quot;)" table:style-name="ce7">
            <text:p>福容大飯店 福隆</text:p>
          </table:table-cell>
          <table:table-cell office:value-type="string" table:style-name="ce7">
            <text:p>Scenery</text:p>
          </table:table-cell>
          <table:table-cell office:value-type="float" office:value="174" table:style-name="ce2">
            <text:p>174</text:p>
          </table:table-cell>
          <table:table-cell office:value-type="float" office:value="1634" table:number-columns-spanned="2" table:number-rows-spanned="1" table:style-name="ce6">
            <text:p>1,634</text:p>
          </table:table-cell>
          <table:covered-table-cell/>
          <table:table-cell office:value-type="percentage" office:value="0.31302681992337172" table:style-name="ce3">
            <text:p>31.30%</text:p>
          </table:table-cell>
          <table:table-cell office:value-type="float" office:value="3591.8616891064871" table:number-columns-spanned="2" table:number-rows-spanned="1" table:style-name="ce6">
            <text:p>3,592</text:p>
          </table:table-cell>
          <table:covered-table-cell/>
          <table:table-cell office:value-type="float" office:value="5869102" table:style-name="ce2">
            <text:p>5,869,102</text:p>
          </table:table-cell>
          <table:table-cell office:value-type="float" office:value="4612819" table:style-name="ce2">
            <text:p>4,612,819</text:p>
          </table:table-cell>
          <table:table-cell office:value-type="float" office:value="10638062" table:style-name="ce2">
            <text:p>10,638,06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*龍谷大飯店</text:p>
          </table:table-cell>
          <table:covered-table-cell table:number-columns-repeated="4"/>
          <table:table-cell office:value-type="string" office:string-value="龍谷大飯店" table:formula="of:=SUBSTITUTE([.A93]; &quot;*&quot;; &quot;&quot;)" table:style-name="ce7">
            <text:p>龍谷大飯店</text:p>
          </table:table-cell>
          <table:table-cell office:value-type="string" table:style-name="ce7">
            <text:p>Scenery</text:p>
          </table:table-cell>
          <table:table-cell office:value-type="float" office:value="189" table:style-name="ce2">
            <text:p>189</text:p>
          </table:table-cell>
          <table:table-cell office:value-type="float" office:value="2165" table:number-columns-spanned="2" table:number-rows-spanned="1" table:style-name="ce6">
            <text:p>2,165</text:p>
          </table:table-cell>
          <table:covered-table-cell/>
          <table:table-cell office:value-type="percentage" office:value="0.38183421516754851" table:style-name="ce3">
            <text:p>38.18%</text:p>
          </table:table-cell>
          <table:table-cell office:value-type="float" office:value="1866.4443418013859" table:number-columns-spanned="2" table:number-rows-spanned="1" table:style-name="ce6">
            <text:p>1,866</text:p>
          </table:table-cell>
          <table:covered-table-cell/>
          <table:table-cell office:value-type="float" office:value="4040852" table:style-name="ce2">
            <text:p>4,040,852</text:p>
          </table:table-cell>
          <table:table-cell office:value-type="float" office:value="1455176" table:style-name="ce2">
            <text:p>1,455,176</text:p>
          </table:table-cell>
          <table:table-cell office:value-type="float" office:value="5815294" table:style-name="ce2">
            <text:p>5,815,29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*阿里山賓館</text:p>
          </table:table-cell>
          <table:covered-table-cell table:number-columns-repeated="4"/>
          <table:table-cell office:value-type="string" office:string-value="阿里山賓館" table:formula="of:=SUBSTITUTE([.A94]; &quot;*&quot;; &quot;&quot;)" table:style-name="ce7">
            <text:p>阿里山賓館</text:p>
          </table:table-cell>
          <table:table-cell office:value-type="string" table:style-name="ce7">
            <text:p>Scenery</text:p>
          </table:table-cell>
          <table:table-cell office:value-type="float" office:value="35" table:style-name="ce2">
            <text:p>35</text:p>
          </table:table-cell>
          <table:table-cell office:value-type="float" office:value="543" table:number-columns-spanned="2" table:number-rows-spanned="1" table:style-name="ce6">
            <text:p>543</text:p>
          </table:table-cell>
          <table:covered-table-cell/>
          <table:table-cell office:value-type="percentage" office:value="0.51714285714285713" table:style-name="ce3">
            <text:p>51.71%</text:p>
          </table:table-cell>
          <table:table-cell office:value-type="float" office:value="5259.4309392265204" table:number-columns-spanned="2" table:number-rows-spanned="1" table:style-name="ce6">
            <text:p>5,259</text:p>
          </table:table-cell>
          <table:covered-table-cell/>
          <table:table-cell office:value-type="float" office:value="2855871" table:style-name="ce2">
            <text:p>2,855,871</text:p>
          </table:table-cell>
          <table:table-cell office:value-type="float" office:value="0" table:style-name="ce2">
            <text:p>0</text:p>
          </table:table-cell>
          <table:table-cell office:value-type="float" office:value="2855871" table:style-name="ce2">
            <text:p>2,855,87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*名都觀光渡假大飯店</text:p>
          </table:table-cell>
          <table:covered-table-cell table:number-columns-repeated="4"/>
          <table:table-cell office:value-type="string" office:string-value="名都觀光渡假大飯店" table:formula="of:=SUBSTITUTE([.A95]; &quot;*&quot;; &quot;&quot;)" table:style-name="ce7">
            <text:p>名都觀光渡假大飯店</text:p>
          </table:table-cell>
          <table:table-cell office:value-type="string" table:style-name="ce7">
            <text:p>Scenery</text:p>
          </table:table-cell>
          <table:table-cell office:value-type="float" office:value="97" table:style-name="ce2">
            <text:p>97</text:p>
          </table:table-cell>
          <table:table-cell office:value-type="float" office:value="1785" table:number-columns-spanned="2" table:number-rows-spanned="1" table:style-name="ce6">
            <text:p>1,785</text:p>
          </table:table-cell>
          <table:covered-table-cell/>
          <table:table-cell office:value-type="percentage" office:value="0.61340206185567014" table:style-name="ce3">
            <text:p>61.34%</text:p>
          </table:table-cell>
          <table:table-cell office:value-type="float" office:value="946.82857142857142" table:number-columns-spanned="2" table:number-rows-spanned="1" table:style-name="ce6">
            <text:p>947</text:p>
          </table:table-cell>
          <table:covered-table-cell/>
          <table:table-cell office:value-type="float" office:value="1690089" table:style-name="ce2">
            <text:p>1,690,089</text:p>
          </table:table-cell>
          <table:table-cell office:value-type="float" office:value="3190115" table:style-name="ce2">
            <text:p>3,190,115</text:p>
          </table:table-cell>
          <table:table-cell office:value-type="float" office:value="5011206" table:style-name="ce2">
            <text:p>5,011,20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*阿里山賓館(新館)</text:p>
          </table:table-cell>
          <table:covered-table-cell table:number-columns-repeated="4"/>
          <table:table-cell office:value-type="string" office:string-value="阿里山賓館(新館)" table:formula="of:=SUBSTITUTE([.A96]; &quot;*&quot;; &quot;&quot;)" table:style-name="ce7">
            <text:p>阿里山賓館(新館)</text:p>
          </table:table-cell>
          <table:table-cell office:value-type="string" table:style-name="ce7">
            <text:p>Scenery</text:p>
          </table:table-cell>
          <table:table-cell office:value-type="float" office:value="104" table:style-name="ce2">
            <text:p>104</text:p>
          </table:table-cell>
          <table:table-cell office:value-type="float" office:value="2653" table:number-columns-spanned="2" table:number-rows-spanned="1" table:style-name="ce6">
            <text:p>2,653</text:p>
          </table:table-cell>
          <table:covered-table-cell/>
          <table:table-cell office:value-type="percentage" office:value="0.8503205128205128" table:style-name="ce3">
            <text:p>85.03%</text:p>
          </table:table-cell>
          <table:table-cell office:value-type="float" office:value="5255.6995853750468" table:number-columns-spanned="2" table:number-rows-spanned="1" table:style-name="ce6">
            <text:p>5,256</text:p>
          </table:table-cell>
          <table:covered-table-cell/>
          <table:table-cell office:value-type="float" office:value="13943371" table:style-name="ce2">
            <text:p>13,943,371</text:p>
          </table:table-cell>
          <table:table-cell office:value-type="float" office:value="7941088" table:style-name="ce2">
            <text:p>7,941,088</text:p>
          </table:table-cell>
          <table:table-cell office:value-type="float" office:value="22349639" table:style-name="ce2">
            <text:p>22,349,63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*墾丁怡灣渡假酒店</text:p>
          </table:table-cell>
          <table:covered-table-cell table:number-columns-repeated="4"/>
          <table:table-cell office:value-type="string" office:string-value="墾丁怡灣渡假酒店" table:formula="of:=SUBSTITUTE([.A97]; &quot;*&quot;; &quot;&quot;)" table:style-name="ce7">
            <text:p>墾丁怡灣渡假酒店</text:p>
          </table:table-cell>
          <table:table-cell office:value-type="string" table:style-name="ce7">
            <text:p>Scenery</text:p>
          </table:table-cell>
          <table:table-cell office:value-type="float" office:value="236" table:style-name="ce2">
            <text:p>236</text:p>
          </table:table-cell>
          <table:table-cell office:value-type="float" office:value="1625" table:number-columns-spanned="2" table:number-rows-spanned="1" table:style-name="ce6">
            <text:p>1,625</text:p>
          </table:table-cell>
          <table:covered-table-cell/>
          <table:table-cell office:value-type="percentage" office:value="0.22951977401129939" table:style-name="ce3">
            <text:p>22.95%</text:p>
          </table:table-cell>
          <table:table-cell office:value-type="float" office:value="2518.5661538461541" table:number-columns-spanned="2" table:number-rows-spanned="1" table:style-name="ce6">
            <text:p>2,519</text:p>
          </table:table-cell>
          <table:covered-table-cell/>
          <table:table-cell office:value-type="float" office:value="4092670" table:style-name="ce2">
            <text:p>4,092,670</text:p>
          </table:table-cell>
          <table:table-cell office:value-type="float" office:value="424935" table:style-name="ce2">
            <text:p>424,935</text:p>
          </table:table-cell>
          <table:table-cell office:value-type="float" office:value="4591601" table:style-name="ce2">
            <text:p>4,591,60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福容大飯店 <text:s text:c="3"/>淡水漁人碼頭</text:p>
          </table:table-cell>
          <table:covered-table-cell table:number-columns-repeated="4"/>
          <table:table-cell office:value-type="string" office:string-value="福容大飯店    淡水漁人碼頭" table:formula="of:=SUBSTITUTE([.A98]; &quot;*&quot;; &quot;&quot;)" table:style-name="ce7">
            <text:p>福容大飯店 <text:s text:c="3"/>淡水漁人碼頭</text:p>
          </table:table-cell>
          <table:table-cell office:value-type="string" table:style-name="ce4">
            <text:p>Others</text:p>
          </table:table-cell>
          <table:table-cell office:value-type="float" office:value="198" table:style-name="ce2">
            <text:p>198</text:p>
          </table:table-cell>
          <table:table-cell office:value-type="float" office:value="3117" table:number-columns-spanned="2" table:number-rows-spanned="1" table:style-name="ce6">
            <text:p>3,117</text:p>
          </table:table-cell>
          <table:covered-table-cell/>
          <table:table-cell office:value-type="percentage" office:value="0.52474747474747474" table:style-name="ce3">
            <text:p>52.47%</text:p>
          </table:table-cell>
          <table:table-cell office:value-type="float" office:value="4276.269810715432" table:number-columns-spanned="2" table:number-rows-spanned="1" table:style-name="ce6">
            <text:p>4,276</text:p>
          </table:table-cell>
          <table:covered-table-cell/>
          <table:table-cell office:value-type="float" office:value="13329133" table:style-name="ce2">
            <text:p>13,329,133</text:p>
          </table:table-cell>
          <table:table-cell office:value-type="float" office:value="16849839" table:style-name="ce2">
            <text:p>16,849,839</text:p>
          </table:table-cell>
          <table:table-cell office:value-type="float" office:value="32183539" table:style-name="ce2">
            <text:p>32,183,53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大板根渡假酒店</text:p>
          </table:table-cell>
          <table:covered-table-cell table:number-columns-repeated="4"/>
          <table:table-cell office:value-type="string" office:string-value="大板根渡假酒店" table:formula="of:=SUBSTITUTE([.A99]; &quot;*&quot;; &quot;&quot;)" table:style-name="ce7">
            <text:p>大板根渡假酒店</text:p>
          </table:table-cell>
          <table:table-cell office:value-type="string" table:style-name="ce7">
            <text:p>Others</text:p>
          </table:table-cell>
          <table:table-cell office:value-type="float" office:value="95" table:style-name="ce2">
            <text:p>95</text:p>
          </table:table-cell>
          <table:table-cell office:value-type="float" office:value="2448" table:number-columns-spanned="2" table:number-rows-spanned="1" table:style-name="ce6">
            <text:p>2,448</text:p>
          </table:table-cell>
          <table:covered-table-cell/>
          <table:table-cell office:value-type="percentage" office:value="0.85894736842105268" table:style-name="ce3">
            <text:p>85.89%</text:p>
          </table:table-cell>
          <table:table-cell office:value-type="float" office:value="4705.3843954248368" table:number-columns-spanned="2" table:number-rows-spanned="1" table:style-name="ce6">
            <text:p>4,705</text:p>
          </table:table-cell>
          <table:covered-table-cell/>
          <table:table-cell office:value-type="float" office:value="11518781" table:style-name="ce2">
            <text:p>11,518,781</text:p>
          </table:table-cell>
          <table:table-cell office:value-type="float" office:value="16318512" table:style-name="ce2">
            <text:p>16,318,512</text:p>
          </table:table-cell>
          <table:table-cell office:value-type="float" office:value="46545953" table:style-name="ce2">
            <text:p>46,545,95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板橋凱撒大飯店</text:p>
          </table:table-cell>
          <table:covered-table-cell table:number-columns-repeated="4"/>
          <table:table-cell office:value-type="string" office:string-value="板橋凱撒大飯店" table:formula="of:=SUBSTITUTE([.A100]; &quot;*&quot;; &quot;&quot;)" table:style-name="ce7">
            <text:p>板橋凱撒大飯店</text:p>
          </table:table-cell>
          <table:table-cell office:value-type="string" table:style-name="ce7">
            <text:p>Others</text:p>
          </table:table-cell>
          <table:table-cell office:value-type="float" office:value="400" table:style-name="ce2">
            <text:p>400</text:p>
          </table:table-cell>
          <table:table-cell office:value-type="float" office:value="9578" table:number-columns-spanned="2" table:number-rows-spanned="1" table:style-name="ce6">
            <text:p>9,578</text:p>
          </table:table-cell>
          <table:covered-table-cell/>
          <table:table-cell office:value-type="percentage" office:value="0.79816666666666669" table:style-name="ce3">
            <text:p>79.82%</text:p>
          </table:table-cell>
          <table:table-cell office:value-type="float" office:value="4050.3469409062441" table:number-columns-spanned="2" table:number-rows-spanned="1" table:style-name="ce6">
            <text:p>4,050</text:p>
          </table:table-cell>
          <table:covered-table-cell/>
          <table:table-cell office:value-type="float" office:value="38794223" table:style-name="ce2">
            <text:p>38,794,223</text:p>
          </table:table-cell>
          <table:table-cell office:value-type="float" office:value="9043316" table:style-name="ce2">
            <text:p>9,043,316</text:p>
          </table:table-cell>
          <table:table-cell office:value-type="float" office:value="47924051" table:style-name="ce2">
            <text:p>47,924,05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台南大飯店</text:p>
          </table:table-cell>
          <table:covered-table-cell table:number-columns-repeated="4"/>
          <table:table-cell office:value-type="string" office:string-value="台南大飯店" table:formula="of:=SUBSTITUTE([.A101]; &quot;*&quot;; &quot;&quot;)" table:style-name="ce7">
            <text:p>台南大飯店</text:p>
          </table:table-cell>
          <table:table-cell office:value-type="string" table:style-name="ce7">
            <text:p>Others</text:p>
          </table:table-cell>
          <table:table-cell office:value-type="float" office:value="152" table:style-name="ce2">
            <text:p>152</text:p>
          </table:table-cell>
          <table:table-cell office:value-type="float" office:value="3442" table:number-columns-spanned="2" table:number-rows-spanned="1" table:style-name="ce6">
            <text:p>3,442</text:p>
          </table:table-cell>
          <table:covered-table-cell/>
          <table:table-cell office:value-type="percentage" office:value="0.75482456140350873" table:style-name="ce3">
            <text:p>75.48%</text:p>
          </table:table-cell>
          <table:table-cell office:value-type="float" office:value="2007.812318419524" table:number-columns-spanned="2" table:number-rows-spanned="1" table:style-name="ce6">
            <text:p>2,008</text:p>
          </table:table-cell>
          <table:covered-table-cell/>
          <table:table-cell office:value-type="float" office:value="6910890" table:style-name="ce2">
            <text:p>6,910,890</text:p>
          </table:table-cell>
          <table:table-cell office:value-type="float" office:value="11026906" table:style-name="ce2">
            <text:p>11,026,906</text:p>
          </table:table-cell>
          <table:table-cell office:value-type="float" office:value="19487936" table:style-name="ce2">
            <text:p>19,487,93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大億麗緻酒店</text:p>
          </table:table-cell>
          <table:covered-table-cell table:number-columns-repeated="4"/>
          <table:table-cell office:value-type="string" office:string-value="大億麗緻酒店" table:formula="of:=SUBSTITUTE([.A102]; &quot;*&quot;; &quot;&quot;)" table:style-name="ce7">
            <text:p>大億麗緻酒店</text:p>
          </table:table-cell>
          <table:table-cell office:value-type="string" table:style-name="ce7">
            <text:p>Others</text:p>
          </table:table-cell>
          <table:table-cell office:value-type="float" office:value="315" table:style-name="ce2">
            <text:p>315</text:p>
          </table:table-cell>
          <table:table-cell office:value-type="float" office:value="7359" table:number-columns-spanned="2" table:number-rows-spanned="1" table:style-name="ce6">
            <text:p>7,359</text:p>
          </table:table-cell>
          <table:covered-table-cell/>
          <table:table-cell office:value-type="percentage" office:value="0.77873015873015872" table:style-name="ce3">
            <text:p>77.87%</text:p>
          </table:table-cell>
          <table:table-cell office:value-type="float" office:value="3062.870226933007" table:number-columns-spanned="2" table:number-rows-spanned="1" table:style-name="ce6">
            <text:p>3,063</text:p>
          </table:table-cell>
          <table:covered-table-cell/>
          <table:table-cell office:value-type="float" office:value="22539662" table:style-name="ce2">
            <text:p>22,539,662</text:p>
          </table:table-cell>
          <table:table-cell office:value-type="float" office:value="30386954" table:style-name="ce2">
            <text:p>30,386,954</text:p>
          </table:table-cell>
          <table:table-cell office:value-type="float" office:value="58976860" table:style-name="ce2">
            <text:p>58,976,86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台糖長榮酒店(台南)</text:p>
          </table:table-cell>
          <table:covered-table-cell table:number-columns-repeated="4"/>
          <table:table-cell office:value-type="string" office:string-value="台糖長榮酒店(台南)" table:formula="of:=SUBSTITUTE([.A103]; &quot;*&quot;; &quot;&quot;)" table:style-name="ce7">
            <text:p>台糖長榮酒店(台南)</text:p>
          </table:table-cell>
          <table:table-cell office:value-type="string" table:style-name="ce7">
            <text:p>Others</text:p>
          </table:table-cell>
          <table:table-cell office:value-type="float" office:value="197" table:style-name="ce2">
            <text:p>197</text:p>
          </table:table-cell>
          <table:table-cell office:value-type="float" office:value="5089" table:number-columns-spanned="2" table:number-rows-spanned="1" table:style-name="ce6">
            <text:p>5,089</text:p>
          </table:table-cell>
          <table:covered-table-cell/>
          <table:table-cell office:value-type="percentage" office:value="0.86108291032148898" table:style-name="ce3">
            <text:p>86.11%</text:p>
          </table:table-cell>
          <table:table-cell office:value-type="float" office:value="2376.4340734918451" table:number-columns-spanned="2" table:number-rows-spanned="1" table:style-name="ce6">
            <text:p>2,376</text:p>
          </table:table-cell>
          <table:covered-table-cell/>
          <table:table-cell office:value-type="float" office:value="12093673" table:style-name="ce2">
            <text:p>12,093,673</text:p>
          </table:table-cell>
          <table:table-cell office:value-type="float" office:value="23669802" table:style-name="ce2">
            <text:p>23,669,802</text:p>
          </table:table-cell>
          <table:table-cell office:value-type="float" office:value="37708051" table:style-name="ce2">
            <text:p>37,708,05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香格里拉台南遠東國際大飯店</text:p>
          </table:table-cell>
          <table:covered-table-cell table:number-columns-repeated="4"/>
          <table:table-cell office:value-type="string" office:string-value="香格里拉台南遠東國際大飯店" table:formula="of:=SUBSTITUTE([.A104]; &quot;*&quot;; &quot;&quot;)" table:style-name="ce7">
            <text:p>香格里拉台南遠東國際大飯店</text:p>
          </table:table-cell>
          <table:table-cell office:value-type="string" table:style-name="ce7">
            <text:p>Others</text:p>
          </table:table-cell>
          <table:table-cell office:value-type="float" office:value="331" table:style-name="ce2">
            <text:p>331</text:p>
          </table:table-cell>
          <table:table-cell office:value-type="float" office:value="7875" table:number-columns-spanned="2" table:number-rows-spanned="1" table:style-name="ce6">
            <text:p>7,875</text:p>
          </table:table-cell>
          <table:covered-table-cell/>
          <table:table-cell office:value-type="percentage" office:value="0.79305135951661632" table:style-name="ce3">
            <text:p>79.31%</text:p>
          </table:table-cell>
          <table:table-cell office:value-type="float" office:value="3468.3273650793649" table:number-columns-spanned="2" table:number-rows-spanned="1" table:style-name="ce6">
            <text:p>3,468</text:p>
          </table:table-cell>
          <table:covered-table-cell/>
          <table:table-cell office:value-type="float" office:value="27313078" table:style-name="ce2">
            <text:p>27,313,078</text:p>
          </table:table-cell>
          <table:table-cell office:value-type="float" office:value="29269563" table:style-name="ce2">
            <text:p>29,269,563</text:p>
          </table:table-cell>
          <table:table-cell office:value-type="float" office:value="63931877" table:style-name="ce2">
            <text:p>63,931,87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台南大員皇冠假日酒店</text:p>
          </table:table-cell>
          <table:covered-table-cell table:number-columns-repeated="4"/>
          <table:table-cell office:value-type="string" office:string-value="台南大員皇冠假日酒店" table:formula="of:=SUBSTITUTE([.A105]; &quot;*&quot;; &quot;&quot;)" table:style-name="ce7">
            <text:p>台南大員皇冠假日酒店</text:p>
          </table:table-cell>
          <table:table-cell office:value-type="string" table:style-name="ce7">
            <text:p>Others</text:p>
          </table:table-cell>
          <table:table-cell office:value-type="float" office:value="231" table:style-name="ce2">
            <text:p>231</text:p>
          </table:table-cell>
          <table:table-cell office:value-type="float" office:value="3909" table:number-columns-spanned="2" table:number-rows-spanned="1" table:style-name="ce6">
            <text:p>3,909</text:p>
          </table:table-cell>
          <table:covered-table-cell/>
          <table:table-cell office:value-type="percentage" office:value="0.56406926406926405" table:style-name="ce3">
            <text:p>56.41%</text:p>
          </table:table-cell>
          <table:table-cell office:value-type="float" office:value="3110.486313635201" table:number-columns-spanned="2" table:number-rows-spanned="1" table:style-name="ce6">
            <text:p>3,110</text:p>
          </table:table-cell>
          <table:covered-table-cell/>
          <table:table-cell office:value-type="float" office:value="12158891" table:style-name="ce2">
            <text:p>12,158,891</text:p>
          </table:table-cell>
          <table:table-cell office:value-type="float" office:value="15680516" table:style-name="ce2">
            <text:p>15,680,516</text:p>
          </table:table-cell>
          <table:table-cell office:value-type="float" office:value="30646250" table:style-name="ce2">
            <text:p>30,646,25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蘭城晶英酒店</text:p>
          </table:table-cell>
          <table:covered-table-cell table:number-columns-repeated="4"/>
          <table:table-cell office:value-type="string" office:string-value="蘭城晶英酒店" table:formula="of:=SUBSTITUTE([.A106]; &quot;*&quot;; &quot;&quot;)" table:style-name="ce7">
            <text:p>蘭城晶英酒店</text:p>
          </table:table-cell>
          <table:table-cell office:value-type="string" table:style-name="ce7">
            <text:p>Others</text:p>
          </table:table-cell>
          <table:table-cell office:value-type="float" office:value="193" table:style-name="ce2">
            <text:p>193</text:p>
          </table:table-cell>
          <table:table-cell office:value-type="float" office:value="4588" table:number-columns-spanned="2" table:number-rows-spanned="1" table:style-name="ce6">
            <text:p>4,588</text:p>
          </table:table-cell>
          <table:covered-table-cell/>
          <table:table-cell office:value-type="percentage" office:value="0.79240069084628673" table:style-name="ce3">
            <text:p>79.24%</text:p>
          </table:table-cell>
          <table:table-cell office:value-type="float" office:value="8686.7273321708799" table:number-columns-spanned="2" table:number-rows-spanned="1" table:style-name="ce6">
            <text:p>8,687</text:p>
          </table:table-cell>
          <table:covered-table-cell/>
          <table:table-cell office:value-type="float" office:value="39854705" table:style-name="ce2">
            <text:p>39,854,705</text:p>
          </table:table-cell>
          <table:table-cell office:value-type="float" office:value="34871737" table:style-name="ce2">
            <text:p>34,871,737</text:p>
          </table:table-cell>
          <table:table-cell office:value-type="float" office:value="84464422" table:style-name="ce2">
            <text:p>84,464,42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長榮鳳凰酒店(礁溪)</text:p>
          </table:table-cell>
          <table:covered-table-cell table:number-columns-repeated="4"/>
          <table:table-cell office:value-type="string" office:string-value="長榮鳳凰酒店(礁溪)" table:formula="of:=SUBSTITUTE([.A107]; &quot;*&quot;; &quot;&quot;)" table:style-name="ce7">
            <text:p>長榮鳳凰酒店(礁溪)</text:p>
          </table:table-cell>
          <table:table-cell office:value-type="string" table:style-name="ce7">
            <text:p>Others</text:p>
          </table:table-cell>
          <table:table-cell office:value-type="float" office:value="231" table:style-name="ce2">
            <text:p>231</text:p>
          </table:table-cell>
          <table:table-cell office:value-type="float" office:value="5036" table:number-columns-spanned="2" table:number-rows-spanned="1" table:style-name="ce6">
            <text:p>5,036</text:p>
          </table:table-cell>
          <table:covered-table-cell/>
          <table:table-cell office:value-type="percentage" office:value="0.72669552669552673" table:style-name="ce3">
            <text:p>72.67%</text:p>
          </table:table-cell>
          <table:table-cell office:value-type="float" office:value="5661.5375297855444" table:number-columns-spanned="2" table:number-rows-spanned="1" table:style-name="ce6">
            <text:p>5,662</text:p>
          </table:table-cell>
          <table:covered-table-cell/>
          <table:table-cell office:value-type="float" office:value="28511503" table:style-name="ce2">
            <text:p>28,511,503</text:p>
          </table:table-cell>
          <table:table-cell office:value-type="float" office:value="20284523" table:style-name="ce2">
            <text:p>20,284,523</text:p>
          </table:table-cell>
          <table:table-cell office:value-type="float" office:value="56140545" table:style-name="ce2">
            <text:p>56,140,54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綠舞國際觀光飯店</text:p>
          </table:table-cell>
          <table:covered-table-cell table:number-columns-repeated="4"/>
          <table:table-cell office:value-type="string" office:string-value="綠舞國際觀光飯店" table:formula="of:=SUBSTITUTE([.A108]; &quot;*&quot;; &quot;&quot;)" table:style-name="ce7">
            <text:p>綠舞國際觀光飯店</text:p>
          </table:table-cell>
          <table:table-cell office:value-type="string" table:style-name="ce7">
            <text:p>Others</text:p>
          </table:table-cell>
          <table:table-cell office:value-type="float" office:value="104" table:style-name="ce2">
            <text:p>104</text:p>
          </table:table-cell>
          <table:table-cell office:value-type="float" office:value="976" table:number-columns-spanned="2" table:number-rows-spanned="1" table:style-name="ce6">
            <text:p>976</text:p>
          </table:table-cell>
          <table:covered-table-cell/>
          <table:table-cell office:value-type="percentage" office:value="0.31282051282051282" table:style-name="ce3">
            <text:p>31.28%</text:p>
          </table:table-cell>
          <table:table-cell office:value-type="float" office:value="5582.498975409836" table:number-columns-spanned="2" table:number-rows-spanned="1" table:style-name="ce6">
            <text:p>5,582</text:p>
          </table:table-cell>
          <table:covered-table-cell/>
          <table:table-cell office:value-type="float" office:value="5448519" table:style-name="ce2">
            <text:p>5,448,519</text:p>
          </table:table-cell>
          <table:table-cell office:value-type="float" office:value="4142233" table:style-name="ce2">
            <text:p>4,142,233</text:p>
          </table:table-cell>
          <table:table-cell office:value-type="float" office:value="10629404" table:style-name="ce2">
            <text:p>10,629,40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麒麟大飯店</text:p>
          </table:table-cell>
          <table:covered-table-cell table:number-columns-repeated="4"/>
          <table:table-cell office:value-type="string" office:string-value="麒麟大飯店" table:formula="of:=SUBSTITUTE([.A109]; &quot;*&quot;; &quot;&quot;)" table:style-name="ce7">
            <text:p>麒麟大飯店</text:p>
          </table:table-cell>
          <table:table-cell office:value-type="string" table:style-name="ce7">
            <text:p>Others</text:p>
          </table:table-cell>
          <table:table-cell office:value-type="float" office:value="167" table:style-name="ce2">
            <text:p>167</text:p>
          </table:table-cell>
          <table:table-cell office:value-type="float" office:value="2362" table:number-columns-spanned="2" table:number-rows-spanned="1" table:style-name="ce6">
            <text:p>2,362</text:p>
          </table:table-cell>
          <table:covered-table-cell/>
          <table:table-cell office:value-type="percentage" office:value="0.47145708582834328" table:style-name="ce3">
            <text:p>47.15%</text:p>
          </table:table-cell>
          <table:table-cell office:value-type="float" office:value="4125.6765453005928" table:number-columns-spanned="2" table:number-rows-spanned="1" table:style-name="ce6">
            <text:p>4,126</text:p>
          </table:table-cell>
          <table:covered-table-cell/>
          <table:table-cell office:value-type="float" office:value="9744848" table:style-name="ce2">
            <text:p>9,744,848</text:p>
          </table:table-cell>
          <table:table-cell office:value-type="float" office:value="3357169" table:style-name="ce2">
            <text:p>3,357,169</text:p>
          </table:table-cell>
          <table:table-cell office:value-type="float" office:value="13362841" table:style-name="ce2">
            <text:p>13,362,84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娜路彎大酒店</text:p>
          </table:table-cell>
          <table:covered-table-cell table:number-columns-repeated="4"/>
          <table:table-cell office:value-type="string" office:string-value="娜路彎大酒店" table:formula="of:=SUBSTITUTE([.A110]; &quot;*&quot;; &quot;&quot;)" table:style-name="ce7">
            <text:p>娜路彎大酒店</text:p>
          </table:table-cell>
          <table:table-cell office:value-type="string" table:style-name="ce7">
            <text:p>Others</text:p>
          </table:table-cell>
          <table:table-cell office:value-type="float" office:value="276" table:style-name="ce2">
            <text:p>276</text:p>
          </table:table-cell>
          <table:table-cell office:value-type="float" office:value="4272" table:number-columns-spanned="2" table:number-rows-spanned="1" table:style-name="ce6">
            <text:p>4,272</text:p>
          </table:table-cell>
          <table:covered-table-cell/>
          <table:table-cell office:value-type="percentage" office:value="0.51594202898550723" table:style-name="ce3">
            <text:p>51.59%</text:p>
          </table:table-cell>
          <table:table-cell office:value-type="float" office:value="3234.36329588015" table:number-columns-spanned="2" table:number-rows-spanned="1" table:style-name="ce6">
            <text:p>3,234</text:p>
          </table:table-cell>
          <table:covered-table-cell/>
          <table:table-cell office:value-type="float" office:value="13817200" table:style-name="ce2">
            <text:p>13,817,200</text:p>
          </table:table-cell>
          <table:table-cell office:value-type="float" office:value="12591208" table:style-name="ce2">
            <text:p>12,591,208</text:p>
          </table:table-cell>
          <table:table-cell office:value-type="float" office:value="33940872" table:style-name="ce2">
            <text:p>33,940,87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樂樂日暉溫泉酒店</text:p>
          </table:table-cell>
          <table:covered-table-cell table:number-columns-repeated="4"/>
          <table:table-cell office:value-type="string" office:string-value="樂樂日暉溫泉酒店" table:formula="of:=SUBSTITUTE([.A111]; &quot;*&quot;; &quot;&quot;)" table:style-name="ce7">
            <text:p>樂樂日暉溫泉酒店</text:p>
          </table:table-cell>
          <table:table-cell office:value-type="string" table:style-name="ce7">
            <text:p>Others</text:p>
          </table:table-cell>
          <table:table-cell office:value-type="float" office:value="48" table:style-name="ce2">
            <text:p>48</text:p>
          </table:table-cell>
          <table:table-cell office:value-type="float" office:value="319" table:number-columns-spanned="2" table:number-rows-spanned="1" table:style-name="ce6">
            <text:p>319</text:p>
          </table:table-cell>
          <table:covered-table-cell/>
          <table:table-cell office:value-type="percentage" office:value="0.2215277777777778" table:style-name="ce3">
            <text:p>22.15%</text:p>
          </table:table-cell>
          <table:table-cell office:value-type="float" office:value="2356.379310344827" table:number-columns-spanned="2" table:number-rows-spanned="1" table:style-name="ce6">
            <text:p>2,356</text:p>
          </table:table-cell>
          <table:covered-table-cell/>
          <table:table-cell office:value-type="float" office:value="751685" table:style-name="ce2">
            <text:p>751,685</text:p>
          </table:table-cell>
          <table:table-cell office:value-type="float" office:value="0" table:style-name="ce2">
            <text:p>0</text:p>
          </table:table-cell>
          <table:table-cell office:value-type="float" office:value="751685" table:style-name="ce2">
            <text:p>751,68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耐斯王子大飯店</text:p>
          </table:table-cell>
          <table:covered-table-cell table:number-columns-repeated="4"/>
          <table:table-cell office:value-type="string" office:string-value="耐斯王子大飯店" table:formula="of:=SUBSTITUTE([.A112]; &quot;*&quot;; &quot;&quot;)" table:style-name="ce7">
            <text:p>耐斯王子大飯店</text:p>
          </table:table-cell>
          <table:table-cell office:value-type="string" table:style-name="ce7">
            <text:p>Others</text:p>
          </table:table-cell>
          <table:table-cell office:value-type="float" office:value="245" table:style-name="ce2">
            <text:p>245</text:p>
          </table:table-cell>
          <table:table-cell office:value-type="float" office:value="4670" table:number-columns-spanned="2" table:number-rows-spanned="1" table:style-name="ce6">
            <text:p>4,670</text:p>
          </table:table-cell>
          <table:covered-table-cell/>
          <table:table-cell office:value-type="percentage" office:value="0.63537414965986394" table:style-name="ce3">
            <text:p>63.54%</text:p>
          </table:table-cell>
          <table:table-cell office:value-type="float" office:value="2298.4593147751611" table:number-columns-spanned="2" table:number-rows-spanned="1" table:style-name="ce6">
            <text:p>2,298</text:p>
          </table:table-cell>
          <table:covered-table-cell/>
          <table:table-cell office:value-type="float" office:value="10733805" table:style-name="ce2">
            <text:p>10,733,805</text:p>
          </table:table-cell>
          <table:table-cell office:value-type="float" office:value="15346833" table:style-name="ce2">
            <text:p>15,346,833</text:p>
          </table:table-cell>
          <table:table-cell office:value-type="float" office:value="27316230" table:style-name="ce2">
            <text:p>27,316,23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澎湖福朋喜來登酒店</text:p>
          </table:table-cell>
          <table:covered-table-cell table:number-columns-repeated="4"/>
          <table:table-cell office:value-type="string" office:string-value="澎湖福朋喜來登酒店" table:formula="of:=SUBSTITUTE([.A113]; &quot;*&quot;; &quot;&quot;)" table:style-name="ce7">
            <text:p>澎湖福朋喜來登酒店</text:p>
          </table:table-cell>
          <table:table-cell office:value-type="string" table:style-name="ce7">
            <text:p>Others</text:p>
          </table:table-cell>
          <table:table-cell office:value-type="float" office:value="331" table:style-name="ce2">
            <text:p>331</text:p>
          </table:table-cell>
          <table:table-cell office:value-type="float" office:value="2997" table:number-columns-spanned="2" table:number-rows-spanned="1" table:style-name="ce6">
            <text:p>2,997</text:p>
          </table:table-cell>
          <table:covered-table-cell/>
          <table:table-cell office:value-type="percentage" office:value="0.30181268882175227" table:style-name="ce3">
            <text:p>30.18%</text:p>
          </table:table-cell>
          <table:table-cell office:value-type="float" office:value="2125.304304304304" table:number-columns-spanned="2" table:number-rows-spanned="1" table:style-name="ce6">
            <text:p>2,125</text:p>
          </table:table-cell>
          <table:covered-table-cell/>
          <table:table-cell office:value-type="float" office:value="6369537" table:style-name="ce2">
            <text:p>6,369,537</text:p>
          </table:table-cell>
          <table:table-cell office:value-type="float" office:value="10013216" table:style-name="ce2">
            <text:p>10,013,216</text:p>
          </table:table-cell>
          <table:table-cell office:value-type="float" office:value="18318230" table:style-name="ce2">
            <text:p>18,318,23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*瓏山林台北中和飯店</text:p>
          </table:table-cell>
          <table:covered-table-cell table:number-columns-repeated="4"/>
          <table:table-cell office:value-type="string" office:string-value="瓏山林台北中和飯店" table:formula="of:=SUBSTITUTE([.A114]; &quot;*&quot;; &quot;&quot;)" table:style-name="ce7">
            <text:p>瓏山林台北中和飯店</text:p>
          </table:table-cell>
          <table:table-cell office:value-type="string" table:style-name="ce7">
            <text:p>Others</text:p>
          </table:table-cell>
          <table:table-cell office:value-type="float" office:value="126" table:style-name="ce2">
            <text:p>126</text:p>
          </table:table-cell>
          <table:table-cell office:value-type="float" office:value="1791" table:number-columns-spanned="2" table:number-rows-spanned="1" table:style-name="ce6">
            <text:p>1,791</text:p>
          </table:table-cell>
          <table:covered-table-cell/>
          <table:table-cell office:value-type="percentage" office:value="0.47380952380952379" table:style-name="ce3">
            <text:p>47.38%</text:p>
          </table:table-cell>
          <table:table-cell office:value-type="float" office:value="2445.5505304299272" table:number-columns-spanned="2" table:number-rows-spanned="1" table:style-name="ce6">
            <text:p>2,446</text:p>
          </table:table-cell>
          <table:covered-table-cell/>
          <table:table-cell office:value-type="float" office:value="4379981" table:style-name="ce2">
            <text:p>4,379,981</text:p>
          </table:table-cell>
          <table:table-cell office:value-type="float" office:value="3330140" table:style-name="ce2">
            <text:p>3,330,140</text:p>
          </table:table-cell>
          <table:table-cell office:value-type="float" office:value="8876690" table:style-name="ce2">
            <text:p>8,876,69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*碧特弗大飯店</text:p>
          </table:table-cell>
          <table:covered-table-cell table:number-columns-repeated="4"/>
          <table:table-cell office:value-type="string" office:string-value="碧特弗大飯店" table:formula="of:=SUBSTITUTE([.A115]; &quot;*&quot;; &quot;&quot;)" table:style-name="ce7">
            <text:p>碧特弗大飯店</text:p>
          </table:table-cell>
          <table:table-cell office:value-type="string" table:style-name="ce7">
            <text:p>Others</text:p>
          </table:table-cell>
          <table:table-cell office:value-type="float" office:value="54" table:style-name="ce2">
            <text:p>54</text:p>
          </table:table-cell>
          <table:table-cell office:value-type="float" office:value="495" table:number-columns-spanned="2" table:number-rows-spanned="1" table:style-name="ce6">
            <text:p>495</text:p>
          </table:table-cell>
          <table:covered-table-cell/>
          <table:table-cell office:value-type="percentage" office:value="0.30555555555555558" table:style-name="ce3">
            <text:p>30.56%</text:p>
          </table:table-cell>
          <table:table-cell office:value-type="float" office:value="2406.2323232323229" table:number-columns-spanned="2" table:number-rows-spanned="1" table:style-name="ce6">
            <text:p>2,406</text:p>
          </table:table-cell>
          <table:covered-table-cell/>
          <table:table-cell office:value-type="float" office:value="1191085" table:style-name="ce2">
            <text:p>1,191,085</text:p>
          </table:table-cell>
          <table:table-cell office:value-type="float" office:value="197490" table:style-name="ce2">
            <text:p>197,490</text:p>
          </table:table-cell>
          <table:table-cell office:value-type="float" office:value="1388575" table:style-name="ce2">
            <text:p>1,388,57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*美麗春天大飯店</text:p>
          </table:table-cell>
          <table:covered-table-cell table:number-columns-repeated="4"/>
          <table:table-cell office:value-type="string" office:string-value="美麗春天大飯店" table:formula="of:=SUBSTITUTE([.A116]; &quot;*&quot;; &quot;&quot;)" table:style-name="ce7">
            <text:p>美麗春天大飯店</text:p>
          </table:table-cell>
          <table:table-cell office:value-type="string" table:style-name="ce7">
            <text:p>Others</text:p>
          </table:table-cell>
          <table:table-cell office:value-type="float" office:value="34" table:style-name="ce2">
            <text:p>34</text:p>
          </table:table-cell>
          <table:table-cell office:value-type="float" office:value="315" table:number-columns-spanned="2" table:number-rows-spanned="1" table:style-name="ce6">
            <text:p>315</text:p>
          </table:table-cell>
          <table:covered-table-cell/>
          <table:table-cell office:value-type="percentage" office:value="0.30882352941176472" table:style-name="ce3">
            <text:p>30.88%</text:p>
          </table:table-cell>
          <table:table-cell office:value-type="float" office:value="2407.3555555555549" table:number-columns-spanned="2" table:number-rows-spanned="1" table:style-name="ce6">
            <text:p>2,407</text:p>
          </table:table-cell>
          <table:covered-table-cell/>
          <table:table-cell office:value-type="float" office:value="758317" table:style-name="ce2">
            <text:p>758,317</text:p>
          </table:table-cell>
          <table:table-cell office:value-type="float" office:value="261790" table:style-name="ce2">
            <text:p>261,790</text:p>
          </table:table-cell>
          <table:table-cell office:value-type="float" office:value="1020107" table:style-name="ce2">
            <text:p>1,020,10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*遠百企業觀光旅館</text:p>
          </table:table-cell>
          <table:covered-table-cell table:number-columns-repeated="4"/>
          <table:table-cell office:value-type="string" office:string-value="遠百企業觀光旅館" table:formula="of:=SUBSTITUTE([.A117]; &quot;*&quot;; &quot;&quot;)" table:style-name="ce7">
            <text:p>遠百企業觀光旅館</text:p>
          </table:table-cell>
          <table:table-cell office:value-type="string" table:style-name="ce7">
            <text:p>Others</text:p>
          </table:table-cell>
          <table:table-cell office:value-type="float" office:value="40" table:style-name="ce2">
            <text:p>40</text:p>
          </table:table-cell>
          <table:table-cell office:value-type="float" office:value="71" table:number-columns-spanned="2" table:number-rows-spanned="1" table:style-name="ce6">
            <text:p>71</text:p>
          </table:table-cell>
          <table:covered-table-cell/>
          <table:table-cell office:value-type="percentage" office:value="5.9166666666666673E-2" table:style-name="ce3">
            <text:p>5.92%</text:p>
          </table:table-cell>
          <table:table-cell office:value-type="float" office:value="1002.816901408451" table:number-columns-spanned="2" table:number-rows-spanned="1" table:style-name="ce6">
            <text:p>1,003</text:p>
          </table:table-cell>
          <table:covered-table-cell/>
          <table:table-cell office:value-type="float" office:value="71200" table:style-name="ce2">
            <text:p>71,200</text:p>
          </table:table-cell>
          <table:table-cell office:value-type="float" office:value="0" table:style-name="ce2">
            <text:p>0</text:p>
          </table:table-cell>
          <table:table-cell office:value-type="float" office:value="71200" table:style-name="ce2">
            <text:p>71,20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*幼獅大飯店</text:p>
          </table:table-cell>
          <table:covered-table-cell table:number-columns-repeated="4"/>
          <table:table-cell office:value-type="string" office:string-value="幼獅大飯店" table:formula="of:=SUBSTITUTE([.A118]; &quot;*&quot;; &quot;&quot;)" table:style-name="ce7">
            <text:p>幼獅大飯店</text:p>
          </table:table-cell>
          <table:table-cell office:value-type="string" table:style-name="ce7">
            <text:p>Others</text:p>
          </table:table-cell>
          <table:table-cell office:value-type="float" office:value="55" table:style-name="ce2">
            <text:p>55</text:p>
          </table:table-cell>
          <table:table-cell office:value-type="float" office:value="425" table:number-columns-spanned="2" table:number-rows-spanned="1" table:style-name="ce6">
            <text:p>425</text:p>
          </table:table-cell>
          <table:covered-table-cell/>
          <table:table-cell office:value-type="percentage" office:value="0.25757575757575762" table:style-name="ce3">
            <text:p>25.76%</text:p>
          </table:table-cell>
          <table:table-cell office:value-type="float" office:value="1536.9411764705881" table:number-columns-spanned="2" table:number-rows-spanned="1" table:style-name="ce6">
            <text:p>1,537</text:p>
          </table:table-cell>
          <table:covered-table-cell/>
          <table:table-cell office:value-type="float" office:value="653200" table:style-name="ce2">
            <text:p>653,200</text:p>
          </table:table-cell>
          <table:table-cell office:value-type="float" office:value="0" table:style-name="ce2">
            <text:p>0</text:p>
          </table:table-cell>
          <table:table-cell office:value-type="float" office:value="684400" table:style-name="ce2">
            <text:p>684,40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*山泉大飯店</text:p>
          </table:table-cell>
          <table:covered-table-cell table:number-columns-repeated="4"/>
          <table:table-cell office:value-type="string" office:string-value="山泉大飯店" table:formula="of:=SUBSTITUTE([.A119]; &quot;*&quot;; &quot;&quot;)" table:style-name="ce7">
            <text:p>山泉大飯店</text:p>
          </table:table-cell>
          <table:table-cell office:value-type="string" table:style-name="ce7">
            <text:p>Others</text:p>
          </table:table-cell>
          <table:table-cell office:value-type="float" office:value="146" table:style-name="ce2">
            <text:p>146</text:p>
          </table:table-cell>
          <table:table-cell office:value-type="float" office:value="3767" table:number-columns-spanned="2" table:number-rows-spanned="1" table:style-name="ce6">
            <text:p>3,767</text:p>
          </table:table-cell>
          <table:covered-table-cell/>
          <table:table-cell office:value-type="percentage" office:value="0.86004566210045663" table:style-name="ce3">
            <text:p>86.00%</text:p>
          </table:table-cell>
          <table:table-cell office:value-type="float" office:value="1983.1468011680381" table:number-columns-spanned="2" table:number-rows-spanned="1" table:style-name="ce6">
            <text:p>1,983</text:p>
          </table:table-cell>
          <table:covered-table-cell/>
          <table:table-cell office:value-type="float" office:value="7470514" table:style-name="ce2">
            <text:p>7,470,514</text:p>
          </table:table-cell>
          <table:table-cell office:value-type="float" office:value="1215165" table:style-name="ce2">
            <text:p>1,215,165</text:p>
          </table:table-cell>
          <table:table-cell office:value-type="float" office:value="9142820" table:style-name="ce2">
            <text:p>9,142,82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*悅川酒店</text:p>
          </table:table-cell>
          <table:covered-table-cell table:number-columns-repeated="4"/>
          <table:table-cell office:value-type="string" office:string-value="悅川酒店" table:formula="of:=SUBSTITUTE([.A120]; &quot;*&quot;; &quot;&quot;)" table:style-name="ce7">
            <text:p>悅川酒店</text:p>
          </table:table-cell>
          <table:table-cell office:value-type="string" table:style-name="ce7">
            <text:p>Others</text:p>
          </table:table-cell>
          <table:table-cell office:value-type="float" office:value="103" table:style-name="ce2">
            <text:p>103</text:p>
          </table:table-cell>
          <table:table-cell office:value-type="float" office:value="2330" table:number-columns-spanned="2" table:number-rows-spanned="1" table:style-name="ce6">
            <text:p>2,330</text:p>
          </table:table-cell>
          <table:covered-table-cell/>
          <table:table-cell office:value-type="percentage" office:value="0.75404530744336573" table:style-name="ce3">
            <text:p>75.40%</text:p>
          </table:table-cell>
          <table:table-cell office:value-type="float" office:value="3723.5094420600858" table:number-columns-spanned="2" table:number-rows-spanned="1" table:style-name="ce6">
            <text:p>3,724</text:p>
          </table:table-cell>
          <table:covered-table-cell/>
          <table:table-cell office:value-type="float" office:value="8675777" table:style-name="ce2">
            <text:p>8,675,777</text:p>
          </table:table-cell>
          <table:table-cell office:value-type="float" office:value="6309394" table:style-name="ce2">
            <text:p>6,309,394</text:p>
          </table:table-cell>
          <table:table-cell office:value-type="float" office:value="14985171" table:style-name="ce2">
            <text:p>14,985,17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*台東桂田喜來登酒店</text:p>
          </table:table-cell>
          <table:covered-table-cell table:number-columns-repeated="4"/>
          <table:table-cell office:value-type="string" office:string-value="台東桂田喜來登酒店" table:formula="of:=SUBSTITUTE([.A121]; &quot;*&quot;; &quot;&quot;)" table:style-name="ce7">
            <text:p>台東桂田喜來登酒店</text:p>
          </table:table-cell>
          <table:table-cell office:value-type="string" table:style-name="ce7">
            <text:p>Others</text:p>
          </table:table-cell>
          <table:table-cell office:value-type="float" office:value="278" table:style-name="ce2">
            <text:p>278</text:p>
          </table:table-cell>
          <table:table-cell office:value-type="float" office:value="4046" table:number-columns-spanned="2" table:number-rows-spanned="1" table:style-name="ce6">
            <text:p>4,046</text:p>
          </table:table-cell>
          <table:covered-table-cell/>
          <table:table-cell office:value-type="percentage" office:value="0.48513189448441252" table:style-name="ce3">
            <text:p>48.51%</text:p>
          </table:table-cell>
          <table:table-cell office:value-type="float" office:value="2618.078348986654" table:number-columns-spanned="2" table:number-rows-spanned="1" table:style-name="ce6">
            <text:p>2,618</text:p>
          </table:table-cell>
          <table:covered-table-cell/>
          <table:table-cell office:value-type="float" office:value="10592745" table:style-name="ce2">
            <text:p>10,592,745</text:p>
          </table:table-cell>
          <table:table-cell office:value-type="float" office:value="14165667" table:style-name="ce2">
            <text:p>14,165,667</text:p>
          </table:table-cell>
          <table:table-cell office:value-type="float" office:value="25531251" table:style-name="ce2">
            <text:p>25,531,25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*長榮桂冠酒店(基隆)</text:p>
          </table:table-cell>
          <table:covered-table-cell table:number-columns-repeated="4"/>
          <table:table-cell office:value-type="string" office:string-value="長榮桂冠酒店(基隆)" table:formula="of:=SUBSTITUTE([.A122]; &quot;*&quot;; &quot;&quot;)" table:style-name="ce7">
            <text:p>長榮桂冠酒店(基隆)</text:p>
          </table:table-cell>
          <table:table-cell office:value-type="string" table:style-name="ce7">
            <text:p>Others</text:p>
          </table:table-cell>
          <table:table-cell office:value-type="float" office:value="140" table:style-name="ce2">
            <text:p>140</text:p>
          </table:table-cell>
          <table:table-cell office:value-type="float" office:value="3625" table:number-columns-spanned="2" table:number-rows-spanned="1" table:style-name="ce6">
            <text:p>3,625</text:p>
          </table:table-cell>
          <table:covered-table-cell/>
          <table:table-cell office:value-type="percentage" office:value="0.86309523809523814" table:style-name="ce3">
            <text:p>86.31%</text:p>
          </table:table-cell>
          <table:table-cell office:value-type="float" office:value="2517.452413793103" table:number-columns-spanned="2" table:number-rows-spanned="1" table:style-name="ce6">
            <text:p>2,517</text:p>
          </table:table-cell>
          <table:covered-table-cell/>
          <table:table-cell office:value-type="float" office:value="9125765" table:style-name="ce2">
            <text:p>9,125,765</text:p>
          </table:table-cell>
          <table:table-cell office:value-type="float" office:value="5833658" table:style-name="ce2">
            <text:p>5,833,658</text:p>
          </table:table-cell>
          <table:table-cell office:value-type="float" office:value="17825046" table:style-name="ce2">
            <text:p>17,825,04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*鈺通大飯店</text:p>
          </table:table-cell>
          <table:covered-table-cell table:number-columns-repeated="4"/>
          <table:table-cell office:value-type="string" office:string-value="鈺通大飯店" table:formula="of:=SUBSTITUTE([.A123]; &quot;*&quot;; &quot;&quot;)" table:style-name="ce7">
            <text:p>鈺通大飯店</text:p>
          </table:table-cell>
          <table:table-cell office:value-type="string" table:style-name="ce7">
            <text:p>Others</text:p>
          </table:table-cell>
          <table:table-cell office:value-type="float" office:value="120" table:style-name="ce2">
            <text:p>120</text:p>
          </table:table-cell>
          <table:table-cell office:value-type="float" office:value="1225" table:number-columns-spanned="2" table:number-rows-spanned="1" table:style-name="ce6">
            <text:p>1,225</text:p>
          </table:table-cell>
          <table:covered-table-cell/>
          <table:table-cell office:value-type="percentage" office:value="0.34027777777777779" table:style-name="ce3">
            <text:p>34.03%</text:p>
          </table:table-cell>
          <table:table-cell office:value-type="float" office:value="1701.491428571429" table:number-columns-spanned="2" table:number-rows-spanned="1" table:style-name="ce6">
            <text:p>1,701</text:p>
          </table:table-cell>
          <table:covered-table-cell/>
          <table:table-cell office:value-type="float" office:value="2084327" table:style-name="ce2">
            <text:p>2,084,327</text:p>
          </table:table-cell>
          <table:table-cell office:value-type="float" office:value="4819418" table:style-name="ce2">
            <text:p>4,819,418</text:p>
          </table:table-cell>
          <table:table-cell office:value-type="float" office:value="6934103" table:style-name="ce2">
            <text:p>6,934,10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*寶華大飯店</text:p>
          </table:table-cell>
          <table:covered-table-cell table:number-columns-repeated="4"/>
          <table:table-cell office:value-type="string" office:string-value="寶華大飯店" table:formula="of:=SUBSTITUTE([.A124]; &quot;*&quot;; &quot;&quot;)" table:style-name="ce7">
            <text:p>寶華大飯店</text:p>
          </table:table-cell>
          <table:table-cell office:value-type="string" table:style-name="ce7">
            <text:p>Others</text:p>
          </table:table-cell>
          <table:table-cell office:value-type="float" office:value="78" table:style-name="ce2">
            <text:p>78</text:p>
          </table:table-cell>
          <table:table-cell office:value-type="float" office:value="180" table:number-columns-spanned="2" table:number-rows-spanned="1" table:style-name="ce6">
            <text:p>180</text:p>
          </table:table-cell>
          <table:covered-table-cell/>
          <table:table-cell office:value-type="percentage" office:value="7.6923076923076927E-2" table:style-name="ce3">
            <text:p>7.69%</text:p>
          </table:table-cell>
          <table:table-cell office:value-type="float" office:value="1642.405555555556" table:number-columns-spanned="2" table:number-rows-spanned="1" table:style-name="ce6">
            <text:p>1,642</text:p>
          </table:table-cell>
          <table:covered-table-cell/>
          <table:table-cell office:value-type="float" office:value="295633" table:style-name="ce2">
            <text:p>295,633</text:p>
          </table:table-cell>
          <table:table-cell office:value-type="float" office:value="0" table:style-name="ce2">
            <text:p>0</text:p>
          </table:table-cell>
          <table:table-cell office:value-type="float" office:value="297633" table:style-name="ce2">
            <text:p>297,63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5">
            <text:p>*陸島酒店</text:p>
          </table:table-cell>
          <table:covered-table-cell table:number-columns-repeated="4"/>
          <table:table-cell office:value-type="string" office:string-value="陸島酒店" table:formula="of:=SUBSTITUTE([.A125]; &quot;*&quot;; &quot;&quot;)" table:style-name="ce7">
            <text:p>陸島酒店</text:p>
          </table:table-cell>
          <table:table-cell office:value-type="string" table:style-name="ce7">
            <text:p>Others</text:p>
          </table:table-cell>
          <table:table-cell office:value-type="float" office:value="47" table:style-name="ce2">
            <text:p>47</text:p>
          </table:table-cell>
          <table:table-cell office:value-type="float" office:value="801" table:number-columns-spanned="2" table:number-rows-spanned="1" table:style-name="ce6">
            <text:p>801</text:p>
          </table:table-cell>
          <table:covered-table-cell/>
          <table:table-cell office:value-type="percentage" office:value="0.56808510638297871" table:style-name="ce3">
            <text:p>56.81%</text:p>
          </table:table-cell>
          <table:table-cell office:value-type="float" office:value="1441.4219725343321" table:number-columns-spanned="2" table:number-rows-spanned="1" table:style-name="ce6">
            <text:p>1,441</text:p>
          </table:table-cell>
          <table:covered-table-cell/>
          <table:table-cell office:value-type="float" office:value="1154579" table:style-name="ce2">
            <text:p>1,154,579</text:p>
          </table:table-cell>
          <table:table-cell office:value-type="float" office:value="128560" table:style-name="ce2">
            <text:p>128,560</text:p>
          </table:table-cell>
          <table:table-cell office:value-type="float" office:value="1283924" table:style-name="ce2">
            <text:p>1,283,924</text:p>
          </table:table-cell>
          <table:table-cell table:number-columns-repeated="16368"/>
        </table:table-row>
        <table:table-row table:number-rows-repeated="10484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44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title>Untitled Spreadsheet</dc:title>
    <dc:description/>
    <dc:subject/>
    <meta:initial-creator>Unknown Creator</meta:initial-creator>
    <dc:creator>emmayianpan</dc:creator>
    <meta:creation-date>2021-01-12T07:15:45Z</meta:creation-date>
    <dc:date>2021-03-23T18:25:15Z</dc:date>
  </office:meta>
</office:document-meta>
</file>